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61pt"/>
    </style:style>
    <style:style style:name="co2" style:family="table-column">
      <style:table-column-properties fo:break-before="auto" style:column-width="103.61pt"/>
    </style:style>
    <style:style style:name="co3" style:family="table-column">
      <style:table-column-properties fo:break-before="auto" style:column-width="66.76pt"/>
    </style:style>
    <style:style style:name="co4" style:family="table-column">
      <style:table-column-properties fo:break-before="auto" style:column-width="60.49pt"/>
    </style:style>
    <style:style style:name="co5" style:family="table-column">
      <style:table-column-properties fo:break-before="auto" style:column-width="11.9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alibrateCSV_20191107_154253_room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14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TC1</text:p>
          </table:table-cell>
          <table:table-cell office:value-type="string" calcext:value-type="string">
            <text:p><text:s/>TC2</text:p>
          </table:table-cell>
          <table:table-cell office:value-type="string" calcext:value-type="string">
            <text:p><text:s/>TC3</text:p>
          </table:table-cell>
          <table:table-cell office:value-type="string" calcext:value-type="string">
            <text:p><text:s/>Avg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mv1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mv3</text:p>
          </table:table-cell>
          <table:table-cell office:value-type="string" calcext:value-type="string">
            <text:p>mvAvg</text:p>
          </table:table-cell>
          <table:table-cell office:value-type="string" calcext:value-type="string">
            <text:p>mvMean</text:p>
          </table:table-cell>
          <table:table-cell office:value-type="string" calcext:value-type="string">
            <text:p>mvMedian</text:p>
          </table:table-cell>
          <table:table-cell office:value-type="string" calcext:value-type="string">
            <text:p><text:s/>mvStdDev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Mean</text:p>
          </table:table-cell>
          <table:table-cell office:value-type="string" calcext:value-type="string">
            <text:p>TMedian</text:p>
          </table:table-cell>
          <table:table-cell office:value-type="string" calcext:value-type="string">
            <text:p><text:s/>TStdDev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2019-11-07 15:42:53</text:p>
          </table:table-cell>
          <table:table-cell office:value-type="float" office:value="27.4094" calcext:value-type="float">
            <text:p>27.4094</text:p>
          </table:table-cell>
          <table:table-cell office:value-type="float" office:value="0.250235826" calcext:value-type="float">
            <text:p>0.250235826</text:p>
          </table:table-cell>
          <table:table-cell office:value-type="float" office:value="0.243898659" calcext:value-type="float">
            <text:p>0.243898659</text:p>
          </table:table-cell>
          <table:table-cell office:value-type="float" office:value="0.255433351" calcext:value-type="float">
            <text:p>0.255433351</text:p>
          </table:table-cell>
          <table:table-cell office:value-type="float" office:value="0.249855945" calcext:value-type="float">
            <text:p>0.249855945</text:p>
          </table:table-cell>
          <table:table-cell office:value-type="float" office:value="0.250235826" calcext:value-type="float">
            <text:p>0.250235826</text:p>
          </table:table-cell>
          <table:table-cell office:value-type="float" office:value="0.249855945" calcext:value-type="float">
            <text:p>0.249855945</text:p>
          </table:table-cell>
          <table:table-cell office:value-type="float" office:value="0.004716673" calcext:value-type="float">
            <text:p>0.004716673</text:p>
          </table:table-cell>
          <table:table-cell office:value-type="float" office:value="0.000948594" calcext:value-type="float">
            <text:p>0.000948594</text:p>
          </table:table-cell>
          <table:table-cell office:value-type="float" office:value="0.00089682" calcext:value-type="float">
            <text:p>0.00089682</text:p>
          </table:table-cell>
          <table:table-cell office:value-type="float" office:value="0.000991057" calcext:value-type="float">
            <text:p>0.000991057</text:p>
          </table:table-cell>
          <table:table-cell office:value-type="float" office:value="0.00094549" calcext:value-type="float">
            <text:p>0.00094549</text:p>
          </table:table-cell>
          <table:table-cell office:value-type="float" office:value="0.000948594" calcext:value-type="float">
            <text:p>0.000948594</text:p>
          </table:table-cell>
          <table:table-cell office:value-type="float" office:value="0.00094549" calcext:value-type="float">
            <text:p>0.00094549</text:p>
          </table:table-cell>
          <table:table-cell office:value-type="float" office:value="0.000038535" calcext:value-type="float">
            <text:p>3.8535E-05</text:p>
          </table:table-cell>
          <table:table-cell office:value-type="float" office:value="0.024044983" calcext:value-type="float">
            <text:p>0.024044983</text:p>
          </table:table-cell>
          <table:table-cell office:value-type="float" office:value="0.022732624" calcext:value-type="float">
            <text:p>0.022732624</text:p>
          </table:table-cell>
          <table:table-cell office:value-type="float" office:value="0.025121333" calcext:value-type="float">
            <text:p>0.025121333</text:p>
          </table:table-cell>
          <table:table-cell office:value-type="float" office:value="0.023966313" calcext:value-type="float">
            <text:p>0.023966313</text:p>
          </table:table-cell>
          <table:table-cell office:value-type="float" office:value="0.024044983" calcext:value-type="float">
            <text:p>0.024044983</text:p>
          </table:table-cell>
          <table:table-cell office:value-type="float" office:value="0.023966313" calcext:value-type="float">
            <text:p>0.023966313</text:p>
          </table:table-cell>
          <table:table-cell office:value-type="float" office:value="0.000976772" calcext:value-type="float">
            <text:p>0.00097677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2019-11-07 15:42:55</text:p>
          </table:table-cell>
          <table:table-cell office:value-type="float" office:value="27.41446" calcext:value-type="float">
            <text:p>27.41446</text:p>
          </table:table-cell>
          <table:table-cell office:value-type="float" office:value="0.248650938" calcext:value-type="float">
            <text:p>0.248650938</text:p>
          </table:table-cell>
          <table:table-cell office:value-type="float" office:value="0.244213372" calcext:value-type="float">
            <text:p>0.244213372</text:p>
          </table:table-cell>
          <table:table-cell office:value-type="float" office:value="0.258727701" calcext:value-type="float">
            <text:p>0.258727701</text:p>
          </table:table-cell>
          <table:table-cell office:value-type="float" office:value="0.25053067" calcext:value-type="float">
            <text:p>0.25053067</text:p>
          </table:table-cell>
          <table:table-cell office:value-type="float" office:value="0.248650938" calcext:value-type="float">
            <text:p>0.248650938</text:p>
          </table:table-cell>
          <table:table-cell office:value-type="float" office:value="0.25053067" calcext:value-type="float">
            <text:p>0.25053067</text:p>
          </table:table-cell>
          <table:table-cell office:value-type="float" office:value="0.006072697" calcext:value-type="float">
            <text:p>0.006072697</text:p>
          </table:table-cell>
          <table:table-cell office:value-type="float" office:value="0.000935645" calcext:value-type="float">
            <text:p>0.000935645</text:p>
          </table:table-cell>
          <table:table-cell office:value-type="float" office:value="0.000899391" calcext:value-type="float">
            <text:p>0.000899391</text:p>
          </table:table-cell>
          <table:table-cell office:value-type="float" office:value="0.001017972" calcext:value-type="float">
            <text:p>0.001017972</text:p>
          </table:table-cell>
          <table:table-cell office:value-type="float" office:value="0.000951003" calcext:value-type="float">
            <text:p>0.000951003</text:p>
          </table:table-cell>
          <table:table-cell office:value-type="float" office:value="0.000935645" calcext:value-type="float">
            <text:p>0.000935645</text:p>
          </table:table-cell>
          <table:table-cell office:value-type="float" office:value="0.000951003" calcext:value-type="float">
            <text:p>0.000951003</text:p>
          </table:table-cell>
          <table:table-cell office:value-type="float" office:value="0.000049614" calcext:value-type="float">
            <text:p>4.9614E-05</text:p>
          </table:table-cell>
          <table:table-cell office:value-type="float" office:value="0.02371677" calcext:value-type="float">
            <text:p>0.02371677</text:p>
          </table:table-cell>
          <table:table-cell office:value-type="float" office:value="0.022797798" calcext:value-type="float">
            <text:p>0.022797798</text:p>
          </table:table-cell>
          <table:table-cell office:value-type="float" office:value="0.025803556" calcext:value-type="float">
            <text:p>0.025803556</text:p>
          </table:table-cell>
          <table:table-cell office:value-type="float" office:value="0.024106041" calcext:value-type="float">
            <text:p>0.024106041</text:p>
          </table:table-cell>
          <table:table-cell office:value-type="float" office:value="0.02371677" calcext:value-type="float">
            <text:p>0.02371677</text:p>
          </table:table-cell>
          <table:table-cell office:value-type="float" office:value="0.024106041" calcext:value-type="float">
            <text:p>0.024106041</text:p>
          </table:table-cell>
          <table:table-cell office:value-type="float" office:value="0.001257589" calcext:value-type="float">
            <text:p>0.00125758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2019-11-07 15:42:56</text:p>
          </table:table-cell>
          <table:table-cell office:value-type="float" office:value="27.4094" calcext:value-type="float">
            <text:p>27.4094</text:p>
          </table:table-cell>
          <table:table-cell office:value-type="float" office:value="0.249528319" calcext:value-type="float">
            <text:p>0.249528319</text:p>
          </table:table-cell>
          <table:table-cell office:value-type="float" office:value="0.243591099" calcext:value-type="float">
            <text:p>0.243591099</text:p>
          </table:table-cell>
          <table:table-cell office:value-type="float" office:value="0.257199437" calcext:value-type="float">
            <text:p>0.257199437</text:p>
          </table:table-cell>
          <table:table-cell office:value-type="float" office:value="0.250106285" calcext:value-type="float">
            <text:p>0.250106285</text:p>
          </table:table-cell>
          <table:table-cell office:value-type="float" office:value="0.249528319" calcext:value-type="float">
            <text:p>0.249528319</text:p>
          </table:table-cell>
          <table:table-cell office:value-type="float" office:value="0.250106285" calcext:value-type="float">
            <text:p>0.250106285</text:p>
          </table:table-cell>
          <table:table-cell office:value-type="float" office:value="0.005570592" calcext:value-type="float">
            <text:p>0.005570592</text:p>
          </table:table-cell>
          <table:table-cell office:value-type="float" office:value="0.000942813" calcext:value-type="float">
            <text:p>0.000942813</text:p>
          </table:table-cell>
          <table:table-cell office:value-type="float" office:value="0.000894307" calcext:value-type="float">
            <text:p>0.000894307</text:p>
          </table:table-cell>
          <table:table-cell office:value-type="float" office:value="0.001005486" calcext:value-type="float">
            <text:p>0.001005486</text:p>
          </table:table-cell>
          <table:table-cell office:value-type="float" office:value="0.000947535" calcext:value-type="float">
            <text:p>0.000947535</text:p>
          </table:table-cell>
          <table:table-cell office:value-type="float" office:value="0.000942813" calcext:value-type="float">
            <text:p>0.000942813</text:p>
          </table:table-cell>
          <table:table-cell office:value-type="float" office:value="0.000947535" calcext:value-type="float">
            <text:p>0.000947535</text:p>
          </table:table-cell>
          <table:table-cell office:value-type="float" office:value="0.000045511" calcext:value-type="float">
            <text:p>4.5511E-05</text:p>
          </table:table-cell>
          <table:table-cell office:value-type="float" office:value="0.023898466" calcext:value-type="float">
            <text:p>0.023898466</text:p>
          </table:table-cell>
          <table:table-cell office:value-type="float" office:value="0.022668931" calcext:value-type="float">
            <text:p>0.022668931</text:p>
          </table:table-cell>
          <table:table-cell office:value-type="float" office:value="0.02548707" calcext:value-type="float">
            <text:p>0.02548707</text:p>
          </table:table-cell>
          <table:table-cell office:value-type="float" office:value="0.024018156" calcext:value-type="float">
            <text:p>0.024018156</text:p>
          </table:table-cell>
          <table:table-cell office:value-type="float" office:value="0.023898466" calcext:value-type="float">
            <text:p>0.023898466</text:p>
          </table:table-cell>
          <table:table-cell office:value-type="float" office:value="0.024018156" calcext:value-type="float">
            <text:p>0.024018156</text:p>
          </table:table-cell>
          <table:table-cell office:value-type="float" office:value="0.001153609" calcext:value-type="float">
            <text:p>0.00115360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2019-11-07 15:42:58</text:p>
          </table:table-cell>
          <table:table-cell office:value-type="float" office:value="27.41951" calcext:value-type="float">
            <text:p>27.41951</text:p>
          </table:table-cell>
          <table:table-cell office:value-type="float" office:value="0.249713093" calcext:value-type="float">
            <text:p>0.249713093</text:p>
          </table:table-cell>
          <table:table-cell office:value-type="float" office:value="0.244333773" calcext:value-type="float">
            <text:p>0.244333773</text:p>
          </table:table-cell>
          <table:table-cell office:value-type="float" office:value="0.255485207" calcext:value-type="float">
            <text:p>0.255485207</text:p>
          </table:table-cell>
          <table:table-cell office:value-type="float" office:value="0.249844025" calcext:value-type="float">
            <text:p>0.249844025</text:p>
          </table:table-cell>
          <table:table-cell office:value-type="float" office:value="0.249713093" calcext:value-type="float">
            <text:p>0.249713093</text:p>
          </table:table-cell>
          <table:table-cell office:value-type="float" office:value="0.249844025" calcext:value-type="float">
            <text:p>0.249844025</text:p>
          </table:table-cell>
          <table:table-cell office:value-type="float" office:value="0.004553495" calcext:value-type="float">
            <text:p>0.004553495</text:p>
          </table:table-cell>
          <table:table-cell office:value-type="float" office:value="0.000944323" calcext:value-type="float">
            <text:p>0.000944323</text:p>
          </table:table-cell>
          <table:table-cell office:value-type="float" office:value="0.000900374" calcext:value-type="float">
            <text:p>0.000900374</text:p>
          </table:table-cell>
          <table:table-cell office:value-type="float" office:value="0.000991481" calcext:value-type="float">
            <text:p>0.000991481</text:p>
          </table:table-cell>
          <table:table-cell office:value-type="float" office:value="0.000945393" calcext:value-type="float">
            <text:p>0.000945393</text:p>
          </table:table-cell>
          <table:table-cell office:value-type="float" office:value="0.000944323" calcext:value-type="float">
            <text:p>0.000944323</text:p>
          </table:table-cell>
          <table:table-cell office:value-type="float" office:value="0.000945393" calcext:value-type="float">
            <text:p>0.000945393</text:p>
          </table:table-cell>
          <table:table-cell office:value-type="float" office:value="0.000037202" calcext:value-type="float">
            <text:p>3.7202E-05</text:p>
          </table:table-cell>
          <table:table-cell office:value-type="float" office:value="0.023936731" calcext:value-type="float">
            <text:p>0.023936731</text:p>
          </table:table-cell>
          <table:table-cell office:value-type="float" office:value="0.022822731" calcext:value-type="float">
            <text:p>0.022822731</text:p>
          </table:table-cell>
          <table:table-cell office:value-type="float" office:value="0.025132072" calcext:value-type="float">
            <text:p>0.025132072</text:p>
          </table:table-cell>
          <table:table-cell office:value-type="float" office:value="0.023963845" calcext:value-type="float">
            <text:p>0.023963845</text:p>
          </table:table-cell>
          <table:table-cell office:value-type="float" office:value="0.023936731" calcext:value-type="float">
            <text:p>0.023936731</text:p>
          </table:table-cell>
          <table:table-cell office:value-type="float" office:value="0.023963845" calcext:value-type="float">
            <text:p>0.023963845</text:p>
          </table:table-cell>
          <table:table-cell office:value-type="float" office:value="0.000942979" calcext:value-type="float">
            <text:p>0.00094297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2019-11-07 15:42:59</text:p>
          </table:table-cell>
          <table:table-cell office:value-type="float" office:value="27.41951" calcext:value-type="float">
            <text:p>27.41951</text:p>
          </table:table-cell>
          <table:table-cell office:value-type="float" office:value="0.248863131" calcext:value-type="float">
            <text:p>0.248863131</text:p>
          </table:table-cell>
          <table:table-cell office:value-type="float" office:value="0.24457994" calcext:value-type="float">
            <text:p>0.24457994</text:p>
          </table:table-cell>
          <table:table-cell office:value-type="float" office:value="0.256770284" calcext:value-type="float">
            <text:p>0.256770284</text:p>
          </table:table-cell>
          <table:table-cell office:value-type="float" office:value="0.250071118" calcext:value-type="float">
            <text:p>0.250071118</text:p>
          </table:table-cell>
          <table:table-cell office:value-type="float" office:value="0.248863131" calcext:value-type="float">
            <text:p>0.248863131</text:p>
          </table:table-cell>
          <table:table-cell office:value-type="float" office:value="0.250071118" calcext:value-type="float">
            <text:p>0.250071118</text:p>
          </table:table-cell>
          <table:table-cell office:value-type="float" office:value="0.005049458" calcext:value-type="float">
            <text:p>0.005049458</text:p>
          </table:table-cell>
          <table:table-cell office:value-type="float" office:value="0.000937379" calcext:value-type="float">
            <text:p>0.000937379</text:p>
          </table:table-cell>
          <table:table-cell office:value-type="float" office:value="0.000902386" calcext:value-type="float">
            <text:p>0.000902386</text:p>
          </table:table-cell>
          <table:table-cell office:value-type="float" office:value="0.00100198" calcext:value-type="float">
            <text:p>0.00100198</text:p>
          </table:table-cell>
          <table:table-cell office:value-type="float" office:value="0.000947248" calcext:value-type="float">
            <text:p>0.000947248</text:p>
          </table:table-cell>
          <table:table-cell office:value-type="float" office:value="0.000937379" calcext:value-type="float">
            <text:p>0.000937379</text:p>
          </table:table-cell>
          <table:table-cell office:value-type="float" office:value="0.000947248" calcext:value-type="float">
            <text:p>0.000947248</text:p>
          </table:table-cell>
          <table:table-cell office:value-type="float" office:value="0.000041254" calcext:value-type="float">
            <text:p>4.1254E-05</text:p>
          </table:table-cell>
          <table:table-cell office:value-type="float" office:value="0.023760713" calcext:value-type="float">
            <text:p>0.023760713</text:p>
          </table:table-cell>
          <table:table-cell office:value-type="float" office:value="0.02287371" calcext:value-type="float">
            <text:p>0.02287371</text:p>
          </table:table-cell>
          <table:table-cell office:value-type="float" office:value="0.025398197" calcext:value-type="float">
            <text:p>0.025398197</text:p>
          </table:table-cell>
          <table:table-cell office:value-type="float" office:value="0.024010873" calcext:value-type="float">
            <text:p>0.024010873</text:p>
          </table:table-cell>
          <table:table-cell office:value-type="float" office:value="0.023760713" calcext:value-type="float">
            <text:p>0.023760713</text:p>
          </table:table-cell>
          <table:table-cell office:value-type="float" office:value="0.024010873" calcext:value-type="float">
            <text:p>0.024010873</text:p>
          </table:table-cell>
          <table:table-cell office:value-type="float" office:value="0.001045688" calcext:value-type="float">
            <text:p>0.00104568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2019-11-07 15:43:00</text:p>
          </table:table-cell>
          <table:table-cell office:value-type="float" office:value="27.41951" calcext:value-type="float">
            <text:p>27.41951</text:p>
          </table:table-cell>
          <table:table-cell office:value-type="float" office:value="0.250284106" calcext:value-type="float">
            <text:p>0.250284106</text:p>
          </table:table-cell>
          <table:table-cell office:value-type="float" office:value="0.244531661" calcext:value-type="float">
            <text:p>0.244531661</text:p>
          </table:table-cell>
          <table:table-cell office:value-type="float" office:value="0.255469114" calcext:value-type="float">
            <text:p>0.255469114</text:p>
          </table:table-cell>
          <table:table-cell office:value-type="float" office:value="0.25009496" calcext:value-type="float">
            <text:p>0.25009496</text:p>
          </table:table-cell>
          <table:table-cell office:value-type="float" office:value="0.250284106" calcext:value-type="float">
            <text:p>0.250284106</text:p>
          </table:table-cell>
          <table:table-cell office:value-type="float" office:value="0.25009496" calcext:value-type="float">
            <text:p>0.25009496</text:p>
          </table:table-cell>
          <table:table-cell office:value-type="float" office:value="0.004467199" calcext:value-type="float">
            <text:p>0.004467199</text:p>
          </table:table-cell>
          <table:table-cell office:value-type="float" office:value="0.000948988" calcext:value-type="float">
            <text:p>0.000948988</text:p>
          </table:table-cell>
          <table:table-cell office:value-type="float" office:value="0.000901991" calcext:value-type="float">
            <text:p>0.000901991</text:p>
          </table:table-cell>
          <table:table-cell office:value-type="float" office:value="0.000991349" calcext:value-type="float">
            <text:p>0.000991349</text:p>
          </table:table-cell>
          <table:table-cell office:value-type="float" office:value="0.000947443" calcext:value-type="float">
            <text:p>0.000947443</text:p>
          </table:table-cell>
          <table:table-cell office:value-type="float" office:value="0.000948988" calcext:value-type="float">
            <text:p>0.000948988</text:p>
          </table:table-cell>
          <table:table-cell office:value-type="float" office:value="0.000947443" calcext:value-type="float">
            <text:p>0.000947443</text:p>
          </table:table-cell>
          <table:table-cell office:value-type="float" office:value="0.000036497" calcext:value-type="float">
            <text:p>3.6497E-05</text:p>
          </table:table-cell>
          <table:table-cell office:value-type="float" office:value="0.024054981" calcext:value-type="float">
            <text:p>0.024054981</text:p>
          </table:table-cell>
          <table:table-cell office:value-type="float" office:value="0.022863712" calcext:value-type="float">
            <text:p>0.022863712</text:p>
          </table:table-cell>
          <table:table-cell office:value-type="float" office:value="0.025128739" calcext:value-type="float">
            <text:p>0.025128739</text:p>
          </table:table-cell>
          <table:table-cell office:value-type="float" office:value="0.024015811" calcext:value-type="float">
            <text:p>0.024015811</text:p>
          </table:table-cell>
          <table:table-cell office:value-type="float" office:value="0.024054981" calcext:value-type="float">
            <text:p>0.024054981</text:p>
          </table:table-cell>
          <table:table-cell office:value-type="float" office:value="0.024015811" calcext:value-type="float">
            <text:p>0.024015811</text:p>
          </table:table-cell>
          <table:table-cell office:value-type="float" office:value="0.000925108" calcext:value-type="float">
            <text:p>0.00092510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2019-11-07 15:43:01</text:p>
          </table:table-cell>
          <table:table-cell office:value-type="float" office:value="27.42456" calcext:value-type="float">
            <text:p>27.42456</text:p>
          </table:table-cell>
          <table:table-cell office:value-type="float" office:value="0.249819189" calcext:value-type="float">
            <text:p>0.249819189</text:p>
          </table:table-cell>
          <table:table-cell office:value-type="float" office:value="0.245005518" calcext:value-type="float">
            <text:p>0.245005518</text:p>
          </table:table-cell>
          <table:table-cell office:value-type="float" office:value="0.255907208" calcext:value-type="float">
            <text:p>0.255907208</text:p>
          </table:table-cell>
          <table:table-cell office:value-type="float" office:value="0.250243972" calcext:value-type="float">
            <text:p>0.250243972</text:p>
          </table:table-cell>
          <table:table-cell office:value-type="float" office:value="0.249819189" calcext:value-type="float">
            <text:p>0.249819189</text:p>
          </table:table-cell>
          <table:table-cell office:value-type="float" office:value="0.250243972" calcext:value-type="float">
            <text:p>0.250243972</text:p>
          </table:table-cell>
          <table:table-cell office:value-type="float" office:value="0.004460721" calcext:value-type="float">
            <text:p>0.004460721</text:p>
          </table:table-cell>
          <table:table-cell office:value-type="float" office:value="0.00094519" calcext:value-type="float">
            <text:p>0.00094519</text:p>
          </table:table-cell>
          <table:table-cell office:value-type="float" office:value="0.000905862" calcext:value-type="float">
            <text:p>0.000905862</text:p>
          </table:table-cell>
          <table:table-cell office:value-type="float" office:value="0.000994929" calcext:value-type="float">
            <text:p>0.000994929</text:p>
          </table:table-cell>
          <table:table-cell office:value-type="float" office:value="0.00094866" calcext:value-type="float">
            <text:p>0.00094866</text:p>
          </table:table-cell>
          <table:table-cell office:value-type="float" office:value="0.00094519" calcext:value-type="float">
            <text:p>0.00094519</text:p>
          </table:table-cell>
          <table:table-cell office:value-type="float" office:value="0.00094866" calcext:value-type="float">
            <text:p>0.00094866</text:p>
          </table:table-cell>
          <table:table-cell office:value-type="float" office:value="0.000036444" calcext:value-type="float">
            <text:p>3.6444E-05</text:p>
          </table:table-cell>
          <table:table-cell office:value-type="float" office:value="0.023958702" calcext:value-type="float">
            <text:p>0.023958702</text:p>
          </table:table-cell>
          <table:table-cell office:value-type="float" office:value="0.022961843" calcext:value-type="float">
            <text:p>0.022961843</text:p>
          </table:table-cell>
          <table:table-cell office:value-type="float" office:value="0.025219464" calcext:value-type="float">
            <text:p>0.025219464</text:p>
          </table:table-cell>
          <table:table-cell office:value-type="float" office:value="0.024046669" calcext:value-type="float">
            <text:p>0.024046669</text:p>
          </table:table-cell>
          <table:table-cell office:value-type="float" office:value="0.023958702" calcext:value-type="float">
            <text:p>0.023958702</text:p>
          </table:table-cell>
          <table:table-cell office:value-type="float" office:value="0.024046669" calcext:value-type="float">
            <text:p>0.024046669</text:p>
          </table:table-cell>
          <table:table-cell office:value-type="float" office:value="0.000923767" calcext:value-type="float">
            <text:p>0.00092376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2019-11-07 15:43:02</text:p>
          </table:table-cell>
          <table:table-cell office:value-type="float" office:value="27.41951" calcext:value-type="float">
            <text:p>27.41951</text:p>
          </table:table-cell>
          <table:table-cell office:value-type="float" office:value="0.249791175" calcext:value-type="float">
            <text:p>0.249791175</text:p>
          </table:table-cell>
          <table:table-cell office:value-type="float" office:value="0.244491726" calcext:value-type="float">
            <text:p>0.244491726</text:p>
          </table:table-cell>
          <table:table-cell office:value-type="float" office:value="0.25723222" calcext:value-type="float">
            <text:p>0.25723222</text:p>
          </table:table-cell>
          <table:table-cell office:value-type="float" office:value="0.25050504" calcext:value-type="float">
            <text:p>0.25050504</text:p>
          </table:table-cell>
          <table:table-cell office:value-type="float" office:value="0.249791175" calcext:value-type="float">
            <text:p>0.249791175</text:p>
          </table:table-cell>
          <table:table-cell office:value-type="float" office:value="0.25050504" calcext:value-type="float">
            <text:p>0.25050504</text:p>
          </table:table-cell>
          <table:table-cell office:value-type="float" office:value="0.005225722" calcext:value-type="float">
            <text:p>0.005225722</text:p>
          </table:table-cell>
          <table:table-cell office:value-type="float" office:value="0.000944961" calcext:value-type="float">
            <text:p>0.000944961</text:p>
          </table:table-cell>
          <table:table-cell office:value-type="float" office:value="0.000901665" calcext:value-type="float">
            <text:p>0.000901665</text:p>
          </table:table-cell>
          <table:table-cell office:value-type="float" office:value="0.001005754" calcext:value-type="float">
            <text:p>0.001005754</text:p>
          </table:table-cell>
          <table:table-cell office:value-type="float" office:value="0.000950793" calcext:value-type="float">
            <text:p>0.000950793</text:p>
          </table:table-cell>
          <table:table-cell office:value-type="float" office:value="0.000944961" calcext:value-type="float">
            <text:p>0.000944961</text:p>
          </table:table-cell>
          <table:table-cell office:value-type="float" office:value="0.000950793" calcext:value-type="float">
            <text:p>0.000950793</text:p>
          </table:table-cell>
          <table:table-cell office:value-type="float" office:value="0.000042694" calcext:value-type="float">
            <text:p>4.2694E-05</text:p>
          </table:table-cell>
          <table:table-cell office:value-type="float" office:value="0.023952901" calcext:value-type="float">
            <text:p>0.023952901</text:p>
          </table:table-cell>
          <table:table-cell office:value-type="float" office:value="0.022855442" calcext:value-type="float">
            <text:p>0.022855442</text:p>
          </table:table-cell>
          <table:table-cell office:value-type="float" office:value="0.025493859" calcext:value-type="float">
            <text:p>0.025493859</text:p>
          </table:table-cell>
          <table:table-cell office:value-type="float" office:value="0.024100734" calcext:value-type="float">
            <text:p>0.024100734</text:p>
          </table:table-cell>
          <table:table-cell office:value-type="float" office:value="0.023952901" calcext:value-type="float">
            <text:p>0.023952901</text:p>
          </table:table-cell>
          <table:table-cell office:value-type="float" office:value="0.024100734" calcext:value-type="float">
            <text:p>0.024100734</text:p>
          </table:table-cell>
          <table:table-cell office:value-type="float" office:value="0.00108219" calcext:value-type="float">
            <text:p>0.0010821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2019-11-07 15:43:04</text:p>
          </table:table-cell>
          <table:table-cell office:value-type="float" office:value="27.41951" calcext:value-type="float">
            <text:p>27.41951</text:p>
          </table:table-cell>
          <table:table-cell office:value-type="float" office:value="0.2503151" calcext:value-type="float">
            <text:p>0.2503151</text:p>
          </table:table-cell>
          <table:table-cell office:value-type="float" office:value="0.244703918" calcext:value-type="float">
            <text:p>0.244703918</text:p>
          </table:table-cell>
          <table:table-cell office:value-type="float" office:value="0.256820948" calcext:value-type="float">
            <text:p>0.256820948</text:p>
          </table:table-cell>
          <table:table-cell office:value-type="float" office:value="0.250613322" calcext:value-type="float">
            <text:p>0.250613322</text:p>
          </table:table-cell>
          <table:table-cell office:value-type="float" office:value="0.2503151" calcext:value-type="float">
            <text:p>0.2503151</text:p>
          </table:table-cell>
          <table:table-cell office:value-type="float" office:value="0.250613322" calcext:value-type="float">
            <text:p>0.250613322</text:p>
          </table:table-cell>
          <table:table-cell office:value-type="float" office:value="0.004951249" calcext:value-type="float">
            <text:p>0.004951249</text:p>
          </table:table-cell>
          <table:table-cell office:value-type="float" office:value="0.000949241" calcext:value-type="float">
            <text:p>0.000949241</text:p>
          </table:table-cell>
          <table:table-cell office:value-type="float" office:value="0.000903398" calcext:value-type="float">
            <text:p>0.000903398</text:p>
          </table:table-cell>
          <table:table-cell office:value-type="float" office:value="0.001002394" calcext:value-type="float">
            <text:p>0.001002394</text:p>
          </table:table-cell>
          <table:table-cell office:value-type="float" office:value="0.000951678" calcext:value-type="float">
            <text:p>0.000951678</text:p>
          </table:table-cell>
          <table:table-cell office:value-type="float" office:value="0.000949241" calcext:value-type="float">
            <text:p>0.000949241</text:p>
          </table:table-cell>
          <table:table-cell office:value-type="float" office:value="0.000951678" calcext:value-type="float">
            <text:p>0.000951678</text:p>
          </table:table-cell>
          <table:table-cell office:value-type="float" office:value="0.000040451" calcext:value-type="float">
            <text:p>4.0451E-05</text:p>
          </table:table-cell>
          <table:table-cell office:value-type="float" office:value="0.0240614" calcext:value-type="float">
            <text:p>0.0240614</text:p>
          </table:table-cell>
          <table:table-cell office:value-type="float" office:value="0.022899384" calcext:value-type="float">
            <text:p>0.022899384</text:p>
          </table:table-cell>
          <table:table-cell office:value-type="float" office:value="0.025408689" calcext:value-type="float">
            <text:p>0.025408689</text:p>
          </table:table-cell>
          <table:table-cell office:value-type="float" office:value="0.024123158" calcext:value-type="float">
            <text:p>0.024123158</text:p>
          </table:table-cell>
          <table:table-cell office:value-type="float" office:value="0.0240614" calcext:value-type="float">
            <text:p>0.0240614</text:p>
          </table:table-cell>
          <table:table-cell office:value-type="float" office:value="0.024123158" calcext:value-type="float">
            <text:p>0.024123158</text:p>
          </table:table-cell>
          <table:table-cell office:value-type="float" office:value="0.00102535" calcext:value-type="float">
            <text:p>0.0010253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2019-11-07 15:43:05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50219733" calcext:value-type="float">
            <text:p>0.250219733</text:p>
          </table:table-cell>
          <table:table-cell office:value-type="float" office:value="0.245232611" calcext:value-type="float">
            <text:p>0.245232611</text:p>
          </table:table-cell>
          <table:table-cell office:value-type="float" office:value="0.257019431" calcext:value-type="float">
            <text:p>0.257019431</text:p>
          </table:table-cell>
          <table:table-cell office:value-type="float" office:value="0.250823925" calcext:value-type="float">
            <text:p>0.250823925</text:p>
          </table:table-cell>
          <table:table-cell office:value-type="float" office:value="0.250219733" calcext:value-type="float">
            <text:p>0.250219733</text:p>
          </table:table-cell>
          <table:table-cell office:value-type="float" office:value="0.250823925" calcext:value-type="float">
            <text:p>0.250823925</text:p>
          </table:table-cell>
          <table:table-cell office:value-type="float" office:value="0.004830878" calcext:value-type="float">
            <text:p>0.004830878</text:p>
          </table:table-cell>
          <table:table-cell office:value-type="float" office:value="0.000948462" calcext:value-type="float">
            <text:p>0.000948462</text:p>
          </table:table-cell>
          <table:table-cell office:value-type="float" office:value="0.000907718" calcext:value-type="float">
            <text:p>0.000907718</text:p>
          </table:table-cell>
          <table:table-cell office:value-type="float" office:value="0.001004015" calcext:value-type="float">
            <text:p>0.001004015</text:p>
          </table:table-cell>
          <table:table-cell office:value-type="float" office:value="0.000953398" calcext:value-type="float">
            <text:p>0.000953398</text:p>
          </table:table-cell>
          <table:table-cell office:value-type="float" office:value="0.000948462" calcext:value-type="float">
            <text:p>0.000948462</text:p>
          </table:table-cell>
          <table:table-cell office:value-type="float" office:value="0.000953398" calcext:value-type="float">
            <text:p>0.000953398</text:p>
          </table:table-cell>
          <table:table-cell office:value-type="float" office:value="0.000039468" calcext:value-type="float">
            <text:p>3.9468E-05</text:p>
          </table:table-cell>
          <table:table-cell office:value-type="float" office:value="0.02404165" calcext:value-type="float">
            <text:p>0.02404165</text:p>
          </table:table-cell>
          <table:table-cell office:value-type="float" office:value="0.023008871" calcext:value-type="float">
            <text:p>0.023008871</text:p>
          </table:table-cell>
          <table:table-cell office:value-type="float" office:value="0.025449793" calcext:value-type="float">
            <text:p>0.025449793</text:p>
          </table:table-cell>
          <table:table-cell office:value-type="float" office:value="0.024166771" calcext:value-type="float">
            <text:p>0.024166771</text:p>
          </table:table-cell>
          <table:table-cell office:value-type="float" office:value="0.02404165" calcext:value-type="float">
            <text:p>0.02404165</text:p>
          </table:table-cell>
          <table:table-cell office:value-type="float" office:value="0.024166771" calcext:value-type="float">
            <text:p>0.024166771</text:p>
          </table:table-cell>
          <table:table-cell office:value-type="float" office:value="0.001000422" calcext:value-type="float">
            <text:p>0.00100042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2019-11-07 15:43:06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50375897" calcext:value-type="float">
            <text:p>0.250375897</text:p>
          </table:table-cell>
          <table:table-cell office:value-type="float" office:value="0.246111184" calcext:value-type="float">
            <text:p>0.246111184</text:p>
          </table:table-cell>
          <table:table-cell office:value-type="float" office:value="0.257490904" calcext:value-type="float">
            <text:p>0.257490904</text:p>
          </table:table-cell>
          <table:table-cell office:value-type="float" office:value="0.251325995" calcext:value-type="float">
            <text:p>0.251325995</text:p>
          </table:table-cell>
          <table:table-cell office:value-type="float" office:value="0.250375897" calcext:value-type="float">
            <text:p>0.250375897</text:p>
          </table:table-cell>
          <table:table-cell office:value-type="float" office:value="0.251325995" calcext:value-type="float">
            <text:p>0.251325995</text:p>
          </table:table-cell>
          <table:table-cell office:value-type="float" office:value="0.004694076" calcext:value-type="float">
            <text:p>0.004694076</text:p>
          </table:table-cell>
          <table:table-cell office:value-type="float" office:value="0.000949738" calcext:value-type="float">
            <text:p>0.000949738</text:p>
          </table:table-cell>
          <table:table-cell office:value-type="float" office:value="0.000914896" calcext:value-type="float">
            <text:p>0.000914896</text:p>
          </table:table-cell>
          <table:table-cell office:value-type="float" office:value="0.001007867" calcext:value-type="float">
            <text:p>0.001007867</text:p>
          </table:table-cell>
          <table:table-cell office:value-type="float" office:value="0.0009575" calcext:value-type="float">
            <text:p>0.0009575</text:p>
          </table:table-cell>
          <table:table-cell office:value-type="float" office:value="0.000949738" calcext:value-type="float">
            <text:p>0.000949738</text:p>
          </table:table-cell>
          <table:table-cell office:value-type="float" office:value="0.0009575" calcext:value-type="float">
            <text:p>0.0009575</text:p>
          </table:table-cell>
          <table:table-cell office:value-type="float" office:value="0.00003835" calcext:value-type="float">
            <text:p>3.835E-05</text:p>
          </table:table-cell>
          <table:table-cell office:value-type="float" office:value="0.02407399" calcext:value-type="float">
            <text:p>0.02407399</text:p>
          </table:table-cell>
          <table:table-cell office:value-type="float" office:value="0.023190814" calcext:value-type="float">
            <text:p>0.023190814</text:p>
          </table:table-cell>
          <table:table-cell office:value-type="float" office:value="0.025547429" calcext:value-type="float">
            <text:p>0.025547429</text:p>
          </table:table-cell>
          <table:table-cell office:value-type="float" office:value="0.024270745" calcext:value-type="float">
            <text:p>0.024270745</text:p>
          </table:table-cell>
          <table:table-cell office:value-type="float" office:value="0.02407399" calcext:value-type="float">
            <text:p>0.02407399</text:p>
          </table:table-cell>
          <table:table-cell office:value-type="float" office:value="0.024270745" calcext:value-type="float">
            <text:p>0.024270745</text:p>
          </table:table-cell>
          <table:table-cell office:value-type="float" office:value="0.000972091" calcext:value-type="float">
            <text:p>0.00097209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2019-11-07 15:43:07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50290066" calcext:value-type="float">
            <text:p>0.250290066</text:p>
          </table:table-cell>
          <table:table-cell office:value-type="float" office:value="0.245528846" calcext:value-type="float">
            <text:p>0.245528846</text:p>
          </table:table-cell>
          <table:table-cell office:value-type="float" office:value="0.258638294" calcext:value-type="float">
            <text:p>0.258638294</text:p>
          </table:table-cell>
          <table:table-cell office:value-type="float" office:value="0.251485735" calcext:value-type="float">
            <text:p>0.251485735</text:p>
          </table:table-cell>
          <table:table-cell office:value-type="float" office:value="0.250290066" calcext:value-type="float">
            <text:p>0.250290066</text:p>
          </table:table-cell>
          <table:table-cell office:value-type="float" office:value="0.251485735" calcext:value-type="float">
            <text:p>0.251485735</text:p>
          </table:table-cell>
          <table:table-cell office:value-type="float" office:value="0.005418279" calcext:value-type="float">
            <text:p>0.005418279</text:p>
          </table:table-cell>
          <table:table-cell office:value-type="float" office:value="0.000949037" calcext:value-type="float">
            <text:p>0.000949037</text:p>
          </table:table-cell>
          <table:table-cell office:value-type="float" office:value="0.000910138" calcext:value-type="float">
            <text:p>0.000910138</text:p>
          </table:table-cell>
          <table:table-cell office:value-type="float" office:value="0.001017241" calcext:value-type="float">
            <text:p>0.001017241</text:p>
          </table:table-cell>
          <table:table-cell office:value-type="float" office:value="0.000958805" calcext:value-type="float">
            <text:p>0.000958805</text:p>
          </table:table-cell>
          <table:table-cell office:value-type="float" office:value="0.000949037" calcext:value-type="float">
            <text:p>0.000949037</text:p>
          </table:table-cell>
          <table:table-cell office:value-type="float" office:value="0.000958805" calcext:value-type="float">
            <text:p>0.000958805</text:p>
          </table:table-cell>
          <table:table-cell office:value-type="float" office:value="0.000044267" calcext:value-type="float">
            <text:p>4.4267E-05</text:p>
          </table:table-cell>
          <table:table-cell office:value-type="float" office:value="0.024056216" calcext:value-type="float">
            <text:p>0.024056216</text:p>
          </table:table-cell>
          <table:table-cell office:value-type="float" office:value="0.023070218" calcext:value-type="float">
            <text:p>0.023070218</text:p>
          </table:table-cell>
          <table:table-cell office:value-type="float" office:value="0.025785041" calcext:value-type="float">
            <text:p>0.025785041</text:p>
          </table:table-cell>
          <table:table-cell office:value-type="float" office:value="0.024303825" calcext:value-type="float">
            <text:p>0.024303825</text:p>
          </table:table-cell>
          <table:table-cell office:value-type="float" office:value="0.024056216" calcext:value-type="float">
            <text:p>0.024056216</text:p>
          </table:table-cell>
          <table:table-cell office:value-type="float" office:value="0.024303825" calcext:value-type="float">
            <text:p>0.024303825</text:p>
          </table:table-cell>
          <table:table-cell office:value-type="float" office:value="0.001122066" calcext:value-type="float">
            <text:p>0.00112206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2019-11-07 15:43:09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50611335" calcext:value-type="float">
            <text:p>0.250611335</text:p>
          </table:table-cell>
          <table:table-cell office:value-type="float" office:value="0.245760709" calcext:value-type="float">
            <text:p>0.245760709</text:p>
          </table:table-cell>
          <table:table-cell office:value-type="float" office:value="0.257717998" calcext:value-type="float">
            <text:p>0.257717998</text:p>
          </table:table-cell>
          <table:table-cell office:value-type="float" office:value="0.251363347" calcext:value-type="float">
            <text:p>0.251363347</text:p>
          </table:table-cell>
          <table:table-cell office:value-type="float" office:value="0.250611335" calcext:value-type="float">
            <text:p>0.250611335</text:p>
          </table:table-cell>
          <table:table-cell office:value-type="float" office:value="0.251363347" calcext:value-type="float">
            <text:p>0.251363347</text:p>
          </table:table-cell>
          <table:table-cell office:value-type="float" office:value="0.00491042" calcext:value-type="float">
            <text:p>0.00491042</text:p>
          </table:table-cell>
          <table:table-cell office:value-type="float" office:value="0.000951662" calcext:value-type="float">
            <text:p>0.000951662</text:p>
          </table:table-cell>
          <table:table-cell office:value-type="float" office:value="0.000912032" calcext:value-type="float">
            <text:p>0.000912032</text:p>
          </table:table-cell>
          <table:table-cell office:value-type="float" office:value="0.001009723" calcext:value-type="float">
            <text:p>0.001009723</text:p>
          </table:table-cell>
          <table:table-cell office:value-type="float" office:value="0.000957806" calcext:value-type="float">
            <text:p>0.000957806</text:p>
          </table:table-cell>
          <table:table-cell office:value-type="float" office:value="0.000951662" calcext:value-type="float">
            <text:p>0.000951662</text:p>
          </table:table-cell>
          <table:table-cell office:value-type="float" office:value="0.000957806" calcext:value-type="float">
            <text:p>0.000957806</text:p>
          </table:table-cell>
          <table:table-cell office:value-type="float" office:value="0.000040118" calcext:value-type="float">
            <text:p>4.0118E-05</text:p>
          </table:table-cell>
          <table:table-cell office:value-type="float" office:value="0.024122747" calcext:value-type="float">
            <text:p>0.024122747</text:p>
          </table:table-cell>
          <table:table-cell office:value-type="float" office:value="0.023118235" calcext:value-type="float">
            <text:p>0.023118235</text:p>
          </table:table-cell>
          <table:table-cell office:value-type="float" office:value="0.025594458" calcext:value-type="float">
            <text:p>0.025594458</text:p>
          </table:table-cell>
          <table:table-cell office:value-type="float" office:value="0.02427848" calcext:value-type="float">
            <text:p>0.02427848</text:p>
          </table:table-cell>
          <table:table-cell office:value-type="float" office:value="0.024122747" calcext:value-type="float">
            <text:p>0.024122747</text:p>
          </table:table-cell>
          <table:table-cell office:value-type="float" office:value="0.02427848" calcext:value-type="float">
            <text:p>0.02427848</text:p>
          </table:table-cell>
          <table:table-cell office:value-type="float" office:value="0.001016894" calcext:value-type="float">
            <text:p>0.00101689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2019-11-07 15:43:10</text:p>
          </table:table-cell>
          <table:table-cell office:value-type="float" office:value="27.42456" calcext:value-type="float">
            <text:p>27.42456</text:p>
          </table:table-cell>
          <table:table-cell office:value-type="float" office:value="0.250748426" calcext:value-type="float">
            <text:p>0.250748426</text:p>
          </table:table-cell>
          <table:table-cell office:value-type="float" office:value="0.245695143" calcext:value-type="float">
            <text:p>0.245695143</text:p>
          </table:table-cell>
          <table:table-cell office:value-type="float" office:value="0.257671506" calcext:value-type="float">
            <text:p>0.257671506</text:p>
          </table:table-cell>
          <table:table-cell office:value-type="float" office:value="0.251371692" calcext:value-type="float">
            <text:p>0.251371692</text:p>
          </table:table-cell>
          <table:table-cell office:value-type="float" office:value="0.250748426" calcext:value-type="float">
            <text:p>0.250748426</text:p>
          </table:table-cell>
          <table:table-cell office:value-type="float" office:value="0.251371692" calcext:value-type="float">
            <text:p>0.251371692</text:p>
          </table:table-cell>
          <table:table-cell office:value-type="float" office:value="0.004909152" calcext:value-type="float">
            <text:p>0.004909152</text:p>
          </table:table-cell>
          <table:table-cell office:value-type="float" office:value="0.000952782" calcext:value-type="float">
            <text:p>0.000952782</text:p>
          </table:table-cell>
          <table:table-cell office:value-type="float" office:value="0.000911497" calcext:value-type="float">
            <text:p>0.000911497</text:p>
          </table:table-cell>
          <table:table-cell office:value-type="float" office:value="0.001009343" calcext:value-type="float">
            <text:p>0.001009343</text:p>
          </table:table-cell>
          <table:table-cell office:value-type="float" office:value="0.000957874" calcext:value-type="float">
            <text:p>0.000957874</text:p>
          </table:table-cell>
          <table:table-cell office:value-type="float" office:value="0.000952782" calcext:value-type="float">
            <text:p>0.000952782</text:p>
          </table:table-cell>
          <table:table-cell office:value-type="float" office:value="0.000957874" calcext:value-type="float">
            <text:p>0.000957874</text:p>
          </table:table-cell>
          <table:table-cell office:value-type="float" office:value="0.000040107" calcext:value-type="float">
            <text:p>4.0107E-05</text:p>
          </table:table-cell>
          <table:table-cell office:value-type="float" office:value="0.024151137" calcext:value-type="float">
            <text:p>0.024151137</text:p>
          </table:table-cell>
          <table:table-cell office:value-type="float" office:value="0.023104657" calcext:value-type="float">
            <text:p>0.023104657</text:p>
          </table:table-cell>
          <table:table-cell office:value-type="float" office:value="0.02558483" calcext:value-type="float">
            <text:p>0.02558483</text:p>
          </table:table-cell>
          <table:table-cell office:value-type="float" office:value="0.024280208" calcext:value-type="float">
            <text:p>0.024280208</text:p>
          </table:table-cell>
          <table:table-cell office:value-type="float" office:value="0.024151137" calcext:value-type="float">
            <text:p>0.024151137</text:p>
          </table:table-cell>
          <table:table-cell office:value-type="float" office:value="0.024280208" calcext:value-type="float">
            <text:p>0.024280208</text:p>
          </table:table-cell>
          <table:table-cell office:value-type="float" office:value="0.001016631" calcext:value-type="float">
            <text:p>0.00101663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2019-11-07 15:43:11</text:p>
          </table:table-cell>
          <table:table-cell office:value-type="float" office:value="27.42456" calcext:value-type="float">
            <text:p>27.42456</text:p>
          </table:table-cell>
          <table:table-cell office:value-type="float" office:value="0.250830084" calcext:value-type="float">
            <text:p>0.250830084</text:p>
          </table:table-cell>
          <table:table-cell office:value-type="float" office:value="0.246031314" calcext:value-type="float">
            <text:p>0.246031314</text:p>
          </table:table-cell>
          <table:table-cell office:value-type="float" office:value="0.257569582" calcext:value-type="float">
            <text:p>0.257569582</text:p>
          </table:table-cell>
          <table:table-cell office:value-type="float" office:value="0.251476993" calcext:value-type="float">
            <text:p>0.251476993</text:p>
          </table:table-cell>
          <table:table-cell office:value-type="float" office:value="0.250830084" calcext:value-type="float">
            <text:p>0.250830084</text:p>
          </table:table-cell>
          <table:table-cell office:value-type="float" office:value="0.251476993" calcext:value-type="float">
            <text:p>0.251476993</text:p>
          </table:table-cell>
          <table:table-cell office:value-type="float" office:value="0.004732637" calcext:value-type="float">
            <text:p>0.004732637</text:p>
          </table:table-cell>
          <table:table-cell office:value-type="float" office:value="0.000953449" calcext:value-type="float">
            <text:p>0.000953449</text:p>
          </table:table-cell>
          <table:table-cell office:value-type="float" office:value="0.000914243" calcext:value-type="float">
            <text:p>0.000914243</text:p>
          </table:table-cell>
          <table:table-cell office:value-type="float" office:value="0.00100851" calcext:value-type="float">
            <text:p>0.00100851</text:p>
          </table:table-cell>
          <table:table-cell office:value-type="float" office:value="0.000958734" calcext:value-type="float">
            <text:p>0.000958734</text:p>
          </table:table-cell>
          <table:table-cell office:value-type="float" office:value="0.000953449" calcext:value-type="float">
            <text:p>0.000953449</text:p>
          </table:table-cell>
          <table:table-cell office:value-type="float" office:value="0.000958734" calcext:value-type="float">
            <text:p>0.000958734</text:p>
          </table:table-cell>
          <table:table-cell office:value-type="float" office:value="0.000038665" calcext:value-type="float">
            <text:p>3.8665E-05</text:p>
          </table:table-cell>
          <table:table-cell office:value-type="float" office:value="0.024168048" calcext:value-type="float">
            <text:p>0.024168048</text:p>
          </table:table-cell>
          <table:table-cell office:value-type="float" office:value="0.023174274" calcext:value-type="float">
            <text:p>0.023174274</text:p>
          </table:table-cell>
          <table:table-cell office:value-type="float" office:value="0.025563723" calcext:value-type="float">
            <text:p>0.025563723</text:p>
          </table:table-cell>
          <table:table-cell office:value-type="float" office:value="0.024302015" calcext:value-type="float">
            <text:p>0.024302015</text:p>
          </table:table-cell>
          <table:table-cell office:value-type="float" office:value="0.024168048" calcext:value-type="float">
            <text:p>0.024168048</text:p>
          </table:table-cell>
          <table:table-cell office:value-type="float" office:value="0.024302015" calcext:value-type="float">
            <text:p>0.024302015</text:p>
          </table:table-cell>
          <table:table-cell office:value-type="float" office:value="0.000980077" calcext:value-type="float">
            <text:p>0.00098007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2019-11-07 15:43:12</text:p>
          </table:table-cell>
          <table:table-cell office:value-type="float" office:value="27.42456" calcext:value-type="float">
            <text:p>27.42456</text:p>
          </table:table-cell>
          <table:table-cell office:value-type="float" office:value="0.250880152" calcext:value-type="float">
            <text:p>0.250880152</text:p>
          </table:table-cell>
          <table:table-cell office:value-type="float" office:value="0.246047407" calcext:value-type="float">
            <text:p>0.246047407</text:p>
          </table:table-cell>
          <table:table-cell office:value-type="float" office:value="0.258179934" calcext:value-type="float">
            <text:p>0.258179934</text:p>
          </table:table-cell>
          <table:table-cell office:value-type="float" office:value="0.251702498" calcext:value-type="float">
            <text:p>0.251702498</text:p>
          </table:table-cell>
          <table:table-cell office:value-type="float" office:value="0.250880152" calcext:value-type="float">
            <text:p>0.250880152</text:p>
          </table:table-cell>
          <table:table-cell office:value-type="float" office:value="0.251702498" calcext:value-type="float">
            <text:p>0.251702498</text:p>
          </table:table-cell>
          <table:table-cell office:value-type="float" office:value="0.004987099" calcext:value-type="float">
            <text:p>0.004987099</text:p>
          </table:table-cell>
          <table:table-cell office:value-type="float" office:value="0.000953858" calcext:value-type="float">
            <text:p>0.000953858</text:p>
          </table:table-cell>
          <table:table-cell office:value-type="float" office:value="0.000914375" calcext:value-type="float">
            <text:p>0.000914375</text:p>
          </table:table-cell>
          <table:table-cell office:value-type="float" office:value="0.001013497" calcext:value-type="float">
            <text:p>0.001013497</text:p>
          </table:table-cell>
          <table:table-cell office:value-type="float" office:value="0.000960576" calcext:value-type="float">
            <text:p>0.000960576</text:p>
          </table:table-cell>
          <table:table-cell office:value-type="float" office:value="0.000953858" calcext:value-type="float">
            <text:p>0.000953858</text:p>
          </table:table-cell>
          <table:table-cell office:value-type="float" office:value="0.000960576" calcext:value-type="float">
            <text:p>0.000960576</text:p>
          </table:table-cell>
          <table:table-cell office:value-type="float" office:value="0.000040744" calcext:value-type="float">
            <text:p>4.0744E-05</text:p>
          </table:table-cell>
          <table:table-cell office:value-type="float" office:value="0.024178416" calcext:value-type="float">
            <text:p>0.024178416</text:p>
          </table:table-cell>
          <table:table-cell office:value-type="float" office:value="0.023177607" calcext:value-type="float">
            <text:p>0.023177607</text:p>
          </table:table-cell>
          <table:table-cell office:value-type="float" office:value="0.02569012" calcext:value-type="float">
            <text:p>0.02569012</text:p>
          </table:table-cell>
          <table:table-cell office:value-type="float" office:value="0.024348714" calcext:value-type="float">
            <text:p>0.024348714</text:p>
          </table:table-cell>
          <table:table-cell office:value-type="float" office:value="0.024178416" calcext:value-type="float">
            <text:p>0.024178416</text:p>
          </table:table-cell>
          <table:table-cell office:value-type="float" office:value="0.024348714" calcext:value-type="float">
            <text:p>0.024348714</text:p>
          </table:table-cell>
          <table:table-cell office:value-type="float" office:value="0.001032773" calcext:value-type="float">
            <text:p>0.00103277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2019-11-07 15:43:14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50844389" calcext:value-type="float">
            <text:p>0.250844389</text:p>
          </table:table-cell>
          <table:table-cell office:value-type="float" office:value="0.245996147" calcext:value-type="float">
            <text:p>0.245996147</text:p>
          </table:table-cell>
          <table:table-cell office:value-type="float" office:value="0.258252651" calcext:value-type="float">
            <text:p>0.258252651</text:p>
          </table:table-cell>
          <table:table-cell office:value-type="float" office:value="0.251697729" calcext:value-type="float">
            <text:p>0.251697729</text:p>
          </table:table-cell>
          <table:table-cell office:value-type="float" office:value="0.250844389" calcext:value-type="float">
            <text:p>0.250844389</text:p>
          </table:table-cell>
          <table:table-cell office:value-type="float" office:value="0.251697729" calcext:value-type="float">
            <text:p>0.251697729</text:p>
          </table:table-cell>
          <table:table-cell office:value-type="float" office:value="0.005039948" calcext:value-type="float">
            <text:p>0.005039948</text:p>
          </table:table-cell>
          <table:table-cell office:value-type="float" office:value="0.000953566" calcext:value-type="float">
            <text:p>0.000953566</text:p>
          </table:table-cell>
          <table:table-cell office:value-type="float" office:value="0.000913956" calcext:value-type="float">
            <text:p>0.000913956</text:p>
          </table:table-cell>
          <table:table-cell office:value-type="float" office:value="0.001014091" calcext:value-type="float">
            <text:p>0.001014091</text:p>
          </table:table-cell>
          <table:table-cell office:value-type="float" office:value="0.000960537" calcext:value-type="float">
            <text:p>0.000960537</text:p>
          </table:table-cell>
          <table:table-cell office:value-type="float" office:value="0.000953566" calcext:value-type="float">
            <text:p>0.000953566</text:p>
          </table:table-cell>
          <table:table-cell office:value-type="float" office:value="0.000960537" calcext:value-type="float">
            <text:p>0.000960537</text:p>
          </table:table-cell>
          <table:table-cell office:value-type="float" office:value="0.000041176" calcext:value-type="float">
            <text:p>4.1176E-05</text:p>
          </table:table-cell>
          <table:table-cell office:value-type="float" office:value="0.02417101" calcext:value-type="float">
            <text:p>0.02417101</text:p>
          </table:table-cell>
          <table:table-cell office:value-type="float" office:value="0.023166991" calcext:value-type="float">
            <text:p>0.023166991</text:p>
          </table:table-cell>
          <table:table-cell office:value-type="float" office:value="0.025705179" calcext:value-type="float">
            <text:p>0.025705179</text:p>
          </table:table-cell>
          <table:table-cell office:value-type="float" office:value="0.024347727" calcext:value-type="float">
            <text:p>0.024347727</text:p>
          </table:table-cell>
          <table:table-cell office:value-type="float" office:value="0.02417101" calcext:value-type="float">
            <text:p>0.02417101</text:p>
          </table:table-cell>
          <table:table-cell office:value-type="float" office:value="0.024347727" calcext:value-type="float">
            <text:p>0.024347727</text:p>
          </table:table-cell>
          <table:table-cell office:value-type="float" office:value="0.001043718" calcext:value-type="float">
            <text:p>0.00104371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2019-11-07 15:43:15</text:p>
          </table:table-cell>
          <table:table-cell office:value-type="float" office:value="27.41951" calcext:value-type="float">
            <text:p>27.41951</text:p>
          </table:table-cell>
          <table:table-cell office:value-type="float" office:value="0.250518352" calcext:value-type="float">
            <text:p>0.250518352</text:p>
          </table:table-cell>
          <table:table-cell office:value-type="float" office:value="0.246018797" calcext:value-type="float">
            <text:p>0.246018797</text:p>
          </table:table-cell>
          <table:table-cell office:value-type="float" office:value="0.258398683" calcext:value-type="float">
            <text:p>0.258398683</text:p>
          </table:table-cell>
          <table:table-cell office:value-type="float" office:value="0.251645277" calcext:value-type="float">
            <text:p>0.251645277</text:p>
          </table:table-cell>
          <table:table-cell office:value-type="float" office:value="0.250518352" calcext:value-type="float">
            <text:p>0.250518352</text:p>
          </table:table-cell>
          <table:table-cell office:value-type="float" office:value="0.251645277" calcext:value-type="float">
            <text:p>0.251645277</text:p>
          </table:table-cell>
          <table:table-cell office:value-type="float" office:value="0.0051165" calcext:value-type="float">
            <text:p>0.0051165</text:p>
          </table:table-cell>
          <table:table-cell office:value-type="float" office:value="0.000950902" calcext:value-type="float">
            <text:p>0.000950902</text:p>
          </table:table-cell>
          <table:table-cell office:value-type="float" office:value="0.000914141" calcext:value-type="float">
            <text:p>0.000914141</text:p>
          </table:table-cell>
          <table:table-cell office:value-type="float" office:value="0.001015284" calcext:value-type="float">
            <text:p>0.001015284</text:p>
          </table:table-cell>
          <table:table-cell office:value-type="float" office:value="0.000960109" calcext:value-type="float">
            <text:p>0.000960109</text:p>
          </table:table-cell>
          <table:table-cell office:value-type="float" office:value="0.000950902" calcext:value-type="float">
            <text:p>0.000950902</text:p>
          </table:table-cell>
          <table:table-cell office:value-type="float" office:value="0.000960109" calcext:value-type="float">
            <text:p>0.000960109</text:p>
          </table:table-cell>
          <table:table-cell office:value-type="float" office:value="0.000041801" calcext:value-type="float">
            <text:p>4.1801E-05</text:p>
          </table:table-cell>
          <table:table-cell office:value-type="float" office:value="0.024103491" calcext:value-type="float">
            <text:p>0.024103491</text:p>
          </table:table-cell>
          <table:table-cell office:value-type="float" office:value="0.023171682" calcext:value-type="float">
            <text:p>0.023171682</text:p>
          </table:table-cell>
          <table:table-cell office:value-type="float" office:value="0.02573542" calcext:value-type="float">
            <text:p>0.02573542</text:p>
          </table:table-cell>
          <table:table-cell office:value-type="float" office:value="0.024336864" calcext:value-type="float">
            <text:p>0.024336864</text:p>
          </table:table-cell>
          <table:table-cell office:value-type="float" office:value="0.024103491" calcext:value-type="float">
            <text:p>0.024103491</text:p>
          </table:table-cell>
          <table:table-cell office:value-type="float" office:value="0.024336864" calcext:value-type="float">
            <text:p>0.024336864</text:p>
          </table:table-cell>
          <table:table-cell office:value-type="float" office:value="0.001059571" calcext:value-type="float">
            <text:p>0.00105957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2019-11-07 15:43:16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50759751" calcext:value-type="float">
            <text:p>0.250759751</text:p>
          </table:table-cell>
          <table:table-cell office:value-type="float" office:value="0.246236354" calcext:value-type="float">
            <text:p>0.246236354</text:p>
          </table:table-cell>
          <table:table-cell office:value-type="float" office:value="0.258234174" calcext:value-type="float">
            <text:p>0.258234174</text:p>
          </table:table-cell>
          <table:table-cell office:value-type="float" office:value="0.251743426" calcext:value-type="float">
            <text:p>0.251743426</text:p>
          </table:table-cell>
          <table:table-cell office:value-type="float" office:value="0.250759751" calcext:value-type="float">
            <text:p>0.250759751</text:p>
          </table:table-cell>
          <table:table-cell office:value-type="float" office:value="0.251743426" calcext:value-type="float">
            <text:p>0.251743426</text:p>
          </table:table-cell>
          <table:table-cell office:value-type="float" office:value="0.004947231" calcext:value-type="float">
            <text:p>0.004947231</text:p>
          </table:table-cell>
          <table:table-cell office:value-type="float" office:value="0.000952874" calcext:value-type="float">
            <text:p>0.000952874</text:p>
          </table:table-cell>
          <table:table-cell office:value-type="float" office:value="0.000915918" calcext:value-type="float">
            <text:p>0.000915918</text:p>
          </table:table-cell>
          <table:table-cell office:value-type="float" office:value="0.00101394" calcext:value-type="float">
            <text:p>0.00101394</text:p>
          </table:table-cell>
          <table:table-cell office:value-type="float" office:value="0.000960911" calcext:value-type="float">
            <text:p>0.000960911</text:p>
          </table:table-cell>
          <table:table-cell office:value-type="float" office:value="0.000952874" calcext:value-type="float">
            <text:p>0.000952874</text:p>
          </table:table-cell>
          <table:table-cell office:value-type="float" office:value="0.000960911" calcext:value-type="float">
            <text:p>0.000960911</text:p>
          </table:table-cell>
          <table:table-cell office:value-type="float" office:value="0.000040419" calcext:value-type="float">
            <text:p>4.0419E-05</text:p>
          </table:table-cell>
          <table:table-cell office:value-type="float" office:value="0.024153482" calcext:value-type="float">
            <text:p>0.024153482</text:p>
          </table:table-cell>
          <table:table-cell office:value-type="float" office:value="0.023216736" calcext:value-type="float">
            <text:p>0.023216736</text:p>
          </table:table-cell>
          <table:table-cell office:value-type="float" office:value="0.025701352" calcext:value-type="float">
            <text:p>0.025701352</text:p>
          </table:table-cell>
          <table:table-cell office:value-type="float" office:value="0.02435719" calcext:value-type="float">
            <text:p>0.02435719</text:p>
          </table:table-cell>
          <table:table-cell office:value-type="float" office:value="0.024153482" calcext:value-type="float">
            <text:p>0.024153482</text:p>
          </table:table-cell>
          <table:table-cell office:value-type="float" office:value="0.02435719" calcext:value-type="float">
            <text:p>0.02435719</text:p>
          </table:table-cell>
          <table:table-cell office:value-type="float" office:value="0.001024517" calcext:value-type="float">
            <text:p>0.0010245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2019-11-07 15:43:17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50909358" calcext:value-type="float">
            <text:p>0.250909358</text:p>
          </table:table-cell>
          <table:table-cell office:value-type="float" office:value="0.246175557" calcext:value-type="float">
            <text:p>0.246175557</text:p>
          </table:table-cell>
          <table:table-cell office:value-type="float" office:value="0.258345039" calcext:value-type="float">
            <text:p>0.258345039</text:p>
          </table:table-cell>
          <table:table-cell office:value-type="float" office:value="0.251809985" calcext:value-type="float">
            <text:p>0.251809985</text:p>
          </table:table-cell>
          <table:table-cell office:value-type="float" office:value="0.250909358" calcext:value-type="float">
            <text:p>0.250909358</text:p>
          </table:table-cell>
          <table:table-cell office:value-type="float" office:value="0.251809985" calcext:value-type="float">
            <text:p>0.251809985</text:p>
          </table:table-cell>
          <table:table-cell office:value-type="float" office:value="0.00500882" calcext:value-type="float">
            <text:p>0.00500882</text:p>
          </table:table-cell>
          <table:table-cell office:value-type="float" office:value="0.000954096" calcext:value-type="float">
            <text:p>0.000954096</text:p>
          </table:table-cell>
          <table:table-cell office:value-type="float" office:value="0.000915422" calcext:value-type="float">
            <text:p>0.000915422</text:p>
          </table:table-cell>
          <table:table-cell office:value-type="float" office:value="0.001014845" calcext:value-type="float">
            <text:p>0.001014845</text:p>
          </table:table-cell>
          <table:table-cell office:value-type="float" office:value="0.000961455" calcext:value-type="float">
            <text:p>0.000961455</text:p>
          </table:table-cell>
          <table:table-cell office:value-type="float" office:value="0.000954096" calcext:value-type="float">
            <text:p>0.000954096</text:p>
          </table:table-cell>
          <table:table-cell office:value-type="float" office:value="0.000961455" calcext:value-type="float">
            <text:p>0.000961455</text:p>
          </table:table-cell>
          <table:table-cell office:value-type="float" office:value="0.000040922" calcext:value-type="float">
            <text:p>4.0922E-05</text:p>
          </table:table-cell>
          <table:table-cell office:value-type="float" office:value="0.024184464" calcext:value-type="float">
            <text:p>0.024184464</text:p>
          </table:table-cell>
          <table:table-cell office:value-type="float" office:value="0.023204145" calcext:value-type="float">
            <text:p>0.023204145</text:p>
          </table:table-cell>
          <table:table-cell office:value-type="float" office:value="0.025724311" calcext:value-type="float">
            <text:p>0.025724311</text:p>
          </table:table-cell>
          <table:table-cell office:value-type="float" office:value="0.024370973" calcext:value-type="float">
            <text:p>0.024370973</text:p>
          </table:table-cell>
          <table:table-cell office:value-type="float" office:value="0.024184464" calcext:value-type="float">
            <text:p>0.024184464</text:p>
          </table:table-cell>
          <table:table-cell office:value-type="float" office:value="0.024370973" calcext:value-type="float">
            <text:p>0.024370973</text:p>
          </table:table-cell>
          <table:table-cell office:value-type="float" office:value="0.001037271" calcext:value-type="float">
            <text:p>0.00103727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2019-11-07 15:43:18</text:p>
          </table:table-cell>
          <table:table-cell office:value-type="float" office:value="27.42456" calcext:value-type="float">
            <text:p>27.42456</text:p>
          </table:table-cell>
          <table:table-cell office:value-type="float" office:value="0.250855118" calcext:value-type="float">
            <text:p>0.250855118</text:p>
          </table:table-cell>
          <table:table-cell office:value-type="float" office:value="0.246239334" calcext:value-type="float">
            <text:p>0.246239334</text:p>
          </table:table-cell>
          <table:table-cell office:value-type="float" office:value="0.258205564" calcext:value-type="float">
            <text:p>0.258205564</text:p>
          </table:table-cell>
          <table:table-cell office:value-type="float" office:value="0.251766672" calcext:value-type="float">
            <text:p>0.251766672</text:p>
          </table:table-cell>
          <table:table-cell office:value-type="float" office:value="0.250855118" calcext:value-type="float">
            <text:p>0.250855118</text:p>
          </table:table-cell>
          <table:table-cell office:value-type="float" office:value="0.251766672" calcext:value-type="float">
            <text:p>0.251766672</text:p>
          </table:table-cell>
          <table:table-cell office:value-type="float" office:value="0.004927532" calcext:value-type="float">
            <text:p>0.004927532</text:p>
          </table:table-cell>
          <table:table-cell office:value-type="float" office:value="0.000953653" calcext:value-type="float">
            <text:p>0.000953653</text:p>
          </table:table-cell>
          <table:table-cell office:value-type="float" office:value="0.000915943" calcext:value-type="float">
            <text:p>0.000915943</text:p>
          </table:table-cell>
          <table:table-cell office:value-type="float" office:value="0.001013706" calcext:value-type="float">
            <text:p>0.001013706</text:p>
          </table:table-cell>
          <table:table-cell office:value-type="float" office:value="0.000961101" calcext:value-type="float">
            <text:p>0.000961101</text:p>
          </table:table-cell>
          <table:table-cell office:value-type="float" office:value="0.000953653" calcext:value-type="float">
            <text:p>0.000953653</text:p>
          </table:table-cell>
          <table:table-cell office:value-type="float" office:value="0.000961101" calcext:value-type="float">
            <text:p>0.000961101</text:p>
          </table:table-cell>
          <table:table-cell office:value-type="float" office:value="0.000040258" calcext:value-type="float">
            <text:p>4.0258E-05</text:p>
          </table:table-cell>
          <table:table-cell office:value-type="float" office:value="0.024173232" calcext:value-type="float">
            <text:p>0.024173232</text:p>
          </table:table-cell>
          <table:table-cell office:value-type="float" office:value="0.023217353" calcext:value-type="float">
            <text:p>0.023217353</text:p>
          </table:table-cell>
          <table:table-cell office:value-type="float" office:value="0.025695427" calcext:value-type="float">
            <text:p>0.025695427</text:p>
          </table:table-cell>
          <table:table-cell office:value-type="float" office:value="0.024362004" calcext:value-type="float">
            <text:p>0.024362004</text:p>
          </table:table-cell>
          <table:table-cell office:value-type="float" office:value="0.024173232" calcext:value-type="float">
            <text:p>0.024173232</text:p>
          </table:table-cell>
          <table:table-cell office:value-type="float" office:value="0.024362004" calcext:value-type="float">
            <text:p>0.024362004</text:p>
          </table:table-cell>
          <table:table-cell office:value-type="float" office:value="0.001020438" calcext:value-type="float">
            <text:p>0.00102043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2019-11-07 15:43:20</text:p>
          </table:table-cell>
          <table:table-cell office:value-type="float" office:value="27.43973" calcext:value-type="float">
            <text:p>27.43973</text:p>
          </table:table-cell>
          <table:table-cell office:value-type="float" office:value="0.250567824" calcext:value-type="float">
            <text:p>0.250567824</text:p>
          </table:table-cell>
          <table:table-cell office:value-type="float" office:value="0.246182113" calcext:value-type="float">
            <text:p>0.246182113</text:p>
          </table:table-cell>
          <table:table-cell office:value-type="float" office:value="0.258988173" calcext:value-type="float">
            <text:p>0.258988173</text:p>
          </table:table-cell>
          <table:table-cell office:value-type="float" office:value="0.251912703" calcext:value-type="float">
            <text:p>0.251912703</text:p>
          </table:table-cell>
          <table:table-cell office:value-type="float" office:value="0.250567824" calcext:value-type="float">
            <text:p>0.250567824</text:p>
          </table:table-cell>
          <table:table-cell office:value-type="float" office:value="0.251912703" calcext:value-type="float">
            <text:p>0.251912703</text:p>
          </table:table-cell>
          <table:table-cell office:value-type="float" office:value="0.005313838" calcext:value-type="float">
            <text:p>0.005313838</text:p>
          </table:table-cell>
          <table:table-cell office:value-type="float" office:value="0.000951306" calcext:value-type="float">
            <text:p>0.000951306</text:p>
          </table:table-cell>
          <table:table-cell office:value-type="float" office:value="0.000915475" calcext:value-type="float">
            <text:p>0.000915475</text:p>
          </table:table-cell>
          <table:table-cell office:value-type="float" office:value="0.0010201" calcext:value-type="float">
            <text:p>0.0010201</text:p>
          </table:table-cell>
          <table:table-cell office:value-type="float" office:value="0.000962294" calcext:value-type="float">
            <text:p>0.000962294</text:p>
          </table:table-cell>
          <table:table-cell office:value-type="float" office:value="0.000951306" calcext:value-type="float">
            <text:p>0.000951306</text:p>
          </table:table-cell>
          <table:table-cell office:value-type="float" office:value="0.000962294" calcext:value-type="float">
            <text:p>0.000962294</text:p>
          </table:table-cell>
          <table:table-cell office:value-type="float" office:value="0.000043414" calcext:value-type="float">
            <text:p>4.3414E-05</text:p>
          </table:table-cell>
          <table:table-cell office:value-type="float" office:value="0.024113736" calcext:value-type="float">
            <text:p>0.024113736</text:p>
          </table:table-cell>
          <table:table-cell office:value-type="float" office:value="0.023205503" calcext:value-type="float">
            <text:p>0.023205503</text:p>
          </table:table-cell>
          <table:table-cell office:value-type="float" office:value="0.025857497" calcext:value-type="float">
            <text:p>0.025857497</text:p>
          </table:table-cell>
          <table:table-cell office:value-type="float" office:value="0.024392245" calcext:value-type="float">
            <text:p>0.024392245</text:p>
          </table:table-cell>
          <table:table-cell office:value-type="float" office:value="0.024113736" calcext:value-type="float">
            <text:p>0.024113736</text:p>
          </table:table-cell>
          <table:table-cell office:value-type="float" office:value="0.024392245" calcext:value-type="float">
            <text:p>0.024392245</text:p>
          </table:table-cell>
          <table:table-cell office:value-type="float" office:value="0.001100437" calcext:value-type="float">
            <text:p>0.00110043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2019-11-07 15:43:21</text:p>
          </table:table-cell>
          <table:table-cell office:value-type="float" office:value="27.41951" calcext:value-type="float">
            <text:p>27.41951</text:p>
          </table:table-cell>
          <table:table-cell office:value-type="float" office:value="0.250691205" calcext:value-type="float">
            <text:p>0.250691205</text:p>
          </table:table-cell>
          <table:table-cell office:value-type="float" office:value="0.246631533" calcext:value-type="float">
            <text:p>0.246631533</text:p>
          </table:table-cell>
          <table:table-cell office:value-type="float" office:value="0.258755715" calcext:value-type="float">
            <text:p>0.258755715</text:p>
          </table:table-cell>
          <table:table-cell office:value-type="float" office:value="0.252026151" calcext:value-type="float">
            <text:p>0.252026151</text:p>
          </table:table-cell>
          <table:table-cell office:value-type="float" office:value="0.250691205" calcext:value-type="float">
            <text:p>0.250691205</text:p>
          </table:table-cell>
          <table:table-cell office:value-type="float" office:value="0.252026151" calcext:value-type="float">
            <text:p>0.252026151</text:p>
          </table:table-cell>
          <table:table-cell office:value-type="float" office:value="0.005038883" calcext:value-type="float">
            <text:p>0.005038883</text:p>
          </table:table-cell>
          <table:table-cell office:value-type="float" office:value="0.000952314" calcext:value-type="float">
            <text:p>0.000952314</text:p>
          </table:table-cell>
          <table:table-cell office:value-type="float" office:value="0.000919147" calcext:value-type="float">
            <text:p>0.000919147</text:p>
          </table:table-cell>
          <table:table-cell office:value-type="float" office:value="0.001018201" calcext:value-type="float">
            <text:p>0.001018201</text:p>
          </table:table-cell>
          <table:table-cell office:value-type="float" office:value="0.000963221" calcext:value-type="float">
            <text:p>0.000963221</text:p>
          </table:table-cell>
          <table:table-cell office:value-type="float" office:value="0.000952314" calcext:value-type="float">
            <text:p>0.000952314</text:p>
          </table:table-cell>
          <table:table-cell office:value-type="float" office:value="0.000963221" calcext:value-type="float">
            <text:p>0.000963221</text:p>
          </table:table-cell>
          <table:table-cell office:value-type="float" office:value="0.000041167" calcext:value-type="float">
            <text:p>4.1167E-05</text:p>
          </table:table-cell>
          <table:table-cell office:value-type="float" office:value="0.024139287" calcext:value-type="float">
            <text:p>0.024139287</text:p>
          </table:table-cell>
          <table:table-cell office:value-type="float" office:value="0.023298573" calcext:value-type="float">
            <text:p>0.023298573</text:p>
          </table:table-cell>
          <table:table-cell office:value-type="float" office:value="0.025809357" calcext:value-type="float">
            <text:p>0.025809357</text:p>
          </table:table-cell>
          <table:table-cell office:value-type="float" office:value="0.024415739" calcext:value-type="float">
            <text:p>0.024415739</text:p>
          </table:table-cell>
          <table:table-cell office:value-type="float" office:value="0.024139287" calcext:value-type="float">
            <text:p>0.024139287</text:p>
          </table:table-cell>
          <table:table-cell office:value-type="float" office:value="0.024415739" calcext:value-type="float">
            <text:p>0.024415739</text:p>
          </table:table-cell>
          <table:table-cell office:value-type="float" office:value="0.001043497" calcext:value-type="float">
            <text:p>0.00104349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2019-11-07 15:43:22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50496298" calcext:value-type="float">
            <text:p>0.250496298</text:p>
          </table:table-cell>
          <table:table-cell office:value-type="float" office:value="0.246269136" calcext:value-type="float">
            <text:p>0.246269136</text:p>
          </table:table-cell>
          <table:table-cell office:value-type="float" office:value="0.258496435" calcext:value-type="float">
            <text:p>0.258496435</text:p>
          </table:table-cell>
          <table:table-cell office:value-type="float" office:value="0.251753956" calcext:value-type="float">
            <text:p>0.251753956</text:p>
          </table:table-cell>
          <table:table-cell office:value-type="float" office:value="0.250496298" calcext:value-type="float">
            <text:p>0.250496298</text:p>
          </table:table-cell>
          <table:table-cell office:value-type="float" office:value="0.251753956" calcext:value-type="float">
            <text:p>0.251753956</text:p>
          </table:table-cell>
          <table:table-cell office:value-type="float" office:value="0.00507037" calcext:value-type="float">
            <text:p>0.00507037</text:p>
          </table:table-cell>
          <table:table-cell office:value-type="float" office:value="0.000950722" calcext:value-type="float">
            <text:p>0.000950722</text:p>
          </table:table-cell>
          <table:table-cell office:value-type="float" office:value="0.000916186" calcext:value-type="float">
            <text:p>0.000916186</text:p>
          </table:table-cell>
          <table:table-cell office:value-type="float" office:value="0.001016082" calcext:value-type="float">
            <text:p>0.001016082</text:p>
          </table:table-cell>
          <table:table-cell office:value-type="float" office:value="0.000960997" calcext:value-type="float">
            <text:p>0.000960997</text:p>
          </table:table-cell>
          <table:table-cell office:value-type="float" office:value="0.000950722" calcext:value-type="float">
            <text:p>0.000950722</text:p>
          </table:table-cell>
          <table:table-cell office:value-type="float" office:value="0.000960997" calcext:value-type="float">
            <text:p>0.000960997</text:p>
          </table:table-cell>
          <table:table-cell office:value-type="float" office:value="0.000041425" calcext:value-type="float">
            <text:p>4.1425E-05</text:p>
          </table:table-cell>
          <table:table-cell office:value-type="float" office:value="0.024098924" calcext:value-type="float">
            <text:p>0.024098924</text:p>
          </table:table-cell>
          <table:table-cell office:value-type="float" office:value="0.023223524" calcext:value-type="float">
            <text:p>0.023223524</text:p>
          </table:table-cell>
          <table:table-cell office:value-type="float" office:value="0.025755663" calcext:value-type="float">
            <text:p>0.025755663</text:p>
          </table:table-cell>
          <table:table-cell office:value-type="float" office:value="0.024359371" calcext:value-type="float">
            <text:p>0.024359371</text:p>
          </table:table-cell>
          <table:table-cell office:value-type="float" office:value="0.024098924" calcext:value-type="float">
            <text:p>0.024098924</text:p>
          </table:table-cell>
          <table:table-cell office:value-type="float" office:value="0.024359371" calcext:value-type="float">
            <text:p>0.024359371</text:p>
          </table:table-cell>
          <table:table-cell office:value-type="float" office:value="0.001050018" calcext:value-type="float">
            <text:p>0.00105001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2019-11-07 15:43:23</text:p>
          </table:table-cell>
          <table:table-cell office:value-type="float" office:value="27.42456" calcext:value-type="float">
            <text:p>27.42456</text:p>
          </table:table-cell>
          <table:table-cell office:value-type="float" office:value="0.24916771" calcext:value-type="float">
            <text:p>0.24916771</text:p>
          </table:table-cell>
          <table:table-cell office:value-type="float" office:value="0.246702462" calcext:value-type="float">
            <text:p>0.246702462</text:p>
          </table:table-cell>
          <table:table-cell office:value-type="float" office:value="0.260881813" calcext:value-type="float">
            <text:p>0.260881813</text:p>
          </table:table-cell>
          <table:table-cell office:value-type="float" office:value="0.252250662" calcext:value-type="float">
            <text:p>0.252250662</text:p>
          </table:table-cell>
          <table:table-cell office:value-type="float" office:value="0.24916771" calcext:value-type="float">
            <text:p>0.24916771</text:p>
          </table:table-cell>
          <table:table-cell office:value-type="float" office:value="0.252250662" calcext:value-type="float">
            <text:p>0.252250662</text:p>
          </table:table-cell>
          <table:table-cell office:value-type="float" office:value="0.006185571" calcext:value-type="float">
            <text:p>0.006185571</text:p>
          </table:table-cell>
          <table:table-cell office:value-type="float" office:value="0.000939867" calcext:value-type="float">
            <text:p>0.000939867</text:p>
          </table:table-cell>
          <table:table-cell office:value-type="float" office:value="0.000919726" calcext:value-type="float">
            <text:p>0.000919726</text:p>
          </table:table-cell>
          <table:table-cell office:value-type="float" office:value="0.001035571" calcext:value-type="float">
            <text:p>0.001035571</text:p>
          </table:table-cell>
          <table:table-cell office:value-type="float" office:value="0.000965055" calcext:value-type="float">
            <text:p>0.000965055</text:p>
          </table:table-cell>
          <table:table-cell office:value-type="float" office:value="0.000939867" calcext:value-type="float">
            <text:p>0.000939867</text:p>
          </table:table-cell>
          <table:table-cell office:value-type="float" office:value="0.000965055" calcext:value-type="float">
            <text:p>0.000965055</text:p>
          </table:table-cell>
          <table:table-cell office:value-type="float" office:value="0.000050536" calcext:value-type="float">
            <text:p>5.0536E-05</text:p>
          </table:table-cell>
          <table:table-cell office:value-type="float" office:value="0.023823788" calcext:value-type="float">
            <text:p>0.023823788</text:p>
          </table:table-cell>
          <table:table-cell office:value-type="float" office:value="0.023313262" calcext:value-type="float">
            <text:p>0.023313262</text:p>
          </table:table-cell>
          <table:table-cell office:value-type="float" office:value="0.026249648" calcext:value-type="float">
            <text:p>0.026249648</text:p>
          </table:table-cell>
          <table:table-cell office:value-type="float" office:value="0.024462233" calcext:value-type="float">
            <text:p>0.024462233</text:p>
          </table:table-cell>
          <table:table-cell office:value-type="float" office:value="0.023823788" calcext:value-type="float">
            <text:p>0.023823788</text:p>
          </table:table-cell>
          <table:table-cell office:value-type="float" office:value="0.024462233" calcext:value-type="float">
            <text:p>0.024462233</text:p>
          </table:table-cell>
          <table:table-cell office:value-type="float" office:value="0.001280963" calcext:value-type="float">
            <text:p>0.00128096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2019-11-07 15:43:25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50210792" calcext:value-type="float">
            <text:p>0.250210792</text:p>
          </table:table-cell>
          <table:table-cell office:value-type="float" office:value="0.246263772" calcext:value-type="float">
            <text:p>0.246263772</text:p>
          </table:table-cell>
          <table:table-cell office:value-type="float" office:value="0.259357126" calcext:value-type="float">
            <text:p>0.259357126</text:p>
          </table:table-cell>
          <table:table-cell office:value-type="float" office:value="0.251943896" calcext:value-type="float">
            <text:p>0.251943896</text:p>
          </table:table-cell>
          <table:table-cell office:value-type="float" office:value="0.250210792" calcext:value-type="float">
            <text:p>0.250210792</text:p>
          </table:table-cell>
          <table:table-cell office:value-type="float" office:value="0.251943896" calcext:value-type="float">
            <text:p>0.251943896</text:p>
          </table:table-cell>
          <table:table-cell office:value-type="float" office:value="0.00548402" calcext:value-type="float">
            <text:p>0.00548402</text:p>
          </table:table-cell>
          <table:table-cell office:value-type="float" office:value="0.000948389" calcext:value-type="float">
            <text:p>0.000948389</text:p>
          </table:table-cell>
          <table:table-cell office:value-type="float" office:value="0.000916142" calcext:value-type="float">
            <text:p>0.000916142</text:p>
          </table:table-cell>
          <table:table-cell office:value-type="float" office:value="0.001023114" calcext:value-type="float">
            <text:p>0.001023114</text:p>
          </table:table-cell>
          <table:table-cell office:value-type="float" office:value="0.000962549" calcext:value-type="float">
            <text:p>0.000962549</text:p>
          </table:table-cell>
          <table:table-cell office:value-type="float" office:value="0.000948389" calcext:value-type="float">
            <text:p>0.000948389</text:p>
          </table:table-cell>
          <table:table-cell office:value-type="float" office:value="0.000962549" calcext:value-type="float">
            <text:p>0.000962549</text:p>
          </table:table-cell>
          <table:table-cell office:value-type="float" office:value="0.000044804" calcext:value-type="float">
            <text:p>4.4804E-05</text:p>
          </table:table-cell>
          <table:table-cell office:value-type="float" office:value="0.024039799" calcext:value-type="float">
            <text:p>0.024039799</text:p>
          </table:table-cell>
          <table:table-cell office:value-type="float" office:value="0.023222414" calcext:value-type="float">
            <text:p>0.023222414</text:p>
          </table:table-cell>
          <table:table-cell office:value-type="float" office:value="0.025933903" calcext:value-type="float">
            <text:p>0.025933903</text:p>
          </table:table-cell>
          <table:table-cell office:value-type="float" office:value="0.024398705" calcext:value-type="float">
            <text:p>0.024398705</text:p>
          </table:table-cell>
          <table:table-cell office:value-type="float" office:value="0.024039799" calcext:value-type="float">
            <text:p>0.024039799</text:p>
          </table:table-cell>
          <table:table-cell office:value-type="float" office:value="0.024398705" calcext:value-type="float">
            <text:p>0.024398705</text:p>
          </table:table-cell>
          <table:table-cell office:value-type="float" office:value="0.00113568" calcext:value-type="float">
            <text:p>0.0011356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2019-11-07 15:43:26</text:p>
          </table:table-cell>
          <table:table-cell office:value-type="float" office:value="27.43467" calcext:value-type="float">
            <text:p>27.43467</text:p>
          </table:table-cell>
          <table:table-cell office:value-type="float" office:value="0.250554711" calcext:value-type="float">
            <text:p>0.250554711</text:p>
          </table:table-cell>
          <table:table-cell office:value-type="float" office:value="0.246599346" calcext:value-type="float">
            <text:p>0.246599346</text:p>
          </table:table-cell>
          <table:table-cell office:value-type="float" office:value="0.25826338" calcext:value-type="float">
            <text:p>0.25826338</text:p>
          </table:table-cell>
          <table:table-cell office:value-type="float" office:value="0.251805812" calcext:value-type="float">
            <text:p>0.251805812</text:p>
          </table:table-cell>
          <table:table-cell office:value-type="float" office:value="0.250554711" calcext:value-type="float">
            <text:p>0.250554711</text:p>
          </table:table-cell>
          <table:table-cell office:value-type="float" office:value="0.251805812" calcext:value-type="float">
            <text:p>0.251805812</text:p>
          </table:table-cell>
          <table:table-cell office:value-type="float" office:value="0.004843302" calcext:value-type="float">
            <text:p>0.004843302</text:p>
          </table:table-cell>
          <table:table-cell office:value-type="float" office:value="0.000951199" calcext:value-type="float">
            <text:p>0.000951199</text:p>
          </table:table-cell>
          <table:table-cell office:value-type="float" office:value="0.000918884" calcext:value-type="float">
            <text:p>0.000918884</text:p>
          </table:table-cell>
          <table:table-cell office:value-type="float" office:value="0.001014178" calcext:value-type="float">
            <text:p>0.001014178</text:p>
          </table:table-cell>
          <table:table-cell office:value-type="float" office:value="0.00096142" calcext:value-type="float">
            <text:p>0.00096142</text:p>
          </table:table-cell>
          <table:table-cell office:value-type="float" office:value="0.000951199" calcext:value-type="float">
            <text:p>0.000951199</text:p>
          </table:table-cell>
          <table:table-cell office:value-type="float" office:value="0.00096142" calcext:value-type="float">
            <text:p>0.00096142</text:p>
          </table:table-cell>
          <table:table-cell office:value-type="float" office:value="0.000039569" calcext:value-type="float">
            <text:p>3.9569E-05</text:p>
          </table:table-cell>
          <table:table-cell office:value-type="float" office:value="0.024111021" calcext:value-type="float">
            <text:p>0.024111021</text:p>
          </table:table-cell>
          <table:table-cell office:value-type="float" office:value="0.023291907" calcext:value-type="float">
            <text:p>0.023291907</text:p>
          </table:table-cell>
          <table:table-cell office:value-type="float" office:value="0.0257074" calcext:value-type="float">
            <text:p>0.0257074</text:p>
          </table:table-cell>
          <table:table-cell office:value-type="float" office:value="0.024370109" calcext:value-type="float">
            <text:p>0.024370109</text:p>
          </table:table-cell>
          <table:table-cell office:value-type="float" office:value="0.024111021" calcext:value-type="float">
            <text:p>0.024111021</text:p>
          </table:table-cell>
          <table:table-cell office:value-type="float" office:value="0.024370109" calcext:value-type="float">
            <text:p>0.024370109</text:p>
          </table:table-cell>
          <table:table-cell office:value-type="float" office:value="0.001002994" calcext:value-type="float">
            <text:p>0.00100299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2019-11-07 15:43:27</text:p>
          </table:table-cell>
          <table:table-cell office:value-type="float" office:value="27.43973" calcext:value-type="float">
            <text:p>27.43973</text:p>
          </table:table-cell>
          <table:table-cell office:value-type="float" office:value="0.250454575" calcext:value-type="float">
            <text:p>0.250454575</text:p>
          </table:table-cell>
          <table:table-cell office:value-type="float" office:value="0.246434837" calcext:value-type="float">
            <text:p>0.246434837</text:p>
          </table:table-cell>
          <table:table-cell office:value-type="float" office:value="0.258082182" calcext:value-type="float">
            <text:p>0.258082182</text:p>
          </table:table-cell>
          <table:table-cell office:value-type="float" office:value="0.251657198" calcext:value-type="float">
            <text:p>0.251657198</text:p>
          </table:table-cell>
          <table:table-cell office:value-type="float" office:value="0.250454575" calcext:value-type="float">
            <text:p>0.250454575</text:p>
          </table:table-cell>
          <table:table-cell office:value-type="float" office:value="0.251657198" calcext:value-type="float">
            <text:p>0.251657198</text:p>
          </table:table-cell>
          <table:table-cell office:value-type="float" office:value="0.004830451" calcext:value-type="float">
            <text:p>0.004830451</text:p>
          </table:table-cell>
          <table:table-cell office:value-type="float" office:value="0.000950381" calcext:value-type="float">
            <text:p>0.000950381</text:p>
          </table:table-cell>
          <table:table-cell office:value-type="float" office:value="0.00091754" calcext:value-type="float">
            <text:p>0.00091754</text:p>
          </table:table-cell>
          <table:table-cell office:value-type="float" office:value="0.001012698" calcext:value-type="float">
            <text:p>0.001012698</text:p>
          </table:table-cell>
          <table:table-cell office:value-type="float" office:value="0.000960206" calcext:value-type="float">
            <text:p>0.000960206</text:p>
          </table:table-cell>
          <table:table-cell office:value-type="float" office:value="0.000950381" calcext:value-type="float">
            <text:p>0.000950381</text:p>
          </table:table-cell>
          <table:table-cell office:value-type="float" office:value="0.000960206" calcext:value-type="float">
            <text:p>0.000960206</text:p>
          </table:table-cell>
          <table:table-cell office:value-type="float" office:value="0.000039464" calcext:value-type="float">
            <text:p>3.9464E-05</text:p>
          </table:table-cell>
          <table:table-cell office:value-type="float" office:value="0.024090284" calcext:value-type="float">
            <text:p>0.024090284</text:p>
          </table:table-cell>
          <table:table-cell office:value-type="float" office:value="0.023257839" calcext:value-type="float">
            <text:p>0.023257839</text:p>
          </table:table-cell>
          <table:table-cell office:value-type="float" office:value="0.025669876" calcext:value-type="float">
            <text:p>0.025669876</text:p>
          </table:table-cell>
          <table:table-cell office:value-type="float" office:value="0.024339333" calcext:value-type="float">
            <text:p>0.024339333</text:p>
          </table:table-cell>
          <table:table-cell office:value-type="float" office:value="0.024090284" calcext:value-type="float">
            <text:p>0.024090284</text:p>
          </table:table-cell>
          <table:table-cell office:value-type="float" office:value="0.024339333" calcext:value-type="float">
            <text:p>0.024339333</text:p>
          </table:table-cell>
          <table:table-cell office:value-type="float" office:value="0.001000333" calcext:value-type="float">
            <text:p>0.00100033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2019-11-07 15:43:28</text:p>
          </table:table-cell>
          <table:table-cell office:value-type="float" office:value="27.43467" calcext:value-type="float">
            <text:p>27.43467</text:p>
          </table:table-cell>
          <table:table-cell office:value-type="float" office:value="0.250472456" calcext:value-type="float">
            <text:p>0.250472456</text:p>
          </table:table-cell>
          <table:table-cell office:value-type="float" office:value="0.246347218" calcext:value-type="float">
            <text:p>0.246347218</text:p>
          </table:table-cell>
          <table:table-cell office:value-type="float" office:value="0.258419545" calcext:value-type="float">
            <text:p>0.258419545</text:p>
          </table:table-cell>
          <table:table-cell office:value-type="float" office:value="0.251746406" calcext:value-type="float">
            <text:p>0.251746406</text:p>
          </table:table-cell>
          <table:table-cell office:value-type="float" office:value="0.250472456" calcext:value-type="float">
            <text:p>0.250472456</text:p>
          </table:table-cell>
          <table:table-cell office:value-type="float" office:value="0.251746406" calcext:value-type="float">
            <text:p>0.251746406</text:p>
          </table:table-cell>
          <table:table-cell office:value-type="float" office:value="0.005010155" calcext:value-type="float">
            <text:p>0.005010155</text:p>
          </table:table-cell>
          <table:table-cell office:value-type="float" office:value="0.000950527" calcext:value-type="float">
            <text:p>0.000950527</text:p>
          </table:table-cell>
          <table:table-cell office:value-type="float" office:value="0.000916824" calcext:value-type="float">
            <text:p>0.000916824</text:p>
          </table:table-cell>
          <table:table-cell office:value-type="float" office:value="0.001015454" calcext:value-type="float">
            <text:p>0.001015454</text:p>
          </table:table-cell>
          <table:table-cell office:value-type="float" office:value="0.000960935" calcext:value-type="float">
            <text:p>0.000960935</text:p>
          </table:table-cell>
          <table:table-cell office:value-type="float" office:value="0.000950527" calcext:value-type="float">
            <text:p>0.000950527</text:p>
          </table:table-cell>
          <table:table-cell office:value-type="float" office:value="0.000960935" calcext:value-type="float">
            <text:p>0.000960935</text:p>
          </table:table-cell>
          <table:table-cell office:value-type="float" office:value="0.000040933" calcext:value-type="float">
            <text:p>4.0933E-05</text:p>
          </table:table-cell>
          <table:table-cell office:value-type="float" office:value="0.024093987" calcext:value-type="float">
            <text:p>0.024093987</text:p>
          </table:table-cell>
          <table:table-cell office:value-type="float" office:value="0.023239694" calcext:value-type="float">
            <text:p>0.023239694</text:p>
          </table:table-cell>
          <table:table-cell office:value-type="float" office:value="0.02573974" calcext:value-type="float">
            <text:p>0.02573974</text:p>
          </table:table-cell>
          <table:table-cell office:value-type="float" office:value="0.024357807" calcext:value-type="float">
            <text:p>0.024357807</text:p>
          </table:table-cell>
          <table:table-cell office:value-type="float" office:value="0.024093987" calcext:value-type="float">
            <text:p>0.024093987</text:p>
          </table:table-cell>
          <table:table-cell office:value-type="float" office:value="0.024357807" calcext:value-type="float">
            <text:p>0.024357807</text:p>
          </table:table-cell>
          <table:table-cell office:value-type="float" office:value="0.001037548" calcext:value-type="float">
            <text:p>0.00103754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2019-11-07 15:43:30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50650078" calcext:value-type="float">
            <text:p>0.250650078</text:p>
          </table:table-cell>
          <table:table-cell office:value-type="float" office:value="0.246115952" calcext:value-type="float">
            <text:p>0.246115952</text:p>
          </table:table-cell>
          <table:table-cell office:value-type="float" office:value="0.258478553" calcext:value-type="float">
            <text:p>0.258478553</text:p>
          </table:table-cell>
          <table:table-cell office:value-type="float" office:value="0.251748195" calcext:value-type="float">
            <text:p>0.251748195</text:p>
          </table:table-cell>
          <table:table-cell office:value-type="float" office:value="0.250650078" calcext:value-type="float">
            <text:p>0.250650078</text:p>
          </table:table-cell>
          <table:table-cell office:value-type="float" office:value="0.251748195" calcext:value-type="float">
            <text:p>0.251748195</text:p>
          </table:table-cell>
          <table:table-cell office:value-type="float" office:value="0.005106393" calcext:value-type="float">
            <text:p>0.005106393</text:p>
          </table:table-cell>
          <table:table-cell office:value-type="float" office:value="0.000951978" calcext:value-type="float">
            <text:p>0.000951978</text:p>
          </table:table-cell>
          <table:table-cell office:value-type="float" office:value="0.000914935" calcext:value-type="float">
            <text:p>0.000914935</text:p>
          </table:table-cell>
          <table:table-cell office:value-type="float" office:value="0.001015936" calcext:value-type="float">
            <text:p>0.001015936</text:p>
          </table:table-cell>
          <table:table-cell office:value-type="float" office:value="0.00096095" calcext:value-type="float">
            <text:p>0.00096095</text:p>
          </table:table-cell>
          <table:table-cell office:value-type="float" office:value="0.000951978" calcext:value-type="float">
            <text:p>0.000951978</text:p>
          </table:table-cell>
          <table:table-cell office:value-type="float" office:value="0.00096095" calcext:value-type="float">
            <text:p>0.00096095</text:p>
          </table:table-cell>
          <table:table-cell office:value-type="float" office:value="0.000041719" calcext:value-type="float">
            <text:p>4.1719E-05</text:p>
          </table:table-cell>
          <table:table-cell office:value-type="float" office:value="0.02413077" calcext:value-type="float">
            <text:p>0.02413077</text:p>
          </table:table-cell>
          <table:table-cell office:value-type="float" office:value="0.023191802" calcext:value-type="float">
            <text:p>0.023191802</text:p>
          </table:table-cell>
          <table:table-cell office:value-type="float" office:value="0.02575196" calcext:value-type="float">
            <text:p>0.02575196</text:p>
          </table:table-cell>
          <table:table-cell office:value-type="float" office:value="0.024358177" calcext:value-type="float">
            <text:p>0.024358177</text:p>
          </table:table-cell>
          <table:table-cell office:value-type="float" office:value="0.02413077" calcext:value-type="float">
            <text:p>0.02413077</text:p>
          </table:table-cell>
          <table:table-cell office:value-type="float" office:value="0.024358177" calcext:value-type="float">
            <text:p>0.024358177</text:p>
          </table:table-cell>
          <table:table-cell office:value-type="float" office:value="0.001057478" calcext:value-type="float">
            <text:p>0.00105747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2019-11-07 15:43:31</text:p>
          </table:table-cell>
          <table:table-cell office:value-type="float" office:value="27.43467" calcext:value-type="float">
            <text:p>27.43467</text:p>
          </table:table-cell>
          <table:table-cell office:value-type="float" office:value="0.250647694" calcext:value-type="float">
            <text:p>0.250647694</text:p>
          </table:table-cell>
          <table:table-cell office:value-type="float" office:value="0.246452123" calcext:value-type="float">
            <text:p>0.246452123</text:p>
          </table:table-cell>
          <table:table-cell office:value-type="float" office:value="0.258241923" calcext:value-type="float">
            <text:p>0.258241923</text:p>
          </table:table-cell>
          <table:table-cell office:value-type="float" office:value="0.25178058" calcext:value-type="float">
            <text:p>0.25178058</text:p>
          </table:table-cell>
          <table:table-cell office:value-type="float" office:value="0.250647694" calcext:value-type="float">
            <text:p>0.250647694</text:p>
          </table:table-cell>
          <table:table-cell office:value-type="float" office:value="0.25178058" calcext:value-type="float">
            <text:p>0.25178058</text:p>
          </table:table-cell>
          <table:table-cell office:value-type="float" office:value="0.004879373" calcext:value-type="float">
            <text:p>0.004879373</text:p>
          </table:table-cell>
          <table:table-cell office:value-type="float" office:value="0.000951959" calcext:value-type="float">
            <text:p>0.000951959</text:p>
          </table:table-cell>
          <table:table-cell office:value-type="float" office:value="0.000917681" calcext:value-type="float">
            <text:p>0.000917681</text:p>
          </table:table-cell>
          <table:table-cell office:value-type="float" office:value="0.001014003" calcext:value-type="float">
            <text:p>0.001014003</text:p>
          </table:table-cell>
          <table:table-cell office:value-type="float" office:value="0.000961214" calcext:value-type="float">
            <text:p>0.000961214</text:p>
          </table:table-cell>
          <table:table-cell office:value-type="float" office:value="0.000951959" calcext:value-type="float">
            <text:p>0.000951959</text:p>
          </table:table-cell>
          <table:table-cell office:value-type="float" office:value="0.000961214" calcext:value-type="float">
            <text:p>0.000961214</text:p>
          </table:table-cell>
          <table:table-cell office:value-type="float" office:value="0.000039864" calcext:value-type="float">
            <text:p>3.9864E-05</text:p>
          </table:table-cell>
          <table:table-cell office:value-type="float" office:value="0.024130276" calcext:value-type="float">
            <text:p>0.024130276</text:p>
          </table:table-cell>
          <table:table-cell office:value-type="float" office:value="0.023261419" calcext:value-type="float">
            <text:p>0.023261419</text:p>
          </table:table-cell>
          <table:table-cell office:value-type="float" office:value="0.025702957" calcext:value-type="float">
            <text:p>0.025702957</text:p>
          </table:table-cell>
          <table:table-cell office:value-type="float" office:value="0.024364884" calcext:value-type="float">
            <text:p>0.024364884</text:p>
          </table:table-cell>
          <table:table-cell office:value-type="float" office:value="0.024130276" calcext:value-type="float">
            <text:p>0.024130276</text:p>
          </table:table-cell>
          <table:table-cell office:value-type="float" office:value="0.024364884" calcext:value-type="float">
            <text:p>0.024364884</text:p>
          </table:table-cell>
          <table:table-cell office:value-type="float" office:value="0.001010464" calcext:value-type="float">
            <text:p>0.00101046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2019-11-07 15:43:32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50294238" calcext:value-type="float">
            <text:p>0.250294238</text:p>
          </table:table-cell>
          <table:table-cell office:value-type="float" office:value="0.246347814" calcext:value-type="float">
            <text:p>0.246347814</text:p>
          </table:table-cell>
          <table:table-cell office:value-type="float" office:value="0.257974894" calcext:value-type="float">
            <text:p>0.257974894</text:p>
          </table:table-cell>
          <table:table-cell office:value-type="float" office:value="0.251538982" calcext:value-type="float">
            <text:p>0.251538982</text:p>
          </table:table-cell>
          <table:table-cell office:value-type="float" office:value="0.250294238" calcext:value-type="float">
            <text:p>0.250294238</text:p>
          </table:table-cell>
          <table:table-cell office:value-type="float" office:value="0.251538982" calcext:value-type="float">
            <text:p>0.251538982</text:p>
          </table:table-cell>
          <table:table-cell office:value-type="float" office:value="0.004827648" calcext:value-type="float">
            <text:p>0.004827648</text:p>
          </table:table-cell>
          <table:table-cell office:value-type="float" office:value="0.000949071" calcext:value-type="float">
            <text:p>0.000949071</text:p>
          </table:table-cell>
          <table:table-cell office:value-type="float" office:value="0.000916829" calcext:value-type="float">
            <text:p>0.000916829</text:p>
          </table:table-cell>
          <table:table-cell office:value-type="float" office:value="0.001011821" calcext:value-type="float">
            <text:p>0.001011821</text:p>
          </table:table-cell>
          <table:table-cell office:value-type="float" office:value="0.00095924" calcext:value-type="float">
            <text:p>0.00095924</text:p>
          </table:table-cell>
          <table:table-cell office:value-type="float" office:value="0.000949071" calcext:value-type="float">
            <text:p>0.000949071</text:p>
          </table:table-cell>
          <table:table-cell office:value-type="float" office:value="0.00095924" calcext:value-type="float">
            <text:p>0.00095924</text:p>
          </table:table-cell>
          <table:table-cell office:value-type="float" office:value="0.000039442" calcext:value-type="float">
            <text:p>3.9442E-05</text:p>
          </table:table-cell>
          <table:table-cell office:value-type="float" office:value="0.02405708" calcext:value-type="float">
            <text:p>0.02405708</text:p>
          </table:table-cell>
          <table:table-cell office:value-type="float" office:value="0.023239818" calcext:value-type="float">
            <text:p>0.023239818</text:p>
          </table:table-cell>
          <table:table-cell office:value-type="float" office:value="0.025647658" calcext:value-type="float">
            <text:p>0.025647658</text:p>
          </table:table-cell>
          <table:table-cell office:value-type="float" office:value="0.024314852" calcext:value-type="float">
            <text:p>0.024314852</text:p>
          </table:table-cell>
          <table:table-cell office:value-type="float" office:value="0.02405708" calcext:value-type="float">
            <text:p>0.02405708</text:p>
          </table:table-cell>
          <table:table-cell office:value-type="float" office:value="0.024314852" calcext:value-type="float">
            <text:p>0.024314852</text:p>
          </table:table-cell>
          <table:table-cell office:value-type="float" office:value="0.000999753" calcext:value-type="float">
            <text:p>0.00099975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2019-11-07 15:43:33</text:p>
          </table:table-cell>
          <table:table-cell office:value-type="float" office:value="27.42456" calcext:value-type="float">
            <text:p>27.42456</text:p>
          </table:table-cell>
          <table:table-cell office:value-type="float" office:value="0.249737531" calcext:value-type="float">
            <text:p>0.249737531</text:p>
          </table:table-cell>
          <table:table-cell office:value-type="float" office:value="0.247032672" calcext:value-type="float">
            <text:p>0.247032672</text:p>
          </table:table-cell>
          <table:table-cell office:value-type="float" office:value="0.258520276" calcext:value-type="float">
            <text:p>0.258520276</text:p>
          </table:table-cell>
          <table:table-cell office:value-type="float" office:value="0.251763493" calcext:value-type="float">
            <text:p>0.251763493</text:p>
          </table:table-cell>
          <table:table-cell office:value-type="float" office:value="0.249737531" calcext:value-type="float">
            <text:p>0.249737531</text:p>
          </table:table-cell>
          <table:table-cell office:value-type="float" office:value="0.251763493" calcext:value-type="float">
            <text:p>0.251763493</text:p>
          </table:table-cell>
          <table:table-cell office:value-type="float" office:value="0.004903717" calcext:value-type="float">
            <text:p>0.004903717</text:p>
          </table:table-cell>
          <table:table-cell office:value-type="float" office:value="0.000944523" calcext:value-type="float">
            <text:p>0.000944523</text:p>
          </table:table-cell>
          <table:table-cell office:value-type="float" office:value="0.000922424" calcext:value-type="float">
            <text:p>0.000922424</text:p>
          </table:table-cell>
          <table:table-cell office:value-type="float" office:value="0.001016277" calcext:value-type="float">
            <text:p>0.001016277</text:p>
          </table:table-cell>
          <table:table-cell office:value-type="float" office:value="0.000961075" calcext:value-type="float">
            <text:p>0.000961075</text:p>
          </table:table-cell>
          <table:table-cell office:value-type="float" office:value="0.000944523" calcext:value-type="float">
            <text:p>0.000944523</text:p>
          </table:table-cell>
          <table:table-cell office:value-type="float" office:value="0.000961075" calcext:value-type="float">
            <text:p>0.000961075</text:p>
          </table:table-cell>
          <table:table-cell office:value-type="float" office:value="0.000040063" calcext:value-type="float">
            <text:p>4.0063E-05</text:p>
          </table:table-cell>
          <table:table-cell office:value-type="float" office:value="0.023941792" calcext:value-type="float">
            <text:p>0.023941792</text:p>
          </table:table-cell>
          <table:table-cell office:value-type="float" office:value="0.023381645" calcext:value-type="float">
            <text:p>0.023381645</text:p>
          </table:table-cell>
          <table:table-cell office:value-type="float" office:value="0.025760601" calcext:value-type="float">
            <text:p>0.025760601</text:p>
          </table:table-cell>
          <table:table-cell office:value-type="float" office:value="0.024361346" calcext:value-type="float">
            <text:p>0.024361346</text:p>
          </table:table-cell>
          <table:table-cell office:value-type="float" office:value="0.023941792" calcext:value-type="float">
            <text:p>0.023941792</text:p>
          </table:table-cell>
          <table:table-cell office:value-type="float" office:value="0.024361346" calcext:value-type="float">
            <text:p>0.024361346</text:p>
          </table:table-cell>
          <table:table-cell office:value-type="float" office:value="0.001015506" calcext:value-type="float">
            <text:p>0.00101550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2019-11-07 15:43:35</text:p>
          </table:table-cell>
          <table:table-cell office:value-type="float" office:value="27.43467" calcext:value-type="float">
            <text:p>27.43467</text:p>
          </table:table-cell>
          <table:table-cell office:value-type="float" office:value="0.249798924" calcext:value-type="float">
            <text:p>0.249798924</text:p>
          </table:table-cell>
          <table:table-cell office:value-type="float" office:value="0.246649414" calcext:value-type="float">
            <text:p>0.246649414</text:p>
          </table:table-cell>
          <table:table-cell office:value-type="float" office:value="0.258808763" calcext:value-type="float">
            <text:p>0.258808763</text:p>
          </table:table-cell>
          <table:table-cell office:value-type="float" office:value="0.251752367" calcext:value-type="float">
            <text:p>0.251752367</text:p>
          </table:table-cell>
          <table:table-cell office:value-type="float" office:value="0.249798924" calcext:value-type="float">
            <text:p>0.249798924</text:p>
          </table:table-cell>
          <table:table-cell office:value-type="float" office:value="0.251752367" calcext:value-type="float">
            <text:p>0.251752367</text:p>
          </table:table-cell>
          <table:table-cell office:value-type="float" office:value="0.00515263" calcext:value-type="float">
            <text:p>0.00515263</text:p>
          </table:table-cell>
          <table:table-cell office:value-type="float" office:value="0.000945024" calcext:value-type="float">
            <text:p>0.000945024</text:p>
          </table:table-cell>
          <table:table-cell office:value-type="float" office:value="0.000919293" calcext:value-type="float">
            <text:p>0.000919293</text:p>
          </table:table-cell>
          <table:table-cell office:value-type="float" office:value="0.001018634" calcext:value-type="float">
            <text:p>0.001018634</text:p>
          </table:table-cell>
          <table:table-cell office:value-type="float" office:value="0.000960984" calcext:value-type="float">
            <text:p>0.000960984</text:p>
          </table:table-cell>
          <table:table-cell office:value-type="float" office:value="0.000945024" calcext:value-type="float">
            <text:p>0.000945024</text:p>
          </table:table-cell>
          <table:table-cell office:value-type="float" office:value="0.000960984" calcext:value-type="float">
            <text:p>0.000960984</text:p>
          </table:table-cell>
          <table:table-cell office:value-type="float" office:value="0.000042097" calcext:value-type="float">
            <text:p>4.2097E-05</text:p>
          </table:table-cell>
          <table:table-cell office:value-type="float" office:value="0.023954505" calcext:value-type="float">
            <text:p>0.023954505</text:p>
          </table:table-cell>
          <table:table-cell office:value-type="float" office:value="0.023302276" calcext:value-type="float">
            <text:p>0.023302276</text:p>
          </table:table-cell>
          <table:table-cell office:value-type="float" office:value="0.025820343" calcext:value-type="float">
            <text:p>0.025820343</text:p>
          </table:table-cell>
          <table:table-cell office:value-type="float" office:value="0.024359041" calcext:value-type="float">
            <text:p>0.024359041</text:p>
          </table:table-cell>
          <table:table-cell office:value-type="float" office:value="0.023954505" calcext:value-type="float">
            <text:p>0.023954505</text:p>
          </table:table-cell>
          <table:table-cell office:value-type="float" office:value="0.024359041" calcext:value-type="float">
            <text:p>0.024359041</text:p>
          </table:table-cell>
          <table:table-cell office:value-type="float" office:value="0.001067053" calcext:value-type="float">
            <text:p>0.00106705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2019-11-07 15:43:36</text:p>
          </table:table-cell>
          <table:table-cell office:value-type="float" office:value="27.42456" calcext:value-type="float">
            <text:p>27.42456</text:p>
          </table:table-cell>
          <table:table-cell office:value-type="float" office:value="0.249393016" calcext:value-type="float">
            <text:p>0.249393016</text:p>
          </table:table-cell>
          <table:table-cell office:value-type="float" office:value="0.246993333" calcext:value-type="float">
            <text:p>0.246993333</text:p>
          </table:table-cell>
          <table:table-cell office:value-type="float" office:value="0.258882673" calcext:value-type="float">
            <text:p>0.258882673</text:p>
          </table:table-cell>
          <table:table-cell office:value-type="float" office:value="0.25175634" calcext:value-type="float">
            <text:p>0.25175634</text:p>
          </table:table-cell>
          <table:table-cell office:value-type="float" office:value="0.249393016" calcext:value-type="float">
            <text:p>0.249393016</text:p>
          </table:table-cell>
          <table:table-cell office:value-type="float" office:value="0.25175634" calcext:value-type="float">
            <text:p>0.25175634</text:p>
          </table:table-cell>
          <table:table-cell office:value-type="float" office:value="0.005133425" calcext:value-type="float">
            <text:p>0.005133425</text:p>
          </table:table-cell>
          <table:table-cell office:value-type="float" office:value="0.000941708" calcext:value-type="float">
            <text:p>0.000941708</text:p>
          </table:table-cell>
          <table:table-cell office:value-type="float" office:value="0.000922103" calcext:value-type="float">
            <text:p>0.000922103</text:p>
          </table:table-cell>
          <table:table-cell office:value-type="float" office:value="0.001019238" calcext:value-type="float">
            <text:p>0.001019238</text:p>
          </table:table-cell>
          <table:table-cell office:value-type="float" office:value="0.000961016" calcext:value-type="float">
            <text:p>0.000961016</text:p>
          </table:table-cell>
          <table:table-cell office:value-type="float" office:value="0.000941708" calcext:value-type="float">
            <text:p>0.000941708</text:p>
          </table:table-cell>
          <table:table-cell office:value-type="float" office:value="0.000961016" calcext:value-type="float">
            <text:p>0.000961016</text:p>
          </table:table-cell>
          <table:table-cell office:value-type="float" office:value="0.00004194" calcext:value-type="float">
            <text:p>4.194E-05</text:p>
          </table:table-cell>
          <table:table-cell office:value-type="float" office:value="0.023870446" calcext:value-type="float">
            <text:p>0.023870446</text:p>
          </table:table-cell>
          <table:table-cell office:value-type="float" office:value="0.023373498" calcext:value-type="float">
            <text:p>0.023373498</text:p>
          </table:table-cell>
          <table:table-cell office:value-type="float" office:value="0.025835649" calcext:value-type="float">
            <text:p>0.025835649</text:p>
          </table:table-cell>
          <table:table-cell office:value-type="float" office:value="0.024359864" calcext:value-type="float">
            <text:p>0.024359864</text:p>
          </table:table-cell>
          <table:table-cell office:value-type="float" office:value="0.023870446" calcext:value-type="float">
            <text:p>0.023870446</text:p>
          </table:table-cell>
          <table:table-cell office:value-type="float" office:value="0.024359864" calcext:value-type="float">
            <text:p>0.024359864</text:p>
          </table:table-cell>
          <table:table-cell office:value-type="float" office:value="0.001063076" calcext:value-type="float">
            <text:p>0.00106307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2019-11-07 15:43:37</text:p>
          </table:table-cell>
          <table:table-cell office:value-type="float" office:value="27.42456" calcext:value-type="float">
            <text:p>27.42456</text:p>
          </table:table-cell>
          <table:table-cell office:value-type="float" office:value="0.249354869" calcext:value-type="float">
            <text:p>0.249354869</text:p>
          </table:table-cell>
          <table:table-cell office:value-type="float" office:value="0.246813327" calcext:value-type="float">
            <text:p>0.246813327</text:p>
          </table:table-cell>
          <table:table-cell office:value-type="float" office:value="0.260337026" calcext:value-type="float">
            <text:p>0.260337026</text:p>
          </table:table-cell>
          <table:table-cell office:value-type="float" office:value="0.252168407" calcext:value-type="float">
            <text:p>0.252168407</text:p>
          </table:table-cell>
          <table:table-cell office:value-type="float" office:value="0.249354869" calcext:value-type="float">
            <text:p>0.249354869</text:p>
          </table:table-cell>
          <table:table-cell office:value-type="float" office:value="0.252168407" calcext:value-type="float">
            <text:p>0.252168407</text:p>
          </table:table-cell>
          <table:table-cell office:value-type="float" office:value="0.005868538" calcext:value-type="float">
            <text:p>0.005868538</text:p>
          </table:table-cell>
          <table:table-cell office:value-type="float" office:value="0.000941396" calcext:value-type="float">
            <text:p>0.000941396</text:p>
          </table:table-cell>
          <table:table-cell office:value-type="float" office:value="0.000920632" calcext:value-type="float">
            <text:p>0.000920632</text:p>
          </table:table-cell>
          <table:table-cell office:value-type="float" office:value="0.00103112" calcext:value-type="float">
            <text:p>0.00103112</text:p>
          </table:table-cell>
          <table:table-cell office:value-type="float" office:value="0.000964383" calcext:value-type="float">
            <text:p>0.000964383</text:p>
          </table:table-cell>
          <table:table-cell office:value-type="float" office:value="0.000941396" calcext:value-type="float">
            <text:p>0.000941396</text:p>
          </table:table-cell>
          <table:table-cell office:value-type="float" office:value="0.000964383" calcext:value-type="float">
            <text:p>0.000964383</text:p>
          </table:table-cell>
          <table:table-cell office:value-type="float" office:value="0.000047946" calcext:value-type="float">
            <text:p>4.7946E-05</text:p>
          </table:table-cell>
          <table:table-cell office:value-type="float" office:value="0.023862547" calcext:value-type="float">
            <text:p>0.023862547</text:p>
          </table:table-cell>
          <table:table-cell office:value-type="float" office:value="0.023336221" calcext:value-type="float">
            <text:p>0.023336221</text:p>
          </table:table-cell>
          <table:table-cell office:value-type="float" office:value="0.026136829" calcext:value-type="float">
            <text:p>0.026136829</text:p>
          </table:table-cell>
          <table:table-cell office:value-type="float" office:value="0.024445199" calcext:value-type="float">
            <text:p>0.024445199</text:p>
          </table:table-cell>
          <table:table-cell office:value-type="float" office:value="0.023862547" calcext:value-type="float">
            <text:p>0.023862547</text:p>
          </table:table-cell>
          <table:table-cell office:value-type="float" office:value="0.024445199" calcext:value-type="float">
            <text:p>0.024445199</text:p>
          </table:table-cell>
          <table:table-cell office:value-type="float" office:value="0.001215309" calcext:value-type="float">
            <text:p>0.00121530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2019-11-07 15:43:38</text:p>
          </table:table-cell>
          <table:table-cell office:value-type="float" office:value="27.43467" calcext:value-type="float">
            <text:p>27.43467</text:p>
          </table:table-cell>
          <table:table-cell office:value-type="float" office:value="0.249516994" calcext:value-type="float">
            <text:p>0.249516994</text:p>
          </table:table-cell>
          <table:table-cell office:value-type="float" office:value="0.246723324" calcext:value-type="float">
            <text:p>0.246723324</text:p>
          </table:table-cell>
          <table:table-cell office:value-type="float" office:value="0.260674388" calcext:value-type="float">
            <text:p>0.260674388</text:p>
          </table:table-cell>
          <table:table-cell office:value-type="float" office:value="0.252304902" calcext:value-type="float">
            <text:p>0.252304902</text:p>
          </table:table-cell>
          <table:table-cell office:value-type="float" office:value="0.249516994" calcext:value-type="float">
            <text:p>0.249516994</text:p>
          </table:table-cell>
          <table:table-cell office:value-type="float" office:value="0.252304902" calcext:value-type="float">
            <text:p>0.252304902</text:p>
          </table:table-cell>
          <table:table-cell office:value-type="float" office:value="0.006027016" calcext:value-type="float">
            <text:p>0.006027016</text:p>
          </table:table-cell>
          <table:table-cell office:value-type="float" office:value="0.000942721" calcext:value-type="float">
            <text:p>0.000942721</text:p>
          </table:table-cell>
          <table:table-cell office:value-type="float" office:value="0.000919897" calcext:value-type="float">
            <text:p>0.000919897</text:p>
          </table:table-cell>
          <table:table-cell office:value-type="float" office:value="0.001033876" calcext:value-type="float">
            <text:p>0.001033876</text:p>
          </table:table-cell>
          <table:table-cell office:value-type="float" office:value="0.000965498" calcext:value-type="float">
            <text:p>0.000965498</text:p>
          </table:table-cell>
          <table:table-cell office:value-type="float" office:value="0.000942721" calcext:value-type="float">
            <text:p>0.000942721</text:p>
          </table:table-cell>
          <table:table-cell office:value-type="float" office:value="0.000965498" calcext:value-type="float">
            <text:p>0.000965498</text:p>
          </table:table-cell>
          <table:table-cell office:value-type="float" office:value="0.00004924" calcext:value-type="float">
            <text:p>4.924E-05</text:p>
          </table:table-cell>
          <table:table-cell office:value-type="float" office:value="0.023896121" calcext:value-type="float">
            <text:p>0.023896121</text:p>
          </table:table-cell>
          <table:table-cell office:value-type="float" office:value="0.023317582" calcext:value-type="float">
            <text:p>0.023317582</text:p>
          </table:table-cell>
          <table:table-cell office:value-type="float" office:value="0.026206693" calcext:value-type="float">
            <text:p>0.026206693</text:p>
          </table:table-cell>
          <table:table-cell office:value-type="float" office:value="0.024473465" calcext:value-type="float">
            <text:p>0.024473465</text:p>
          </table:table-cell>
          <table:table-cell office:value-type="float" office:value="0.023896121" calcext:value-type="float">
            <text:p>0.023896121</text:p>
          </table:table-cell>
          <table:table-cell office:value-type="float" office:value="0.024473465" calcext:value-type="float">
            <text:p>0.024473465</text:p>
          </table:table-cell>
          <table:table-cell office:value-type="float" office:value="0.001248128" calcext:value-type="float">
            <text:p>0.00124812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2019-11-07 15:43:39</text:p>
          </table:table-cell>
          <table:table-cell office:value-type="float" office:value="27.43467" calcext:value-type="float">
            <text:p>27.43467</text:p>
          </table:table-cell>
          <table:table-cell office:value-type="float" office:value="0.249400169" calcext:value-type="float">
            <text:p>0.249400169</text:p>
          </table:table-cell>
          <table:table-cell office:value-type="float" office:value="0.246507555" calcext:value-type="float">
            <text:p>0.246507555</text:p>
          </table:table-cell>
          <table:table-cell office:value-type="float" office:value="0.260171325" calcext:value-type="float">
            <text:p>0.260171325</text:p>
          </table:table-cell>
          <table:table-cell office:value-type="float" office:value="0.25202635" calcext:value-type="float">
            <text:p>0.25202635</text:p>
          </table:table-cell>
          <table:table-cell office:value-type="float" office:value="0.249400169" calcext:value-type="float">
            <text:p>0.249400169</text:p>
          </table:table-cell>
          <table:table-cell office:value-type="float" office:value="0.25202635" calcext:value-type="float">
            <text:p>0.25202635</text:p>
          </table:table-cell>
          <table:table-cell office:value-type="float" office:value="0.005879188" calcext:value-type="float">
            <text:p>0.005879188</text:p>
          </table:table-cell>
          <table:table-cell office:value-type="float" office:value="0.000941766" calcext:value-type="float">
            <text:p>0.000941766</text:p>
          </table:table-cell>
          <table:table-cell office:value-type="float" office:value="0.000918134" calcext:value-type="float">
            <text:p>0.000918134</text:p>
          </table:table-cell>
          <table:table-cell office:value-type="float" office:value="0.001029766" calcext:value-type="float">
            <text:p>0.001029766</text:p>
          </table:table-cell>
          <table:table-cell office:value-type="float" office:value="0.000963222" calcext:value-type="float">
            <text:p>0.000963222</text:p>
          </table:table-cell>
          <table:table-cell office:value-type="float" office:value="0.000941766" calcext:value-type="float">
            <text:p>0.000941766</text:p>
          </table:table-cell>
          <table:table-cell office:value-type="float" office:value="0.000963222" calcext:value-type="float">
            <text:p>0.000963222</text:p>
          </table:table-cell>
          <table:table-cell office:value-type="float" office:value="0.000048033" calcext:value-type="float">
            <text:p>4.8033E-05</text:p>
          </table:table-cell>
          <table:table-cell office:value-type="float" office:value="0.023871928" calcext:value-type="float">
            <text:p>0.023871928</text:p>
          </table:table-cell>
          <table:table-cell office:value-type="float" office:value="0.023272898" calcext:value-type="float">
            <text:p>0.023272898</text:p>
          </table:table-cell>
          <table:table-cell office:value-type="float" office:value="0.026102514" calcext:value-type="float">
            <text:p>0.026102514</text:p>
          </table:table-cell>
          <table:table-cell office:value-type="float" office:value="0.02441578" calcext:value-type="float">
            <text:p>0.02441578</text:p>
          </table:table-cell>
          <table:table-cell office:value-type="float" office:value="0.023871928" calcext:value-type="float">
            <text:p>0.023871928</text:p>
          </table:table-cell>
          <table:table-cell office:value-type="float" office:value="0.02441578" calcext:value-type="float">
            <text:p>0.02441578</text:p>
          </table:table-cell>
          <table:table-cell office:value-type="float" office:value="0.001217515" calcext:value-type="float">
            <text:p>0.00121751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2019-11-07 15:43:41</text:p>
          </table:table-cell>
          <table:table-cell office:value-type="float" office:value="27.41951" calcext:value-type="float">
            <text:p>27.41951</text:p>
          </table:table-cell>
          <table:table-cell office:value-type="float" office:value="0.250050455" calcext:value-type="float">
            <text:p>0.250050455</text:p>
          </table:table-cell>
          <table:table-cell office:value-type="float" office:value="0.246364504" calcext:value-type="float">
            <text:p>0.246364504</text:p>
          </table:table-cell>
          <table:table-cell office:value-type="float" office:value="0.259126456" calcext:value-type="float">
            <text:p>0.259126456</text:p>
          </table:table-cell>
          <table:table-cell office:value-type="float" office:value="0.251847138" calcext:value-type="float">
            <text:p>0.251847138</text:p>
          </table:table-cell>
          <table:table-cell office:value-type="float" office:value="0.250050455" calcext:value-type="float">
            <text:p>0.250050455</text:p>
          </table:table-cell>
          <table:table-cell office:value-type="float" office:value="0.251847138" calcext:value-type="float">
            <text:p>0.251847138</text:p>
          </table:table-cell>
          <table:table-cell office:value-type="float" office:value="0.005362705" calcext:value-type="float">
            <text:p>0.005362705</text:p>
          </table:table-cell>
          <table:table-cell office:value-type="float" office:value="0.000947079" calcext:value-type="float">
            <text:p>0.000947079</text:p>
          </table:table-cell>
          <table:table-cell office:value-type="float" office:value="0.000916965" calcext:value-type="float">
            <text:p>0.000916965</text:p>
          </table:table-cell>
          <table:table-cell office:value-type="float" office:value="0.00102123" calcext:value-type="float">
            <text:p>0.00102123</text:p>
          </table:table-cell>
          <table:table-cell office:value-type="float" office:value="0.000961758" calcext:value-type="float">
            <text:p>0.000961758</text:p>
          </table:table-cell>
          <table:table-cell office:value-type="float" office:value="0.000947079" calcext:value-type="float">
            <text:p>0.000947079</text:p>
          </table:table-cell>
          <table:table-cell office:value-type="float" office:value="0.000961758" calcext:value-type="float">
            <text:p>0.000961758</text:p>
          </table:table-cell>
          <table:table-cell office:value-type="float" office:value="0.000043813" calcext:value-type="float">
            <text:p>4.3813E-05</text:p>
          </table:table-cell>
          <table:table-cell office:value-type="float" office:value="0.024006595" calcext:value-type="float">
            <text:p>0.024006595</text:p>
          </table:table-cell>
          <table:table-cell office:value-type="float" office:value="0.023243274" calcext:value-type="float">
            <text:p>0.023243274</text:p>
          </table:table-cell>
          <table:table-cell office:value-type="float" office:value="0.025886134" calcext:value-type="float">
            <text:p>0.025886134</text:p>
          </table:table-cell>
          <table:table-cell office:value-type="float" office:value="0.024378667" calcext:value-type="float">
            <text:p>0.024378667</text:p>
          </table:table-cell>
          <table:table-cell office:value-type="float" office:value="0.024006595" calcext:value-type="float">
            <text:p>0.024006595</text:p>
          </table:table-cell>
          <table:table-cell office:value-type="float" office:value="0.024378667" calcext:value-type="float">
            <text:p>0.024378667</text:p>
          </table:table-cell>
          <table:table-cell office:value-type="float" office:value="0.001110557" calcext:value-type="float">
            <text:p>0.00111055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2019-11-07 15:43:42</text:p>
          </table:table-cell>
          <table:table-cell office:value-type="float" office:value="27.43467" calcext:value-type="float">
            <text:p>27.43467</text:p>
          </table:table-cell>
          <table:table-cell office:value-type="float" office:value="0.250125557" calcext:value-type="float">
            <text:p>0.250125557</text:p>
          </table:table-cell>
          <table:table-cell office:value-type="float" office:value="0.246096283" calcext:value-type="float">
            <text:p>0.246096283</text:p>
          </table:table-cell>
          <table:table-cell office:value-type="float" office:value="0.25866452" calcext:value-type="float">
            <text:p>0.25866452</text:p>
          </table:table-cell>
          <table:table-cell office:value-type="float" office:value="0.251628787" calcext:value-type="float">
            <text:p>0.251628787</text:p>
          </table:table-cell>
          <table:table-cell office:value-type="float" office:value="0.250125557" calcext:value-type="float">
            <text:p>0.250125557</text:p>
          </table:table-cell>
          <table:table-cell office:value-type="float" office:value="0.251628787" calcext:value-type="float">
            <text:p>0.251628787</text:p>
          </table:table-cell>
          <table:table-cell office:value-type="float" office:value="0.005239906" calcext:value-type="float">
            <text:p>0.005239906</text:p>
          </table:table-cell>
          <table:table-cell office:value-type="float" office:value="0.000947693" calcext:value-type="float">
            <text:p>0.000947693</text:p>
          </table:table-cell>
          <table:table-cell office:value-type="float" office:value="0.000914774" calcext:value-type="float">
            <text:p>0.000914774</text:p>
          </table:table-cell>
          <table:table-cell office:value-type="float" office:value="0.001017456" calcext:value-type="float">
            <text:p>0.001017456</text:p>
          </table:table-cell>
          <table:table-cell office:value-type="float" office:value="0.000959974" calcext:value-type="float">
            <text:p>0.000959974</text:p>
          </table:table-cell>
          <table:table-cell office:value-type="float" office:value="0.000947693" calcext:value-type="float">
            <text:p>0.000947693</text:p>
          </table:table-cell>
          <table:table-cell office:value-type="float" office:value="0.000959974" calcext:value-type="float">
            <text:p>0.000959974</text:p>
          </table:table-cell>
          <table:table-cell office:value-type="float" office:value="0.00004281" calcext:value-type="float">
            <text:p>4.281E-05</text:p>
          </table:table-cell>
          <table:table-cell office:value-type="float" office:value="0.024022148" calcext:value-type="float">
            <text:p>0.024022148</text:p>
          </table:table-cell>
          <table:table-cell office:value-type="float" office:value="0.023187728" calcext:value-type="float">
            <text:p>0.023187728</text:p>
          </table:table-cell>
          <table:table-cell office:value-type="float" office:value="0.025790472" calcext:value-type="float">
            <text:p>0.025790472</text:p>
          </table:table-cell>
          <table:table-cell office:value-type="float" office:value="0.024333449" calcext:value-type="float">
            <text:p>0.024333449</text:p>
          </table:table-cell>
          <table:table-cell office:value-type="float" office:value="0.024022148" calcext:value-type="float">
            <text:p>0.024022148</text:p>
          </table:table-cell>
          <table:table-cell office:value-type="float" office:value="0.024333449" calcext:value-type="float">
            <text:p>0.024333449</text:p>
          </table:table-cell>
          <table:table-cell office:value-type="float" office:value="0.001085127" calcext:value-type="float">
            <text:p>0.00108512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2019-11-07 15:43:43</text:p>
          </table:table-cell>
          <table:table-cell office:value-type="float" office:value="27.43467" calcext:value-type="float">
            <text:p>27.43467</text:p>
          </table:table-cell>
          <table:table-cell office:value-type="float" office:value="0.250633985" calcext:value-type="float">
            <text:p>0.250633985</text:p>
          </table:table-cell>
          <table:table-cell office:value-type="float" office:value="0.246032506" calcext:value-type="float">
            <text:p>0.246032506</text:p>
          </table:table-cell>
          <table:table-cell office:value-type="float" office:value="0.257451565" calcext:value-type="float">
            <text:p>0.257451565</text:p>
          </table:table-cell>
          <table:table-cell office:value-type="float" office:value="0.251372685" calcext:value-type="float">
            <text:p>0.251372685</text:p>
          </table:table-cell>
          <table:table-cell office:value-type="float" office:value="0.250633985" calcext:value-type="float">
            <text:p>0.250633985</text:p>
          </table:table-cell>
          <table:table-cell office:value-type="float" office:value="0.251372685" calcext:value-type="float">
            <text:p>0.251372685</text:p>
          </table:table-cell>
          <table:table-cell office:value-type="float" office:value="0.004690983" calcext:value-type="float">
            <text:p>0.004690983</text:p>
          </table:table-cell>
          <table:table-cell office:value-type="float" office:value="0.000951847" calcext:value-type="float">
            <text:p>0.000951847</text:p>
          </table:table-cell>
          <table:table-cell office:value-type="float" office:value="0.000914253" calcext:value-type="float">
            <text:p>0.000914253</text:p>
          </table:table-cell>
          <table:table-cell office:value-type="float" office:value="0.001007546" calcext:value-type="float">
            <text:p>0.001007546</text:p>
          </table:table-cell>
          <table:table-cell office:value-type="float" office:value="0.000957882" calcext:value-type="float">
            <text:p>0.000957882</text:p>
          </table:table-cell>
          <table:table-cell office:value-type="float" office:value="0.000951847" calcext:value-type="float">
            <text:p>0.000951847</text:p>
          </table:table-cell>
          <table:table-cell office:value-type="float" office:value="0.000957882" calcext:value-type="float">
            <text:p>0.000957882</text:p>
          </table:table-cell>
          <table:table-cell office:value-type="float" office:value="0.000038325" calcext:value-type="float">
            <text:p>3.8325E-05</text:p>
          </table:table-cell>
          <table:table-cell office:value-type="float" office:value="0.024127437" calcext:value-type="float">
            <text:p>0.024127437</text:p>
          </table:table-cell>
          <table:table-cell office:value-type="float" office:value="0.023174521" calcext:value-type="float">
            <text:p>0.023174521</text:p>
          </table:table-cell>
          <table:table-cell office:value-type="float" office:value="0.025539283" calcext:value-type="float">
            <text:p>0.025539283</text:p>
          </table:table-cell>
          <table:table-cell office:value-type="float" office:value="0.024280414" calcext:value-type="float">
            <text:p>0.024280414</text:p>
          </table:table-cell>
          <table:table-cell office:value-type="float" office:value="0.024127437" calcext:value-type="float">
            <text:p>0.024127437</text:p>
          </table:table-cell>
          <table:table-cell office:value-type="float" office:value="0.024280414" calcext:value-type="float">
            <text:p>0.024280414</text:p>
          </table:table-cell>
          <table:table-cell office:value-type="float" office:value="0.000971451" calcext:value-type="float">
            <text:p>0.00097145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2019-11-07 15:43:44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50695378" calcext:value-type="float">
            <text:p>0.250695378</text:p>
          </table:table-cell>
          <table:table-cell office:value-type="float" office:value="0.246115356" calcext:value-type="float">
            <text:p>0.246115356</text:p>
          </table:table-cell>
          <table:table-cell office:value-type="float" office:value="0.25774184" calcext:value-type="float">
            <text:p>0.25774184</text:p>
          </table:table-cell>
          <table:table-cell office:value-type="float" office:value="0.251517525" calcext:value-type="float">
            <text:p>0.251517525</text:p>
          </table:table-cell>
          <table:table-cell office:value-type="float" office:value="0.250695378" calcext:value-type="float">
            <text:p>0.250695378</text:p>
          </table:table-cell>
          <table:table-cell office:value-type="float" office:value="0.251517525" calcext:value-type="float">
            <text:p>0.251517525</text:p>
          </table:table-cell>
          <table:table-cell office:value-type="float" office:value="0.004781961" calcext:value-type="float">
            <text:p>0.004781961</text:p>
          </table:table-cell>
          <table:table-cell office:value-type="float" office:value="0.000952348" calcext:value-type="float">
            <text:p>0.000952348</text:p>
          </table:table-cell>
          <table:table-cell office:value-type="float" office:value="0.00091493" calcext:value-type="float">
            <text:p>0.00091493</text:p>
          </table:table-cell>
          <table:table-cell office:value-type="float" office:value="0.001009917" calcext:value-type="float">
            <text:p>0.001009917</text:p>
          </table:table-cell>
          <table:table-cell office:value-type="float" office:value="0.000959065" calcext:value-type="float">
            <text:p>0.000959065</text:p>
          </table:table-cell>
          <table:table-cell office:value-type="float" office:value="0.000952348" calcext:value-type="float">
            <text:p>0.000952348</text:p>
          </table:table-cell>
          <table:table-cell office:value-type="float" office:value="0.000959065" calcext:value-type="float">
            <text:p>0.000959065</text:p>
          </table:table-cell>
          <table:table-cell office:value-type="float" office:value="0.000039068" calcext:value-type="float">
            <text:p>3.9068E-05</text:p>
          </table:table-cell>
          <table:table-cell office:value-type="float" office:value="0.024140151" calcext:value-type="float">
            <text:p>0.024140151</text:p>
          </table:table-cell>
          <table:table-cell office:value-type="float" office:value="0.023191678" calcext:value-type="float">
            <text:p>0.023191678</text:p>
          </table:table-cell>
          <table:table-cell office:value-type="float" office:value="0.025599395" calcext:value-type="float">
            <text:p>0.025599395</text:p>
          </table:table-cell>
          <table:table-cell office:value-type="float" office:value="0.024310408" calcext:value-type="float">
            <text:p>0.024310408</text:p>
          </table:table-cell>
          <table:table-cell office:value-type="float" office:value="0.024140151" calcext:value-type="float">
            <text:p>0.024140151</text:p>
          </table:table-cell>
          <table:table-cell office:value-type="float" office:value="0.024310408" calcext:value-type="float">
            <text:p>0.024310408</text:p>
          </table:table-cell>
          <table:table-cell office:value-type="float" office:value="0.000990291" calcext:value-type="float">
            <text:p>0.00099029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2019-11-07 15:43:46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50489146" calcext:value-type="float">
            <text:p>0.250489146</text:p>
          </table:table-cell>
          <table:table-cell office:value-type="float" office:value="0.24600926" calcext:value-type="float">
            <text:p>0.24600926</text:p>
          </table:table-cell>
          <table:table-cell office:value-type="float" office:value="0.257624418" calcext:value-type="float">
            <text:p>0.257624418</text:p>
          </table:table-cell>
          <table:table-cell office:value-type="float" office:value="0.251374275" calcext:value-type="float">
            <text:p>0.251374275</text:p>
          </table:table-cell>
          <table:table-cell office:value-type="float" office:value="0.250489146" calcext:value-type="float">
            <text:p>0.250489146</text:p>
          </table:table-cell>
          <table:table-cell office:value-type="float" office:value="0.251374275" calcext:value-type="float">
            <text:p>0.251374275</text:p>
          </table:table-cell>
          <table:table-cell office:value-type="float" office:value="0.004782995" calcext:value-type="float">
            <text:p>0.004782995</text:p>
          </table:table-cell>
          <table:table-cell office:value-type="float" office:value="0.000950663" calcext:value-type="float">
            <text:p>0.000950663</text:p>
          </table:table-cell>
          <table:table-cell office:value-type="float" office:value="0.000914063" calcext:value-type="float">
            <text:p>0.000914063</text:p>
          </table:table-cell>
          <table:table-cell office:value-type="float" office:value="0.001008958" calcext:value-type="float">
            <text:p>0.001008958</text:p>
          </table:table-cell>
          <table:table-cell office:value-type="float" office:value="0.000957895" calcext:value-type="float">
            <text:p>0.000957895</text:p>
          </table:table-cell>
          <table:table-cell office:value-type="float" office:value="0.000950663" calcext:value-type="float">
            <text:p>0.000950663</text:p>
          </table:table-cell>
          <table:table-cell office:value-type="float" office:value="0.000957895" calcext:value-type="float">
            <text:p>0.000957895</text:p>
          </table:table-cell>
          <table:table-cell office:value-type="float" office:value="0.000039077" calcext:value-type="float">
            <text:p>3.9077E-05</text:p>
          </table:table-cell>
          <table:table-cell office:value-type="float" office:value="0.024097443" calcext:value-type="float">
            <text:p>0.024097443</text:p>
          </table:table-cell>
          <table:table-cell office:value-type="float" office:value="0.023169707" calcext:value-type="float">
            <text:p>0.023169707</text:p>
          </table:table-cell>
          <table:table-cell office:value-type="float" office:value="0.025575079" calcext:value-type="float">
            <text:p>0.025575079</text:p>
          </table:table-cell>
          <table:table-cell office:value-type="float" office:value="0.024280743" calcext:value-type="float">
            <text:p>0.024280743</text:p>
          </table:table-cell>
          <table:table-cell office:value-type="float" office:value="0.024097443" calcext:value-type="float">
            <text:p>0.024097443</text:p>
          </table:table-cell>
          <table:table-cell office:value-type="float" office:value="0.024280743" calcext:value-type="float">
            <text:p>0.024280743</text:p>
          </table:table-cell>
          <table:table-cell office:value-type="float" office:value="0.000990506" calcext:value-type="float">
            <text:p>0.00099050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2019-11-07 15:43:47</text:p>
          </table:table-cell>
          <table:table-cell office:value-type="float" office:value="27.42456" calcext:value-type="float">
            <text:p>27.42456</text:p>
          </table:table-cell>
          <table:table-cell office:value-type="float" office:value="0.250382453" calcext:value-type="float">
            <text:p>0.250382453</text:p>
          </table:table-cell>
          <table:table-cell office:value-type="float" office:value="0.246003299" calcext:value-type="float">
            <text:p>0.246003299</text:p>
          </table:table-cell>
          <table:table-cell office:value-type="float" office:value="0.257291228" calcext:value-type="float">
            <text:p>0.257291228</text:p>
          </table:table-cell>
          <table:table-cell office:value-type="float" office:value="0.25122566" calcext:value-type="float">
            <text:p>0.25122566</text:p>
          </table:table-cell>
          <table:table-cell office:value-type="float" office:value="0.250382453" calcext:value-type="float">
            <text:p>0.250382453</text:p>
          </table:table-cell>
          <table:table-cell office:value-type="float" office:value="0.25122566" calcext:value-type="float">
            <text:p>0.25122566</text:p>
          </table:table-cell>
          <table:table-cell office:value-type="float" office:value="0.004646689" calcext:value-type="float">
            <text:p>0.004646689</text:p>
          </table:table-cell>
          <table:table-cell office:value-type="float" office:value="0.000949792" calcext:value-type="float">
            <text:p>0.000949792</text:p>
          </table:table-cell>
          <table:table-cell office:value-type="float" office:value="0.000914014" calcext:value-type="float">
            <text:p>0.000914014</text:p>
          </table:table-cell>
          <table:table-cell office:value-type="float" office:value="0.001006236" calcext:value-type="float">
            <text:p>0.001006236</text:p>
          </table:table-cell>
          <table:table-cell office:value-type="float" office:value="0.000956681" calcext:value-type="float">
            <text:p>0.000956681</text:p>
          </table:table-cell>
          <table:table-cell office:value-type="float" office:value="0.000949792" calcext:value-type="float">
            <text:p>0.000949792</text:p>
          </table:table-cell>
          <table:table-cell office:value-type="float" office:value="0.000956681" calcext:value-type="float">
            <text:p>0.000956681</text:p>
          </table:table-cell>
          <table:table-cell office:value-type="float" office:value="0.000037963" calcext:value-type="float">
            <text:p>3.7963E-05</text:p>
          </table:table-cell>
          <table:table-cell office:value-type="float" office:value="0.024075348" calcext:value-type="float">
            <text:p>0.024075348</text:p>
          </table:table-cell>
          <table:table-cell office:value-type="float" office:value="0.023168473" calcext:value-type="float">
            <text:p>0.023168473</text:p>
          </table:table-cell>
          <table:table-cell office:value-type="float" office:value="0.025506079" calcext:value-type="float">
            <text:p>0.025506079</text:p>
          </table:table-cell>
          <table:table-cell office:value-type="float" office:value="0.024249966" calcext:value-type="float">
            <text:p>0.024249966</text:p>
          </table:table-cell>
          <table:table-cell office:value-type="float" office:value="0.024075348" calcext:value-type="float">
            <text:p>0.024075348</text:p>
          </table:table-cell>
          <table:table-cell office:value-type="float" office:value="0.024249966" calcext:value-type="float">
            <text:p>0.024249966</text:p>
          </table:table-cell>
          <table:table-cell office:value-type="float" office:value="0.000962278" calcext:value-type="float">
            <text:p>0.00096227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2019-11-07 15:43:48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50437886" calcext:value-type="float">
            <text:p>0.250437886</text:p>
          </table:table-cell>
          <table:table-cell office:value-type="float" office:value="0.246689349" calcext:value-type="float">
            <text:p>0.246689349</text:p>
          </table:table-cell>
          <table:table-cell office:value-type="float" office:value="0.257447393" calcext:value-type="float">
            <text:p>0.257447393</text:p>
          </table:table-cell>
          <table:table-cell office:value-type="float" office:value="0.251524876" calcext:value-type="float">
            <text:p>0.251524876</text:p>
          </table:table-cell>
          <table:table-cell office:value-type="float" office:value="0.250437886" calcext:value-type="float">
            <text:p>0.250437886</text:p>
          </table:table-cell>
          <table:table-cell office:value-type="float" office:value="0.251524876" calcext:value-type="float">
            <text:p>0.251524876</text:p>
          </table:table-cell>
          <table:table-cell office:value-type="float" office:value="0.004458702" calcext:value-type="float">
            <text:p>0.004458702</text:p>
          </table:table-cell>
          <table:table-cell office:value-type="float" office:value="0.000950245" calcext:value-type="float">
            <text:p>0.000950245</text:p>
          </table:table-cell>
          <table:table-cell office:value-type="float" office:value="0.000919619" calcext:value-type="float">
            <text:p>0.000919619</text:p>
          </table:table-cell>
          <table:table-cell office:value-type="float" office:value="0.001007512" calcext:value-type="float">
            <text:p>0.001007512</text:p>
          </table:table-cell>
          <table:table-cell office:value-type="float" office:value="0.000959125" calcext:value-type="float">
            <text:p>0.000959125</text:p>
          </table:table-cell>
          <table:table-cell office:value-type="float" office:value="0.000950245" calcext:value-type="float">
            <text:p>0.000950245</text:p>
          </table:table-cell>
          <table:table-cell office:value-type="float" office:value="0.000959125" calcext:value-type="float">
            <text:p>0.000959125</text:p>
          </table:table-cell>
          <table:table-cell office:value-type="float" office:value="0.000036427" calcext:value-type="float">
            <text:p>3.6427E-05</text:p>
          </table:table-cell>
          <table:table-cell office:value-type="float" office:value="0.024086827" calcext:value-type="float">
            <text:p>0.024086827</text:p>
          </table:table-cell>
          <table:table-cell office:value-type="float" office:value="0.023310546" calcext:value-type="float">
            <text:p>0.023310546</text:p>
          </table:table-cell>
          <table:table-cell office:value-type="float" office:value="0.025538419" calcext:value-type="float">
            <text:p>0.025538419</text:p>
          </table:table-cell>
          <table:table-cell office:value-type="float" office:value="0.024311931" calcext:value-type="float">
            <text:p>0.024311931</text:p>
          </table:table-cell>
          <table:table-cell office:value-type="float" office:value="0.024086827" calcext:value-type="float">
            <text:p>0.024086827</text:p>
          </table:table-cell>
          <table:table-cell office:value-type="float" office:value="0.024311931" calcext:value-type="float">
            <text:p>0.024311931</text:p>
          </table:table-cell>
          <table:table-cell office:value-type="float" office:value="0.000923348" calcext:value-type="float">
            <text:p>0.00092334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2019-11-07 15:43:49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49899656" calcext:value-type="float">
            <text:p>0.249899656</text:p>
          </table:table-cell>
          <table:table-cell office:value-type="float" office:value="0.246486693" calcext:value-type="float">
            <text:p>0.246486693</text:p>
          </table:table-cell>
          <table:table-cell office:value-type="float" office:value="0.25756541" calcext:value-type="float">
            <text:p>0.25756541</text:p>
          </table:table-cell>
          <table:table-cell office:value-type="float" office:value="0.251317253" calcext:value-type="float">
            <text:p>0.251317253</text:p>
          </table:table-cell>
          <table:table-cell office:value-type="float" office:value="0.249899656" calcext:value-type="float">
            <text:p>0.249899656</text:p>
          </table:table-cell>
          <table:table-cell office:value-type="float" office:value="0.251317253" calcext:value-type="float">
            <text:p>0.251317253</text:p>
          </table:table-cell>
          <table:table-cell office:value-type="float" office:value="0.004632615" calcext:value-type="float">
            <text:p>0.004632615</text:p>
          </table:table-cell>
          <table:table-cell office:value-type="float" office:value="0.000945847" calcext:value-type="float">
            <text:p>0.000945847</text:p>
          </table:table-cell>
          <table:table-cell office:value-type="float" office:value="0.000917964" calcext:value-type="float">
            <text:p>0.000917964</text:p>
          </table:table-cell>
          <table:table-cell office:value-type="float" office:value="0.001008476" calcext:value-type="float">
            <text:p>0.001008476</text:p>
          </table:table-cell>
          <table:table-cell office:value-type="float" office:value="0.000957429" calcext:value-type="float">
            <text:p>0.000957429</text:p>
          </table:table-cell>
          <table:table-cell office:value-type="float" office:value="0.000945847" calcext:value-type="float">
            <text:p>0.000945847</text:p>
          </table:table-cell>
          <table:table-cell office:value-type="float" office:value="0.000957429" calcext:value-type="float">
            <text:p>0.000957429</text:p>
          </table:table-cell>
          <table:table-cell office:value-type="float" office:value="0.000037848" calcext:value-type="float">
            <text:p>3.7848E-05</text:p>
          </table:table-cell>
          <table:table-cell office:value-type="float" office:value="0.023975366" calcext:value-type="float">
            <text:p>0.023975366</text:p>
          </table:table-cell>
          <table:table-cell office:value-type="float" office:value="0.023268578" calcext:value-type="float">
            <text:p>0.023268578</text:p>
          </table:table-cell>
          <table:table-cell office:value-type="float" office:value="0.025562859" calcext:value-type="float">
            <text:p>0.025562859</text:p>
          </table:table-cell>
          <table:table-cell office:value-type="float" office:value="0.024268934" calcext:value-type="float">
            <text:p>0.024268934</text:p>
          </table:table-cell>
          <table:table-cell office:value-type="float" office:value="0.023975366" calcext:value-type="float">
            <text:p>0.023975366</text:p>
          </table:table-cell>
          <table:table-cell office:value-type="float" office:value="0.024268934" calcext:value-type="float">
            <text:p>0.024268934</text:p>
          </table:table-cell>
          <table:table-cell office:value-type="float" office:value="0.000959363" calcext:value-type="float">
            <text:p>0.00095936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2019-11-07 15:43:51</text:p>
          </table:table-cell>
          <table:table-cell office:value-type="float" office:value="27.42456" calcext:value-type="float">
            <text:p>27.42456</text:p>
          </table:table-cell>
          <table:table-cell office:value-type="float" office:value="0.249283343" calcext:value-type="float">
            <text:p>0.249283343</text:p>
          </table:table-cell>
          <table:table-cell office:value-type="float" office:value="0.246700078" calcext:value-type="float">
            <text:p>0.246700078</text:p>
          </table:table-cell>
          <table:table-cell office:value-type="float" office:value="0.258188278" calcext:value-type="float">
            <text:p>0.258188278</text:p>
          </table:table-cell>
          <table:table-cell office:value-type="float" office:value="0.251390567" calcext:value-type="float">
            <text:p>0.251390567</text:p>
          </table:table-cell>
          <table:table-cell office:value-type="float" office:value="0.249283343" calcext:value-type="float">
            <text:p>0.249283343</text:p>
          </table:table-cell>
          <table:table-cell office:value-type="float" office:value="0.251390567" calcext:value-type="float">
            <text:p>0.251390567</text:p>
          </table:table-cell>
          <table:table-cell office:value-type="float" office:value="0.004921042" calcext:value-type="float">
            <text:p>0.004921042</text:p>
          </table:table-cell>
          <table:table-cell office:value-type="float" office:value="0.000940812" calcext:value-type="float">
            <text:p>0.000940812</text:p>
          </table:table-cell>
          <table:table-cell office:value-type="float" office:value="0.000919707" calcext:value-type="float">
            <text:p>0.000919707</text:p>
          </table:table-cell>
          <table:table-cell office:value-type="float" office:value="0.001013565" calcext:value-type="float">
            <text:p>0.001013565</text:p>
          </table:table-cell>
          <table:table-cell office:value-type="float" office:value="0.000958028" calcext:value-type="float">
            <text:p>0.000958028</text:p>
          </table:table-cell>
          <table:table-cell office:value-type="float" office:value="0.000940812" calcext:value-type="float">
            <text:p>0.000940812</text:p>
          </table:table-cell>
          <table:table-cell office:value-type="float" office:value="0.000958028" calcext:value-type="float">
            <text:p>0.000958028</text:p>
          </table:table-cell>
          <table:table-cell office:value-type="float" office:value="0.000040205" calcext:value-type="float">
            <text:p>4.0205E-05</text:p>
          </table:table-cell>
          <table:table-cell office:value-type="float" office:value="0.023847734" calcext:value-type="float">
            <text:p>0.023847734</text:p>
          </table:table-cell>
          <table:table-cell office:value-type="float" office:value="0.023312768" calcext:value-type="float">
            <text:p>0.023312768</text:p>
          </table:table-cell>
          <table:table-cell office:value-type="float" office:value="0.025691848" calcext:value-type="float">
            <text:p>0.025691848</text:p>
          </table:table-cell>
          <table:table-cell office:value-type="float" office:value="0.024284117" calcext:value-type="float">
            <text:p>0.024284117</text:p>
          </table:table-cell>
          <table:table-cell office:value-type="float" office:value="0.023847734" calcext:value-type="float">
            <text:p>0.023847734</text:p>
          </table:table-cell>
          <table:table-cell office:value-type="float" office:value="0.024284117" calcext:value-type="float">
            <text:p>0.024284117</text:p>
          </table:table-cell>
          <table:table-cell office:value-type="float" office:value="0.001019093" calcext:value-type="float">
            <text:p>0.00101909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2019-11-07 15:43:52</text:p>
          </table:table-cell>
          <table:table-cell office:value-type="float" office:value="27.42456" calcext:value-type="float">
            <text:p>27.42456</text:p>
          </table:table-cell>
          <table:table-cell office:value-type="float" office:value="0.249294668" calcext:value-type="float">
            <text:p>0.249294668</text:p>
          </table:table-cell>
          <table:table-cell office:value-type="float" office:value="0.246486097" calcext:value-type="float">
            <text:p>0.246486097</text:p>
          </table:table-cell>
          <table:table-cell office:value-type="float" office:value="0.258516104" calcext:value-type="float">
            <text:p>0.258516104</text:p>
          </table:table-cell>
          <table:table-cell office:value-type="float" office:value="0.25143229" calcext:value-type="float">
            <text:p>0.25143229</text:p>
          </table:table-cell>
          <table:table-cell office:value-type="float" office:value="0.249294668" calcext:value-type="float">
            <text:p>0.249294668</text:p>
          </table:table-cell>
          <table:table-cell office:value-type="float" office:value="0.25143229" calcext:value-type="float">
            <text:p>0.25143229</text:p>
          </table:table-cell>
          <table:table-cell office:value-type="float" office:value="0.005138569" calcext:value-type="float">
            <text:p>0.005138569</text:p>
          </table:table-cell>
          <table:table-cell office:value-type="float" office:value="0.000940905" calcext:value-type="float">
            <text:p>0.000940905</text:p>
          </table:table-cell>
          <table:table-cell office:value-type="float" office:value="0.000917959" calcext:value-type="float">
            <text:p>0.000917959</text:p>
          </table:table-cell>
          <table:table-cell office:value-type="float" office:value="0.001016243" calcext:value-type="float">
            <text:p>0.001016243</text:p>
          </table:table-cell>
          <table:table-cell office:value-type="float" office:value="0.000958369" calcext:value-type="float">
            <text:p>0.000958369</text:p>
          </table:table-cell>
          <table:table-cell office:value-type="float" office:value="0.000940905" calcext:value-type="float">
            <text:p>0.000940905</text:p>
          </table:table-cell>
          <table:table-cell office:value-type="float" office:value="0.000958369" calcext:value-type="float">
            <text:p>0.000958369</text:p>
          </table:table-cell>
          <table:table-cell office:value-type="float" office:value="0.000041982" calcext:value-type="float">
            <text:p>4.1982E-05</text:p>
          </table:table-cell>
          <table:table-cell office:value-type="float" office:value="0.02385008" calcext:value-type="float">
            <text:p>0.02385008</text:p>
          </table:table-cell>
          <table:table-cell office:value-type="float" office:value="0.023268455" calcext:value-type="float">
            <text:p>0.023268455</text:p>
          </table:table-cell>
          <table:table-cell office:value-type="float" office:value="0.025759737" calcext:value-type="float">
            <text:p>0.025759737</text:p>
          </table:table-cell>
          <table:table-cell office:value-type="float" office:value="0.024292757" calcext:value-type="float">
            <text:p>0.024292757</text:p>
          </table:table-cell>
          <table:table-cell office:value-type="float" office:value="0.02385008" calcext:value-type="float">
            <text:p>0.02385008</text:p>
          </table:table-cell>
          <table:table-cell office:value-type="float" office:value="0.024292757" calcext:value-type="float">
            <text:p>0.024292757</text:p>
          </table:table-cell>
          <table:table-cell office:value-type="float" office:value="0.001064141" calcext:value-type="float">
            <text:p>0.00106414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2019-11-07 15:43:53</text:p>
          </table:table-cell>
          <table:table-cell office:value-type="float" office:value="27.42456" calcext:value-type="float">
            <text:p>27.42456</text:p>
          </table:table-cell>
          <table:table-cell office:value-type="float" office:value="0.24929586" calcext:value-type="float">
            <text:p>0.24929586</text:p>
          </table:table-cell>
          <table:table-cell office:value-type="float" office:value="0.246308475" calcext:value-type="float">
            <text:p>0.246308475</text:p>
          </table:table-cell>
          <table:table-cell office:value-type="float" office:value="0.26046756" calcext:value-type="float">
            <text:p>0.26046756</text:p>
          </table:table-cell>
          <table:table-cell office:value-type="float" office:value="0.252023965" calcext:value-type="float">
            <text:p>0.252023965</text:p>
          </table:table-cell>
          <table:table-cell office:value-type="float" office:value="0.24929586" calcext:value-type="float">
            <text:p>0.24929586</text:p>
          </table:table-cell>
          <table:table-cell office:value-type="float" office:value="0.252023965" calcext:value-type="float">
            <text:p>0.252023965</text:p>
          </table:table-cell>
          <table:table-cell office:value-type="float" office:value="0.006093813" calcext:value-type="float">
            <text:p>0.006093813</text:p>
          </table:table-cell>
          <table:table-cell office:value-type="float" office:value="0.000940914" calcext:value-type="float">
            <text:p>0.000940914</text:p>
          </table:table-cell>
          <table:table-cell office:value-type="float" office:value="0.000916508" calcext:value-type="float">
            <text:p>0.000916508</text:p>
          </table:table-cell>
          <table:table-cell office:value-type="float" office:value="0.001032186" calcext:value-type="float">
            <text:p>0.001032186</text:p>
          </table:table-cell>
          <table:table-cell office:value-type="float" office:value="0.000963203" calcext:value-type="float">
            <text:p>0.000963203</text:p>
          </table:table-cell>
          <table:table-cell office:value-type="float" office:value="0.000940914" calcext:value-type="float">
            <text:p>0.000940914</text:p>
          </table:table-cell>
          <table:table-cell office:value-type="float" office:value="0.000963203" calcext:value-type="float">
            <text:p>0.000963203</text:p>
          </table:table-cell>
          <table:table-cell office:value-type="float" office:value="0.000049786" calcext:value-type="float">
            <text:p>4.9786E-05</text:p>
          </table:table-cell>
          <table:table-cell office:value-type="float" office:value="0.023850326" calcext:value-type="float">
            <text:p>0.023850326</text:p>
          </table:table-cell>
          <table:table-cell office:value-type="float" office:value="0.023231671" calcext:value-type="float">
            <text:p>0.023231671</text:p>
          </table:table-cell>
          <table:table-cell office:value-type="float" office:value="0.026163861" calcext:value-type="float">
            <text:p>0.026163861</text:p>
          </table:table-cell>
          <table:table-cell office:value-type="float" office:value="0.024415286" calcext:value-type="float">
            <text:p>0.024415286</text:p>
          </table:table-cell>
          <table:table-cell office:value-type="float" office:value="0.023850326" calcext:value-type="float">
            <text:p>0.023850326</text:p>
          </table:table-cell>
          <table:table-cell office:value-type="float" office:value="0.024415286" calcext:value-type="float">
            <text:p>0.024415286</text:p>
          </table:table-cell>
          <table:table-cell office:value-type="float" office:value="0.001261961" calcext:value-type="float">
            <text:p>0.00126196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2019-11-07 15:43:54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50389606" calcext:value-type="float">
            <text:p>0.250389606</text:p>
          </table:table-cell>
          <table:table-cell office:value-type="float" office:value="0.246293574" calcext:value-type="float">
            <text:p>0.246293574</text:p>
          </table:table-cell>
          <table:table-cell office:value-type="float" office:value="0.258054168" calcext:value-type="float">
            <text:p>0.258054168</text:p>
          </table:table-cell>
          <table:table-cell office:value-type="float" office:value="0.251579116" calcext:value-type="float">
            <text:p>0.251579116</text:p>
          </table:table-cell>
          <table:table-cell office:value-type="float" office:value="0.250389606" calcext:value-type="float">
            <text:p>0.250389606</text:p>
          </table:table-cell>
          <table:table-cell office:value-type="float" office:value="0.251579116" calcext:value-type="float">
            <text:p>0.251579116</text:p>
          </table:table-cell>
          <table:table-cell office:value-type="float" office:value="0.004874361" calcext:value-type="float">
            <text:p>0.004874361</text:p>
          </table:table-cell>
          <table:table-cell office:value-type="float" office:value="0.00094985" calcext:value-type="float">
            <text:p>0.00094985</text:p>
          </table:table-cell>
          <table:table-cell office:value-type="float" office:value="0.000916386" calcext:value-type="float">
            <text:p>0.000916386</text:p>
          </table:table-cell>
          <table:table-cell office:value-type="float" office:value="0.001012469" calcext:value-type="float">
            <text:p>0.001012469</text:p>
          </table:table-cell>
          <table:table-cell office:value-type="float" office:value="0.000959568" calcext:value-type="float">
            <text:p>0.000959568</text:p>
          </table:table-cell>
          <table:table-cell office:value-type="float" office:value="0.00094985" calcext:value-type="float">
            <text:p>0.00094985</text:p>
          </table:table-cell>
          <table:table-cell office:value-type="float" office:value="0.000959568" calcext:value-type="float">
            <text:p>0.000959568</text:p>
          </table:table-cell>
          <table:table-cell office:value-type="float" office:value="0.000039823" calcext:value-type="float">
            <text:p>3.9823E-05</text:p>
          </table:table-cell>
          <table:table-cell office:value-type="float" office:value="0.024076829" calcext:value-type="float">
            <text:p>0.024076829</text:p>
          </table:table-cell>
          <table:table-cell office:value-type="float" office:value="0.023228585" calcext:value-type="float">
            <text:p>0.023228585</text:p>
          </table:table-cell>
          <table:table-cell office:value-type="float" office:value="0.025664075" calcext:value-type="float">
            <text:p>0.025664075</text:p>
          </table:table-cell>
          <table:table-cell office:value-type="float" office:value="0.024323163" calcext:value-type="float">
            <text:p>0.024323163</text:p>
          </table:table-cell>
          <table:table-cell office:value-type="float" office:value="0.024076829" calcext:value-type="float">
            <text:p>0.024076829</text:p>
          </table:table-cell>
          <table:table-cell office:value-type="float" office:value="0.024323163" calcext:value-type="float">
            <text:p>0.024323163</text:p>
          </table:table-cell>
          <table:table-cell office:value-type="float" office:value="0.001009426" calcext:value-type="float">
            <text:p>0.00100942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2019-11-07 15:43:55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50121981" calcext:value-type="float">
            <text:p>0.250121981</text:p>
          </table:table-cell>
          <table:table-cell office:value-type="float" office:value="0.246284633" calcext:value-type="float">
            <text:p>0.246284633</text:p>
          </table:table-cell>
          <table:table-cell office:value-type="float" office:value="0.257814557" calcext:value-type="float">
            <text:p>0.257814557</text:p>
          </table:table-cell>
          <table:table-cell office:value-type="float" office:value="0.251407057" calcext:value-type="float">
            <text:p>0.251407057</text:p>
          </table:table-cell>
          <table:table-cell office:value-type="float" office:value="0.250121981" calcext:value-type="float">
            <text:p>0.250121981</text:p>
          </table:table-cell>
          <table:table-cell office:value-type="float" office:value="0.251407057" calcext:value-type="float">
            <text:p>0.251407057</text:p>
          </table:table-cell>
          <table:table-cell office:value-type="float" office:value="0.004793979" calcext:value-type="float">
            <text:p>0.004793979</text:p>
          </table:table-cell>
          <table:table-cell office:value-type="float" office:value="0.000947664" calcext:value-type="float">
            <text:p>0.000947664</text:p>
          </table:table-cell>
          <table:table-cell office:value-type="float" office:value="0.000916313" calcext:value-type="float">
            <text:p>0.000916313</text:p>
          </table:table-cell>
          <table:table-cell office:value-type="float" office:value="0.001010511" calcext:value-type="float">
            <text:p>0.001010511</text:p>
          </table:table-cell>
          <table:table-cell office:value-type="float" office:value="0.000958163" calcext:value-type="float">
            <text:p>0.000958163</text:p>
          </table:table-cell>
          <table:table-cell office:value-type="float" office:value="0.000947664" calcext:value-type="float">
            <text:p>0.000947664</text:p>
          </table:table-cell>
          <table:table-cell office:value-type="float" office:value="0.000958163" calcext:value-type="float">
            <text:p>0.000958163</text:p>
          </table:table-cell>
          <table:table-cell office:value-type="float" office:value="0.000039166" calcext:value-type="float">
            <text:p>3.9166E-05</text:p>
          </table:table-cell>
          <table:table-cell office:value-type="float" office:value="0.024021407" calcext:value-type="float">
            <text:p>0.024021407</text:p>
          </table:table-cell>
          <table:table-cell office:value-type="float" office:value="0.023226734" calcext:value-type="float">
            <text:p>0.023226734</text:p>
          </table:table-cell>
          <table:table-cell office:value-type="float" office:value="0.025614454" calcext:value-type="float">
            <text:p>0.025614454</text:p>
          </table:table-cell>
          <table:table-cell office:value-type="float" office:value="0.024287532" calcext:value-type="float">
            <text:p>0.024287532</text:p>
          </table:table-cell>
          <table:table-cell office:value-type="float" office:value="0.024021407" calcext:value-type="float">
            <text:p>0.024021407</text:p>
          </table:table-cell>
          <table:table-cell office:value-type="float" office:value="0.024287532" calcext:value-type="float">
            <text:p>0.024287532</text:p>
          </table:table-cell>
          <table:table-cell office:value-type="float" office:value="0.00099278" calcext:value-type="float">
            <text:p>0.0009927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2019-11-07 15:43:57</text:p>
          </table:table-cell>
          <table:table-cell office:value-type="float" office:value="27.42456" calcext:value-type="float">
            <text:p>27.42456</text:p>
          </table:table-cell>
          <table:table-cell office:value-type="float" office:value="0.249292284" calcext:value-type="float">
            <text:p>0.249292284</text:p>
          </table:table-cell>
          <table:table-cell office:value-type="float" office:value="0.246248275" calcext:value-type="float">
            <text:p>0.246248275</text:p>
          </table:table-cell>
          <table:table-cell office:value-type="float" office:value="0.260295899" calcext:value-type="float">
            <text:p>0.260295899</text:p>
          </table:table-cell>
          <table:table-cell office:value-type="float" office:value="0.251945486" calcext:value-type="float">
            <text:p>0.251945486</text:p>
          </table:table-cell>
          <table:table-cell office:value-type="float" office:value="0.249292284" calcext:value-type="float">
            <text:p>0.249292284</text:p>
          </table:table-cell>
          <table:table-cell office:value-type="float" office:value="0.251945486" calcext:value-type="float">
            <text:p>0.251945486</text:p>
          </table:table-cell>
          <table:table-cell office:value-type="float" office:value="0.00603399" calcext:value-type="float">
            <text:p>0.00603399</text:p>
          </table:table-cell>
          <table:table-cell office:value-type="float" office:value="0.000940885" calcext:value-type="float">
            <text:p>0.000940885</text:p>
          </table:table-cell>
          <table:table-cell office:value-type="float" office:value="0.000916016" calcext:value-type="float">
            <text:p>0.000916016</text:p>
          </table:table-cell>
          <table:table-cell office:value-type="float" office:value="0.001030784" calcext:value-type="float">
            <text:p>0.001030784</text:p>
          </table:table-cell>
          <table:table-cell office:value-type="float" office:value="0.000962562" calcext:value-type="float">
            <text:p>0.000962562</text:p>
          </table:table-cell>
          <table:table-cell office:value-type="float" office:value="0.000940885" calcext:value-type="float">
            <text:p>0.000940885</text:p>
          </table:table-cell>
          <table:table-cell office:value-type="float" office:value="0.000962562" calcext:value-type="float">
            <text:p>0.000962562</text:p>
          </table:table-cell>
          <table:table-cell office:value-type="float" office:value="0.000049297" calcext:value-type="float">
            <text:p>4.9297E-05</text:p>
          </table:table-cell>
          <table:table-cell office:value-type="float" office:value="0.023849586" calcext:value-type="float">
            <text:p>0.023849586</text:p>
          </table:table-cell>
          <table:table-cell office:value-type="float" office:value="0.023219204" calcext:value-type="float">
            <text:p>0.023219204</text:p>
          </table:table-cell>
          <table:table-cell office:value-type="float" office:value="0.026128312" calcext:value-type="float">
            <text:p>0.026128312</text:p>
          </table:table-cell>
          <table:table-cell office:value-type="float" office:value="0.024399034" calcext:value-type="float">
            <text:p>0.024399034</text:p>
          </table:table-cell>
          <table:table-cell office:value-type="float" office:value="0.023849586" calcext:value-type="float">
            <text:p>0.023849586</text:p>
          </table:table-cell>
          <table:table-cell office:value-type="float" office:value="0.024399034" calcext:value-type="float">
            <text:p>0.024399034</text:p>
          </table:table-cell>
          <table:table-cell office:value-type="float" office:value="0.001249572" calcext:value-type="float">
            <text:p>0.00124957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2019-11-07 15:43:58</text:p>
          </table:table-cell>
          <table:table-cell office:value-type="float" office:value="27.42456" calcext:value-type="float">
            <text:p>27.42456</text:p>
          </table:table-cell>
          <table:table-cell office:value-type="float" office:value="0.249949723" calcext:value-type="float">
            <text:p>0.249949723</text:p>
          </table:table-cell>
          <table:table-cell office:value-type="float" office:value="0.245922833" calcext:value-type="float">
            <text:p>0.245922833</text:p>
          </table:table-cell>
          <table:table-cell office:value-type="float" office:value="0.258964331" calcext:value-type="float">
            <text:p>0.258964331</text:p>
          </table:table-cell>
          <table:table-cell office:value-type="float" office:value="0.251612296" calcext:value-type="float">
            <text:p>0.251612296</text:p>
          </table:table-cell>
          <table:table-cell office:value-type="float" office:value="0.249949723" calcext:value-type="float">
            <text:p>0.249949723</text:p>
          </table:table-cell>
          <table:table-cell office:value-type="float" office:value="0.251612296" calcext:value-type="float">
            <text:p>0.251612296</text:p>
          </table:table-cell>
          <table:table-cell office:value-type="float" office:value="0.005452417" calcext:value-type="float">
            <text:p>0.005452417</text:p>
          </table:table-cell>
          <table:table-cell office:value-type="float" office:value="0.000946256" calcext:value-type="float">
            <text:p>0.000946256</text:p>
          </table:table-cell>
          <table:table-cell office:value-type="float" office:value="0.000913357" calcext:value-type="float">
            <text:p>0.000913357</text:p>
          </table:table-cell>
          <table:table-cell office:value-type="float" office:value="0.001019905" calcext:value-type="float">
            <text:p>0.001019905</text:p>
          </table:table-cell>
          <table:table-cell office:value-type="float" office:value="0.000959839" calcext:value-type="float">
            <text:p>0.000959839</text:p>
          </table:table-cell>
          <table:table-cell office:value-type="float" office:value="0.000946256" calcext:value-type="float">
            <text:p>0.000946256</text:p>
          </table:table-cell>
          <table:table-cell office:value-type="float" office:value="0.000959839" calcext:value-type="float">
            <text:p>0.000959839</text:p>
          </table:table-cell>
          <table:table-cell office:value-type="float" office:value="0.000044546" calcext:value-type="float">
            <text:p>4.4546E-05</text:p>
          </table:table-cell>
          <table:table-cell office:value-type="float" office:value="0.023985734" calcext:value-type="float">
            <text:p>0.023985734</text:p>
          </table:table-cell>
          <table:table-cell office:value-type="float" office:value="0.023151809" calcext:value-type="float">
            <text:p>0.023151809</text:p>
          </table:table-cell>
          <table:table-cell office:value-type="float" office:value="0.025852559" calcext:value-type="float">
            <text:p>0.025852559</text:p>
          </table:table-cell>
          <table:table-cell office:value-type="float" office:value="0.024330034" calcext:value-type="float">
            <text:p>0.024330034</text:p>
          </table:table-cell>
          <table:table-cell office:value-type="float" office:value="0.023985734" calcext:value-type="float">
            <text:p>0.023985734</text:p>
          </table:table-cell>
          <table:table-cell office:value-type="float" office:value="0.024330034" calcext:value-type="float">
            <text:p>0.024330034</text:p>
          </table:table-cell>
          <table:table-cell office:value-type="float" office:value="0.001129135" calcext:value-type="float">
            <text:p>0.00112913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2019-11-07 15:43:59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50527293" calcext:value-type="float">
            <text:p>0.250527293</text:p>
          </table:table-cell>
          <table:table-cell office:value-type="float" office:value="0.245964556" calcext:value-type="float">
            <text:p>0.245964556</text:p>
          </table:table-cell>
          <table:table-cell office:value-type="float" office:value="0.25833431" calcext:value-type="float">
            <text:p>0.25833431</text:p>
          </table:table-cell>
          <table:table-cell office:value-type="float" office:value="0.25160872" calcext:value-type="float">
            <text:p>0.25160872</text:p>
          </table:table-cell>
          <table:table-cell office:value-type="float" office:value="0.250527293" calcext:value-type="float">
            <text:p>0.250527293</text:p>
          </table:table-cell>
          <table:table-cell office:value-type="float" office:value="0.25160872" calcext:value-type="float">
            <text:p>0.25160872</text:p>
          </table:table-cell>
          <table:table-cell office:value-type="float" office:value="0.005107499" calcext:value-type="float">
            <text:p>0.005107499</text:p>
          </table:table-cell>
          <table:table-cell office:value-type="float" office:value="0.000950975" calcext:value-type="float">
            <text:p>0.000950975</text:p>
          </table:table-cell>
          <table:table-cell office:value-type="float" office:value="0.000913698" calcext:value-type="float">
            <text:p>0.000913698</text:p>
          </table:table-cell>
          <table:table-cell office:value-type="float" office:value="0.001014758" calcext:value-type="float">
            <text:p>0.001014758</text:p>
          </table:table-cell>
          <table:table-cell office:value-type="float" office:value="0.00095981" calcext:value-type="float">
            <text:p>0.00095981</text:p>
          </table:table-cell>
          <table:table-cell office:value-type="float" office:value="0.000950975" calcext:value-type="float">
            <text:p>0.000950975</text:p>
          </table:table-cell>
          <table:table-cell office:value-type="float" office:value="0.00095981" calcext:value-type="float">
            <text:p>0.00095981</text:p>
          </table:table-cell>
          <table:table-cell office:value-type="float" office:value="0.000041728" calcext:value-type="float">
            <text:p>4.1728E-05</text:p>
          </table:table-cell>
          <table:table-cell office:value-type="float" office:value="0.024105343" calcext:value-type="float">
            <text:p>0.024105343</text:p>
          </table:table-cell>
          <table:table-cell office:value-type="float" office:value="0.023160449" calcext:value-type="float">
            <text:p>0.023160449</text:p>
          </table:table-cell>
          <table:table-cell office:value-type="float" office:value="0.025722089" calcext:value-type="float">
            <text:p>0.025722089</text:p>
          </table:table-cell>
          <table:table-cell office:value-type="float" office:value="0.024329294" calcext:value-type="float">
            <text:p>0.024329294</text:p>
          </table:table-cell>
          <table:table-cell office:value-type="float" office:value="0.024105343" calcext:value-type="float">
            <text:p>0.024105343</text:p>
          </table:table-cell>
          <table:table-cell office:value-type="float" office:value="0.024329294" calcext:value-type="float">
            <text:p>0.024329294</text:p>
          </table:table-cell>
          <table:table-cell office:value-type="float" office:value="0.001057707" calcext:value-type="float">
            <text:p>0.00105770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2019-11-07 15:44:00</text:p>
          </table:table-cell>
          <table:table-cell office:value-type="float" office:value="27.41951" calcext:value-type="float">
            <text:p>27.41951</text:p>
          </table:table-cell>
          <table:table-cell office:value-type="float" office:value="0.250179797" calcext:value-type="float">
            <text:p>0.250179797</text:p>
          </table:table-cell>
          <table:table-cell office:value-type="float" office:value="0.246095091" calcext:value-type="float">
            <text:p>0.246095091</text:p>
          </table:table-cell>
          <table:table-cell office:value-type="float" office:value="0.257794292" calcext:value-type="float">
            <text:p>0.257794292</text:p>
          </table:table-cell>
          <table:table-cell office:value-type="float" office:value="0.251356393" calcext:value-type="float">
            <text:p>0.251356393</text:p>
          </table:table-cell>
          <table:table-cell office:value-type="float" office:value="0.250179797" calcext:value-type="float">
            <text:p>0.250179797</text:p>
          </table:table-cell>
          <table:table-cell office:value-type="float" office:value="0.251356393" calcext:value-type="float">
            <text:p>0.251356393</text:p>
          </table:table-cell>
          <table:table-cell office:value-type="float" office:value="0.0048481" calcext:value-type="float">
            <text:p>0.0048481</text:p>
          </table:table-cell>
          <table:table-cell office:value-type="float" office:value="0.000948136" calcext:value-type="float">
            <text:p>0.000948136</text:p>
          </table:table-cell>
          <table:table-cell office:value-type="float" office:value="0.000914764" calcext:value-type="float">
            <text:p>0.000914764</text:p>
          </table:table-cell>
          <table:table-cell office:value-type="float" office:value="0.001010346" calcext:value-type="float">
            <text:p>0.001010346</text:p>
          </table:table-cell>
          <table:table-cell office:value-type="float" office:value="0.000957749" calcext:value-type="float">
            <text:p>0.000957749</text:p>
          </table:table-cell>
          <table:table-cell office:value-type="float" office:value="0.000948136" calcext:value-type="float">
            <text:p>0.000948136</text:p>
          </table:table-cell>
          <table:table-cell office:value-type="float" office:value="0.000957749" calcext:value-type="float">
            <text:p>0.000957749</text:p>
          </table:table-cell>
          <table:table-cell office:value-type="float" office:value="0.000039609" calcext:value-type="float">
            <text:p>3.9609E-05</text:p>
          </table:table-cell>
          <table:table-cell office:value-type="float" office:value="0.02403338" calcext:value-type="float">
            <text:p>0.02403338</text:p>
          </table:table-cell>
          <table:table-cell office:value-type="float" office:value="0.023187482" calcext:value-type="float">
            <text:p>0.023187482</text:p>
          </table:table-cell>
          <table:table-cell office:value-type="float" office:value="0.025610257" calcext:value-type="float">
            <text:p>0.025610257</text:p>
          </table:table-cell>
          <table:table-cell office:value-type="float" office:value="0.02427704" calcext:value-type="float">
            <text:p>0.02427704</text:p>
          </table:table-cell>
          <table:table-cell office:value-type="float" office:value="0.02403338" calcext:value-type="float">
            <text:p>0.02403338</text:p>
          </table:table-cell>
          <table:table-cell office:value-type="float" office:value="0.02427704" calcext:value-type="float">
            <text:p>0.02427704</text:p>
          </table:table-cell>
          <table:table-cell office:value-type="float" office:value="0.001003988" calcext:value-type="float">
            <text:p>0.00100398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2019-11-07 15:44:02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50027806" calcext:value-type="float">
            <text:p>0.250027806</text:p>
          </table:table-cell>
          <table:table-cell office:value-type="float" office:value="0.246349603" calcext:value-type="float">
            <text:p>0.246349603</text:p>
          </table:table-cell>
          <table:table-cell office:value-type="float" office:value="0.257687599" calcext:value-type="float">
            <text:p>0.257687599</text:p>
          </table:table-cell>
          <table:table-cell office:value-type="float" office:value="0.251355002" calcext:value-type="float">
            <text:p>0.251355002</text:p>
          </table:table-cell>
          <table:table-cell office:value-type="float" office:value="0.250027806" calcext:value-type="float">
            <text:p>0.250027806</text:p>
          </table:table-cell>
          <table:table-cell office:value-type="float" office:value="0.251355002" calcext:value-type="float">
            <text:p>0.251355002</text:p>
          </table:table-cell>
          <table:table-cell office:value-type="float" office:value="0.004722897" calcext:value-type="float">
            <text:p>0.004722897</text:p>
          </table:table-cell>
          <table:table-cell office:value-type="float" office:value="0.000946894" calcext:value-type="float">
            <text:p>0.000946894</text:p>
          </table:table-cell>
          <table:table-cell office:value-type="float" office:value="0.000916844" calcext:value-type="float">
            <text:p>0.000916844</text:p>
          </table:table-cell>
          <table:table-cell office:value-type="float" office:value="0.001009474" calcext:value-type="float">
            <text:p>0.001009474</text:p>
          </table:table-cell>
          <table:table-cell office:value-type="float" office:value="0.000957737" calcext:value-type="float">
            <text:p>0.000957737</text:p>
          </table:table-cell>
          <table:table-cell office:value-type="float" office:value="0.000946894" calcext:value-type="float">
            <text:p>0.000946894</text:p>
          </table:table-cell>
          <table:table-cell office:value-type="float" office:value="0.000957737" calcext:value-type="float">
            <text:p>0.000957737</text:p>
          </table:table-cell>
          <table:table-cell office:value-type="float" office:value="0.000038586" calcext:value-type="float">
            <text:p>3.8586E-05</text:p>
          </table:table-cell>
          <table:table-cell office:value-type="float" office:value="0.024001904" calcext:value-type="float">
            <text:p>0.024001904</text:p>
          </table:table-cell>
          <table:table-cell office:value-type="float" office:value="0.023240188" calcext:value-type="float">
            <text:p>0.023240188</text:p>
          </table:table-cell>
          <table:table-cell office:value-type="float" office:value="0.025588163" calcext:value-type="float">
            <text:p>0.025588163</text:p>
          </table:table-cell>
          <table:table-cell office:value-type="float" office:value="0.024276752" calcext:value-type="float">
            <text:p>0.024276752</text:p>
          </table:table-cell>
          <table:table-cell office:value-type="float" office:value="0.024001904" calcext:value-type="float">
            <text:p>0.024001904</text:p>
          </table:table-cell>
          <table:table-cell office:value-type="float" office:value="0.024276752" calcext:value-type="float">
            <text:p>0.024276752</text:p>
          </table:table-cell>
          <table:table-cell office:value-type="float" office:value="0.00097806" calcext:value-type="float">
            <text:p>0.0009780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2019-11-07 15:44:03</text:p>
          </table:table-cell>
          <table:table-cell office:value-type="float" office:value="27.41951" calcext:value-type="float">
            <text:p>27.41951</text:p>
          </table:table-cell>
          <table:table-cell office:value-type="float" office:value="0.249024659" calcext:value-type="float">
            <text:p>0.249024659</text:p>
          </table:table-cell>
          <table:table-cell office:value-type="float" office:value="0.246776372" calcext:value-type="float">
            <text:p>0.246776372</text:p>
          </table:table-cell>
          <table:table-cell office:value-type="float" office:value="0.25808397" calcext:value-type="float">
            <text:p>0.25808397</text:p>
          </table:table-cell>
          <table:table-cell office:value-type="float" office:value="0.251295" calcext:value-type="float">
            <text:p>0.251295</text:p>
          </table:table-cell>
          <table:table-cell office:value-type="float" office:value="0.249024659" calcext:value-type="float">
            <text:p>0.249024659</text:p>
          </table:table-cell>
          <table:table-cell office:value-type="float" office:value="0.251295" calcext:value-type="float">
            <text:p>0.251295</text:p>
          </table:table-cell>
          <table:table-cell office:value-type="float" office:value="0.004887486" calcext:value-type="float">
            <text:p>0.004887486</text:p>
          </table:table-cell>
          <table:table-cell office:value-type="float" office:value="0.000938699" calcext:value-type="float">
            <text:p>0.000938699</text:p>
          </table:table-cell>
          <table:table-cell office:value-type="float" office:value="0.00092033" calcext:value-type="float">
            <text:p>0.00092033</text:p>
          </table:table-cell>
          <table:table-cell office:value-type="float" office:value="0.001012713" calcext:value-type="float">
            <text:p>0.001012713</text:p>
          </table:table-cell>
          <table:table-cell office:value-type="float" office:value="0.000957247" calcext:value-type="float">
            <text:p>0.000957247</text:p>
          </table:table-cell>
          <table:table-cell office:value-type="float" office:value="0.000938699" calcext:value-type="float">
            <text:p>0.000938699</text:p>
          </table:table-cell>
          <table:table-cell office:value-type="float" office:value="0.000957247" calcext:value-type="float">
            <text:p>0.000957247</text:p>
          </table:table-cell>
          <table:table-cell office:value-type="float" office:value="0.00003993" calcext:value-type="float">
            <text:p>3.993E-05</text:p>
          </table:table-cell>
          <table:table-cell office:value-type="float" office:value="0.023794164" calcext:value-type="float">
            <text:p>0.023794164</text:p>
          </table:table-cell>
          <table:table-cell office:value-type="float" office:value="0.023328568" calcext:value-type="float">
            <text:p>0.023328568</text:p>
          </table:table-cell>
          <table:table-cell office:value-type="float" office:value="0.025670247" calcext:value-type="float">
            <text:p>0.025670247</text:p>
          </table:table-cell>
          <table:table-cell office:value-type="float" office:value="0.024264326" calcext:value-type="float">
            <text:p>0.024264326</text:p>
          </table:table-cell>
          <table:table-cell office:value-type="float" office:value="0.023794164" calcext:value-type="float">
            <text:p>0.023794164</text:p>
          </table:table-cell>
          <table:table-cell office:value-type="float" office:value="0.024264326" calcext:value-type="float">
            <text:p>0.024264326</text:p>
          </table:table-cell>
          <table:table-cell office:value-type="float" office:value="0.001012144" calcext:value-type="float">
            <text:p>0.001012144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2019-11-07 15:44:04</text:p>
          </table:table-cell>
          <table:table-cell office:value-type="float" office:value="27.41446" calcext:value-type="float">
            <text:p>27.41446</text:p>
          </table:table-cell>
          <table:table-cell office:value-type="float" office:value="0.249409109" calcext:value-type="float">
            <text:p>0.249409109</text:p>
          </table:table-cell>
          <table:table-cell office:value-type="float" office:value="0.246069461" calcext:value-type="float">
            <text:p>0.246069461</text:p>
          </table:table-cell>
          <table:table-cell office:value-type="float" office:value="0.258551867" calcext:value-type="float">
            <text:p>0.258551867</text:p>
          </table:table-cell>
          <table:table-cell office:value-type="float" office:value="0.251343479" calcext:value-type="float">
            <text:p>0.251343479</text:p>
          </table:table-cell>
          <table:table-cell office:value-type="float" office:value="0.249409109" calcext:value-type="float">
            <text:p>0.249409109</text:p>
          </table:table-cell>
          <table:table-cell office:value-type="float" office:value="0.251343479" calcext:value-type="float">
            <text:p>0.251343479</text:p>
          </table:table-cell>
          <table:table-cell office:value-type="float" office:value="0.005276296" calcext:value-type="float">
            <text:p>0.005276296</text:p>
          </table:table-cell>
          <table:table-cell office:value-type="float" office:value="0.00094184" calcext:value-type="float">
            <text:p>0.00094184</text:p>
          </table:table-cell>
          <table:table-cell office:value-type="float" office:value="0.000914555" calcext:value-type="float">
            <text:p>0.000914555</text:p>
          </table:table-cell>
          <table:table-cell office:value-type="float" office:value="0.001016535" calcext:value-type="float">
            <text:p>0.001016535</text:p>
          </table:table-cell>
          <table:table-cell office:value-type="float" office:value="0.000957643" calcext:value-type="float">
            <text:p>0.000957643</text:p>
          </table:table-cell>
          <table:table-cell office:value-type="float" office:value="0.00094184" calcext:value-type="float">
            <text:p>0.00094184</text:p>
          </table:table-cell>
          <table:table-cell office:value-type="float" office:value="0.000957643" calcext:value-type="float">
            <text:p>0.000957643</text:p>
          </table:table-cell>
          <table:table-cell office:value-type="float" office:value="0.000043107" calcext:value-type="float">
            <text:p>4.3107E-05</text:p>
          </table:table-cell>
          <table:table-cell office:value-type="float" office:value="0.023873779" calcext:value-type="float">
            <text:p>0.023873779</text:p>
          </table:table-cell>
          <table:table-cell office:value-type="float" office:value="0.023182174" calcext:value-type="float">
            <text:p>0.023182174</text:p>
          </table:table-cell>
          <table:table-cell office:value-type="float" office:value="0.025767143" calcext:value-type="float">
            <text:p>0.025767143</text:p>
          </table:table-cell>
          <table:table-cell office:value-type="float" office:value="0.024274365" calcext:value-type="float">
            <text:p>0.024274365</text:p>
          </table:table-cell>
          <table:table-cell office:value-type="float" office:value="0.023873779" calcext:value-type="float">
            <text:p>0.023873779</text:p>
          </table:table-cell>
          <table:table-cell office:value-type="float" office:value="0.024274365" calcext:value-type="float">
            <text:p>0.024274365</text:p>
          </table:table-cell>
          <table:table-cell office:value-type="float" office:value="0.001092663" calcext:value-type="float">
            <text:p>0.00109266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2019-11-07 15:44:05</text:p>
          </table:table-cell>
          <table:table-cell office:value-type="float" office:value="27.41951" calcext:value-type="float">
            <text:p>27.41951</text:p>
          </table:table-cell>
          <table:table-cell office:value-type="float" office:value="0.25018993" calcext:value-type="float">
            <text:p>0.25018993</text:p>
          </table:table-cell>
          <table:table-cell office:value-type="float" office:value="0.246192246" calcext:value-type="float">
            <text:p>0.246192246</text:p>
          </table:table-cell>
          <table:table-cell office:value-type="float" office:value="0.258093507" calcext:value-type="float">
            <text:p>0.258093507</text:p>
          </table:table-cell>
          <table:table-cell office:value-type="float" office:value="0.251491895" calcext:value-type="float">
            <text:p>0.251491895</text:p>
          </table:table-cell>
          <table:table-cell office:value-type="float" office:value="0.25018993" calcext:value-type="float">
            <text:p>0.25018993</text:p>
          </table:table-cell>
          <table:table-cell office:value-type="float" office:value="0.251491895" calcext:value-type="float">
            <text:p>0.251491895</text:p>
          </table:table-cell>
          <table:table-cell office:value-type="float" office:value="0.004945121" calcext:value-type="float">
            <text:p>0.004945121</text:p>
          </table:table-cell>
          <table:table-cell office:value-type="float" office:value="0.000948219" calcext:value-type="float">
            <text:p>0.000948219</text:p>
          </table:table-cell>
          <table:table-cell office:value-type="float" office:value="0.000915558" calcext:value-type="float">
            <text:p>0.000915558</text:p>
          </table:table-cell>
          <table:table-cell office:value-type="float" office:value="0.00101279" calcext:value-type="float">
            <text:p>0.00101279</text:p>
          </table:table-cell>
          <table:table-cell office:value-type="float" office:value="0.000958856" calcext:value-type="float">
            <text:p>0.000958856</text:p>
          </table:table-cell>
          <table:table-cell office:value-type="float" office:value="0.000948219" calcext:value-type="float">
            <text:p>0.000948219</text:p>
          </table:table-cell>
          <table:table-cell office:value-type="float" office:value="0.000958856" calcext:value-type="float">
            <text:p>0.000958856</text:p>
          </table:table-cell>
          <table:table-cell office:value-type="float" office:value="0.000040401" calcext:value-type="float">
            <text:p>4.0401E-05</text:p>
          </table:table-cell>
          <table:table-cell office:value-type="float" office:value="0.024035479" calcext:value-type="float">
            <text:p>0.024035479</text:p>
          </table:table-cell>
          <table:table-cell office:value-type="float" office:value="0.023207601" calcext:value-type="float">
            <text:p>0.023207601</text:p>
          </table:table-cell>
          <table:table-cell office:value-type="float" office:value="0.025672222" calcext:value-type="float">
            <text:p>0.025672222</text:p>
          </table:table-cell>
          <table:table-cell office:value-type="float" office:value="0.024305101" calcext:value-type="float">
            <text:p>0.024305101</text:p>
          </table:table-cell>
          <table:table-cell office:value-type="float" office:value="0.024035479" calcext:value-type="float">
            <text:p>0.024035479</text:p>
          </table:table-cell>
          <table:table-cell office:value-type="float" office:value="0.024305101" calcext:value-type="float">
            <text:p>0.024305101</text:p>
          </table:table-cell>
          <table:table-cell office:value-type="float" office:value="0.00102408" calcext:value-type="float">
            <text:p>0.0010240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2019-11-07 15:44:07</text:p>
          </table:table-cell>
          <table:table-cell office:value-type="float" office:value="27.41951" calcext:value-type="float">
            <text:p>27.41951</text:p>
          </table:table-cell>
          <table:table-cell office:value-type="float" office:value="0.249735743" calcext:value-type="float">
            <text:p>0.249735743</text:p>
          </table:table-cell>
          <table:table-cell office:value-type="float" office:value="0.246064096" calcext:value-type="float">
            <text:p>0.246064096</text:p>
          </table:table-cell>
          <table:table-cell office:value-type="float" office:value="0.258793266" calcext:value-type="float">
            <text:p>0.258793266</text:p>
          </table:table-cell>
          <table:table-cell office:value-type="float" office:value="0.251531035" calcext:value-type="float">
            <text:p>0.251531035</text:p>
          </table:table-cell>
          <table:table-cell office:value-type="float" office:value="0.249735743" calcext:value-type="float">
            <text:p>0.249735743</text:p>
          </table:table-cell>
          <table:table-cell office:value-type="float" office:value="0.251531035" calcext:value-type="float">
            <text:p>0.251531035</text:p>
          </table:table-cell>
          <table:table-cell office:value-type="float" office:value="0.00534947" calcext:value-type="float">
            <text:p>0.00534947</text:p>
          </table:table-cell>
          <table:table-cell office:value-type="float" office:value="0.000944508" calcext:value-type="float">
            <text:p>0.000944508</text:p>
          </table:table-cell>
          <table:table-cell office:value-type="float" office:value="0.000914511" calcext:value-type="float">
            <text:p>0.000914511</text:p>
          </table:table-cell>
          <table:table-cell office:value-type="float" office:value="0.001018507" calcext:value-type="float">
            <text:p>0.001018507</text:p>
          </table:table-cell>
          <table:table-cell office:value-type="float" office:value="0.000959176" calcext:value-type="float">
            <text:p>0.000959176</text:p>
          </table:table-cell>
          <table:table-cell office:value-type="float" office:value="0.000944508" calcext:value-type="float">
            <text:p>0.000944508</text:p>
          </table:table-cell>
          <table:table-cell office:value-type="float" office:value="0.000959176" calcext:value-type="float">
            <text:p>0.000959176</text:p>
          </table:table-cell>
          <table:table-cell office:value-type="float" office:value="0.000043705" calcext:value-type="float">
            <text:p>4.3705E-05</text:p>
          </table:table-cell>
          <table:table-cell office:value-type="float" office:value="0.023941421" calcext:value-type="float">
            <text:p>0.023941421</text:p>
          </table:table-cell>
          <table:table-cell office:value-type="float" office:value="0.023181063" calcext:value-type="float">
            <text:p>0.023181063</text:p>
          </table:table-cell>
          <table:table-cell office:value-type="float" office:value="0.025817134" calcext:value-type="float">
            <text:p>0.025817134</text:p>
          </table:table-cell>
          <table:table-cell office:value-type="float" office:value="0.024313206" calcext:value-type="float">
            <text:p>0.024313206</text:p>
          </table:table-cell>
          <table:table-cell office:value-type="float" office:value="0.023941421" calcext:value-type="float">
            <text:p>0.023941421</text:p>
          </table:table-cell>
          <table:table-cell office:value-type="float" office:value="0.024313206" calcext:value-type="float">
            <text:p>0.024313206</text:p>
          </table:table-cell>
          <table:table-cell office:value-type="float" office:value="0.001107816" calcext:value-type="float">
            <text:p>0.001107816</text:p>
          </table:table-cell>
          <table:table-cell/>
        </table:table-row>
        <table:table-row table:style-name="ro1">
          <table:table-cell office:value-type="string" calcext:value-type="string">
            <text:p>dataMax</text:p>
          </table:table-cell>
          <table:table-cell table:style-name="Default" office:value-type="float" office:value="27.439726866" calcext:value-type="float">
            <text:p>27.439726866</text:p>
          </table:table-cell>
          <table:table-cell office:value-type="float" office:value="0.250909358" calcext:value-type="float">
            <text:p>0.250909358</text:p>
          </table:table-cell>
          <table:table-cell office:value-type="float" office:value="0.247032672" calcext:value-type="float">
            <text:p>0.247032672</text:p>
          </table:table-cell>
          <table:table-cell office:value-type="float" office:value="0.260881813" calcext:value-type="float">
            <text:p>0.260881813</text:p>
          </table:table-cell>
          <table:table-cell office:value-type="float" office:value="0.252304902" calcext:value-type="float">
            <text:p>0.252304902</text:p>
          </table:table-cell>
          <table:table-cell office:value-type="float" office:value="0.250909358" calcext:value-type="float">
            <text:p>0.250909358</text:p>
          </table:table-cell>
          <table:table-cell office:value-type="float" office:value="0.252304902" calcext:value-type="float">
            <text:p>0.252304902</text:p>
          </table:table-cell>
          <table:table-cell office:value-type="float" office:value="0.006185571" calcext:value-type="float">
            <text:p>0.006185571</text:p>
          </table:table-cell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taMin</text:p>
          </table:table-cell>
          <table:table-cell table:style-name="Default" office:value-type="float" office:value="27.40940199" calcext:value-type="float">
            <text:p>27.40940199</text:p>
          </table:table-cell>
          <table:table-cell office:value-type="float" office:value="0.248650938" calcext:value-type="float">
            <text:p>0.248650938</text:p>
          </table:table-cell>
          <table:table-cell office:value-type="float" office:value="0.243591099" calcext:value-type="float">
            <text:p>0.243591099</text:p>
          </table:table-cell>
          <table:table-cell office:value-type="float" office:value="0.255433351" calcext:value-type="float">
            <text:p>0.255433351</text:p>
          </table:table-cell>
          <table:table-cell office:value-type="float" office:value="0.249844025" calcext:value-type="float">
            <text:p>0.249844025</text:p>
          </table:table-cell>
          <table:table-cell office:value-type="float" office:value="0.248650938" calcext:value-type="float">
            <text:p>0.248650938</text:p>
          </table:table-cell>
          <table:table-cell office:value-type="float" office:value="0.249844025" calcext:value-type="float">
            <text:p>0.249844025</text:p>
          </table:table-cell>
          <table:table-cell office:value-type="float" office:value="0.004458702" calcext:value-type="float">
            <text:p>0.004458702</text:p>
          </table:table-cell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taMean</text:p>
          </table:table-cell>
          <table:table-cell table:style-name="Default" office:value-type="float" office:value="27.426164907" calcext:value-type="float">
            <text:p>27.426164907</text:p>
          </table:table-cell>
          <table:table-cell office:value-type="float" office:value="0.250098149" calcext:value-type="float">
            <text:p>0.250098149</text:p>
          </table:table-cell>
          <table:table-cell office:value-type="float" office:value="0.245984027" calcext:value-type="float">
            <text:p>0.245984027</text:p>
          </table:table-cell>
          <table:table-cell office:value-type="float" office:value="0.258177599" calcext:value-type="float">
            <text:p>0.258177599</text:p>
          </table:table-cell>
          <table:table-cell office:value-type="float" office:value="0.251419925" calcext:value-type="float">
            <text:p>0.251419925</text:p>
          </table:table-cell>
          <table:table-cell office:value-type="float" office:value="0.250098149" calcext:value-type="float">
            <text:p>0.250098149</text:p>
          </table:table-cell>
          <table:table-cell office:value-type="float" office:value="0.251419925" calcext:value-type="float">
            <text:p>0.251419925</text:p>
          </table:table-cell>
          <table:table-cell office:value-type="float" office:value="0.005086442" calcext:value-type="float">
            <text:p>0.005086442</text:p>
          </table:table-cell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taMedian</text:p>
          </table:table-cell>
          <table:table-cell table:style-name="Default" office:value-type="float" office:value="27.424564427" calcext:value-type="float">
            <text:p>27.424564427</text:p>
          </table:table-cell>
          <table:table-cell office:value-type="float" office:value="0.250227779" calcext:value-type="float">
            <text:p>0.250227779</text:p>
          </table:table-cell>
          <table:table-cell office:value-type="float" office:value="0.246178835" calcext:value-type="float">
            <text:p>0.246178835</text:p>
          </table:table-cell>
          <table:table-cell office:value-type="float" office:value="0.258219869" calcext:value-type="float">
            <text:p>0.258219869</text:p>
          </table:table-cell>
          <table:table-cell office:value-type="float" office:value="0.251535009" calcext:value-type="float">
            <text:p>0.251535009</text:p>
          </table:table-cell>
          <table:table-cell office:value-type="float" office:value="0.250227779" calcext:value-type="float">
            <text:p>0.250227779</text:p>
          </table:table-cell>
          <table:table-cell office:value-type="float" office:value="0.251535009" calcext:value-type="float">
            <text:p>0.251535009</text:p>
          </table:table-cell>
          <table:table-cell office:value-type="float" office:value="0.004969174" calcext:value-type="float">
            <text:p>0.004969174</text:p>
          </table:table-cell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taAverage</text:p>
          </table:table-cell>
          <table:table-cell table:style-name="Default" office:value-type="float" office:value="27.426164907" calcext:value-type="float">
            <text:p>27.426164907</text:p>
          </table:table-cell>
          <table:table-cell office:value-type="float" office:value="0.250098149" calcext:value-type="float">
            <text:p>0.250098149</text:p>
          </table:table-cell>
          <table:table-cell office:value-type="float" office:value="0.245984027" calcext:value-type="float">
            <text:p>0.245984027</text:p>
          </table:table-cell>
          <table:table-cell office:value-type="float" office:value="0.258177599" calcext:value-type="float">
            <text:p>0.258177599</text:p>
          </table:table-cell>
          <table:table-cell office:value-type="float" office:value="0.251419925" calcext:value-type="float">
            <text:p>0.251419925</text:p>
          </table:table-cell>
          <table:table-cell office:value-type="float" office:value="0.250098149" calcext:value-type="float">
            <text:p>0.250098149</text:p>
          </table:table-cell>
          <table:table-cell office:value-type="float" office:value="0.251419925" calcext:value-type="float">
            <text:p>0.251419925</text:p>
          </table:table-cell>
          <table:table-cell office:value-type="float" office:value="0.005086442" calcext:value-type="float">
            <text:p>0.005086442</text:p>
          </table:table-cell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taStdDev</text:p>
          </table:table-cell>
          <table:table-cell table:style-name="Default" office:value-type="float" office:value="0.006556877" calcext:value-type="float">
            <text:p>0.006556877</text:p>
          </table:table-cell>
          <table:table-cell office:value-type="float" office:value="0.000566599" calcext:value-type="float">
            <text:p>0.000566599</text:p>
          </table:table-cell>
          <table:table-cell office:value-type="float" office:value="0.000764932" calcext:value-type="float">
            <text:p>0.000764932</text:p>
          </table:table-cell>
          <table:table-cell office:value-type="float" office:value="0.001136504" calcext:value-type="float">
            <text:p>0.001136504</text:p>
          </table:table-cell>
          <table:table-cell office:value-type="float" office:value="0.000580851" calcext:value-type="float">
            <text:p>0.000580851</text:p>
          </table:table-cell>
          <table:table-cell office:value-type="float" office:value="0.000566599" calcext:value-type="float">
            <text:p>0.000566599</text:p>
          </table:table-cell>
          <table:table-cell office:value-type="float" office:value="0.000580851" calcext:value-type="float">
            <text:p>0.000580851</text:p>
          </table:table-cell>
          <table:table-cell office:value-type="float" office:value="0.000421192" calcext:value-type="float">
            <text:p>0.000421192</text:p>
          </table:table-cell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empC</text:p>
          </table:table-cell>
          <table:table-cell office:value-type="string" calcext:value-type="string">
            <text:p><text:s/>TC1</text:p>
          </table:table-cell>
          <table:table-cell office:value-type="string" calcext:value-type="string">
            <text:p><text:s/>TC2</text:p>
          </table:table-cell>
          <table:table-cell office:value-type="string" calcext:value-type="string">
            <text:p><text:s/>TC3</text:p>
          </table:table-cell>
          <table:table-cell office:value-type="string" calcext:value-type="string">
            <text:p><text:s/>Avg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StdDev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34" meta:object-count="0"/>
    <meta:generator>LibreOffice/5.2.7.2$Linux_ARM_EABI LibreOffice_project/20m0$Build-2</meta:generator>
  </office:meta>
</office:document-meta>
</file>